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break-before="auto" fo:text-indent="0cm" fo:line-height="125%" fo:margin-top="0.776cm" fo:margin-bottom="0.247cm" style:writing-mode="lr-tb"/>
    </style:style>
    <style:style style:name="T1_1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3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top="0cm" style:writing-mode="lr-tb"/>
    </style:style>
    <style:style style:name="T2_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3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4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5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6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7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8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9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0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1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2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2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2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2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2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break-before="auto" fo:text-indent="0cm" fo:line-height="100%" fo:margin-top="0cm" style:writing-mode="lr-tb"/>
    </style:style>
    <style:style style:name="T3_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2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3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4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5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6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7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8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9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0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1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2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3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4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5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6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3_17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4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5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6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7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8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9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10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1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1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1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1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4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5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6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_7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8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00%" fo:margin-top="0cm" style:writing-mode="lr-tb"/>
    </style:style>
    <style:style style:name="T9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9_4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00%" fo:margin-top="0cm" style:writing-mode="lr-tb"/>
    </style:style>
    <style:style style:name="T10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0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1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00%" fo:margin-top="0cm" style:writing-mode="lr-tb"/>
    </style:style>
    <style:style style:name="T12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2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3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4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4_4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5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16" style:family="paragraph" style:parent-style-name="Heading_20_2">
      <style:paragraph-properties fo:break-before="auto" fo:text-indent="0cm" fo:line-height="125%" fo:margin-top="0.776cm" style:writing-mode="lr-tb"/>
    </style:style>
    <style:style style:name="T16_1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6_2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6_3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6_4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6_5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6_6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6_7" style:family="text">
      <style:text-properties fo:background-color="#ffffff" fo:color="#0b0c0c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32%" fo:margin-top="0.282cm" style:writing-mode="lr-tb"/>
    </style:style>
    <style:style style:name="T17_1" style:family="text">
      <style:text-properties fo:background-color="#ffffff" fo:font-style="italic" style:font-style-asian="italic" style:font-style-complex="italic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7_2" style:family="text">
      <style:text-properties fo:background-color="#ffffff" fo:font-style="italic" style:font-style-asian="italic" style:font-style-complex="italic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7_3" style:family="text">
      <style:text-properties fo:background-color="#ffffff" fo:font-style="italic" style:font-style-asian="italic" style:font-style-complex="italic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18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8_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8_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8_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8_5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00%" fo:margin-top="0cm" style:writing-mode="lr-tb"/>
    </style:style>
    <style:style style:name="T19_1" style:family="text">
      <style:text-properties fo:background-color="#ffffff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fo:margin-top="0cm" style:writing-mode="lr-tb"/>
    </style:style>
    <style:style style:name="T20_1" style:family="text">
      <style:text-properties style:font-name="Arial" fo:font-size="12pt" style:font-name-asian="Arial" style:font-size-asian="12pt" style:font-name-complex="Arial" style:font-size-complex="12pt"/>
    </style:style>
    <style:style style:name="T20_2" style:family="text">
      <style:text-properties style:font-name="Arial" fo:font-size="12pt" style:font-name-asian="Arial" style:font-size-asian="12pt" style:font-name-complex="Arial" style:font-size-complex="12pt"/>
    </style:style>
    <style:style style:name="T20_3" style:family="text">
      <style:text-properties style:font-name="Arial" fo:font-size="12pt" style:font-name-asian="Arial" style:font-size-asian="12pt" style:font-name-complex="Arial" style:font-size-complex="12pt"/>
    </style:style>
    <style:style style:name="T20_4" style:family="text">
      <style:text-properties style:font-name="Arial" fo:font-size="12pt" style:font-name-asian="Arial" style:font-size-asian="12pt" style:font-name-complex="Arial" style:font-size-complex="12pt"/>
    </style:style>
    <style:style style:name="T20_5" style:family="text">
      <style:text-properties style:font-name="Arial" fo:font-size="12pt" style:font-name-asian="Arial" style:font-size-asian="12pt" style:font-name-complex="Arial" style:font-size-complex="12pt"/>
    </style:style>
    <style:style style:name="T20_6" style:family="text">
      <style:text-properties style:font-name="Arial" fo:font-size="12pt" style:font-name-asian="Arial" style:font-size-asian="12pt" style:font-name-complex="Arial" style:font-size-complex="12pt"/>
    </style:style>
    <style:style style:name="T20_7" style:family="text">
      <style:text-properties style:font-name="Arial" fo:font-size="12pt" style:font-name-asian="Arial" style:font-size-asian="12pt" style:font-name-complex="Arial" style:font-size-complex="12pt"/>
    </style:style>
    <style:style style:name="T20_8" style:family="text">
      <style:text-properties style:font-name="Arial" fo:font-size="12pt" style:font-name-asian="Arial" style:font-size-asian="12pt" style:font-name-complex="Arial" style:font-size-complex="12pt"/>
    </style:style>
    <style:style style:name="T2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color="#000000" style:font-name="Arial" style:font-name-asian="Arial" style:font-name-complex="Arial"/>
    </style:style>
    <style:style style:name="T21_2" style:family="text">
      <style:text-properties fo:color="#000000" style:font-name="Arial" style:font-name-asian="Arial" style:font-name-complex="Arial"/>
    </style:style>
    <style:style style:name="T21_3" style:family="text">
      <style:text-properties fo:color="#000000" style:font-name="Arial" style:font-name-asian="Arial" style:font-name-complex="Arial"/>
    </style:style>
    <style:style style:name="T21_4" style:family="text">
      <style:text-properties fo:color="#000000" style:font-name="Arial" style:font-name-asian="Arial" style:font-name-complex="Arial"/>
    </style:style>
    <style:style style:name="T21_5" style:family="text">
      <style:text-properties fo:color="#000000" style:font-name="Arial" style:font-name-asian="Arial" style:font-name-complex="Arial"/>
    </style:style>
    <style:style style:name="T21_6" style:family="text">
      <style:text-properties fo:color="#000000" style:font-name="Arial" style:font-name-asian="Arial" style:font-name-complex="Arial"/>
    </style:style>
    <style:style style:name="T21_7" style:family="text">
      <style:text-properties fo:color="#000000" style:font-name="Arial" style:font-name-asian="Arial" style:font-name-complex="Arial"/>
    </style:style>
    <style:style style:name="T21_8" style:family="text">
      <style:text-properties fo:color="#000000" style:font-name="Arial" style:font-name-asian="Arial" style:font-name-complex="Arial"/>
    </style:style>
    <style:style style:name="T21_9" style:family="text">
      <style:text-properties fo:color="#000000" style:font-name="Arial" style:font-name-asian="Arial" style:font-name-complex="Arial"/>
    </style:style>
    <style:style style:name="T21_10" style:family="text">
      <style:text-properties fo:color="#000000" style:font-name="Arial" style:font-name-asian="Arial" style:font-name-complex="Arial"/>
    </style:style>
    <style:style style:name="T21_11" style:family="text">
      <style:text-properties fo:color="#000000" style:font-name="Arial" style:font-name-asian="Arial" style:font-name-complex="Arial"/>
    </style:style>
    <style:style style:name="T21_12" style:family="text">
      <style:text-properties fo:color="#000000" style:font-name="Arial" style:font-name-asian="Arial" style:font-name-complex="Arial"/>
    </style:style>
    <style:style style:name="T21_13" style:family="text">
      <style:text-properties fo:color="#000000" style:font-name="Arial" style:font-name-asian="Arial" style:font-name-complex="Arial"/>
    </style:style>
    <style:style style:name="T21_14" style:family="text">
      <style:text-properties fo:color="#000000" style:font-name="Arial" style:font-name-asian="Arial" style:font-name-complex="Arial"/>
    </style:style>
    <style:style style:name="T21_15" style:family="text">
      <style:text-properties fo:color="#000000" style:font-name="Arial" style:font-name-asian="Arial" style:font-name-complex="Arial"/>
    </style:style>
    <style:style style:name="T21_16" style:family="text">
      <style:text-properties fo:color="#000000" style:font-name="Arial" style:font-name-asian="Arial" style:font-name-complex="Arial"/>
    </style:style>
    <style:style style:name="T21_17" style:family="text">
      <style:text-properties fo:color="#000000" style:font-name="Arial" style:font-name-asian="Arial" style:font-name-complex="Arial"/>
    </style:style>
    <style:style style:name="T21_18" style:family="text">
      <style:text-properties fo:color="#000000" style:font-name="Arial" style:font-name-asian="Arial" style:font-name-complex="Arial"/>
    </style:style>
    <style:style style:name="T21_19" style:family="text">
      <style:text-properties fo:color="#000000" style:font-name="Arial" style:font-name-asian="Arial" style:font-name-complex="Arial"/>
    </style:style>
    <style:style style:name="T21_20" style:family="text">
      <style:text-properties fo:color="#000000" style:font-name="Arial" style:font-name-asian="Arial" style:font-name-complex="Arial"/>
    </style:style>
    <style:style style:name="T21_21" style:family="text">
      <style:text-properties fo:color="#000000" style:font-name="Arial" style:font-name-asian="Arial" style:font-name-complex="Arial"/>
    </style:style>
    <style:style style:name="T21_22" style:family="text">
      <style:text-properties fo:color="#000000" style:font-name="Arial" style:font-name-asian="Arial" style:font-name-complex="Arial"/>
    </style:style>
    <style:style style:name="T21_23" style:family="text">
      <style:text-properties fo:color="#000000" style:font-name="Arial" style:font-name-asian="Arial" style:font-name-complex="Arial"/>
    </style:style>
    <style:style style:name="T21_24" style:family="text">
      <style:text-properties fo:color="#000000" style:font-name="Arial" style:font-name-asian="Arial" style:font-name-complex="Arial"/>
    </style:style>
    <style:style style:name="T21_25" style:family="text">
      <style:text-properties fo:color="#000000" style:font-name="Arial" style:font-name-asian="Arial" style:font-name-complex="Arial"/>
    </style:style>
    <style:style style:name="T21_26" style:family="text">
      <style:text-properties fo:color="#000000" style:font-name="Arial" style:font-name-asian="Arial" style:font-name-complex="Arial"/>
    </style:style>
    <style:style style:name="T21_27" style:family="text">
      <style:text-properties fo:color="#000000" style:font-name="Arial" style:font-name-asian="Arial" style:font-name-complex="Arial"/>
    </style:style>
    <style:style style:name="T21_28" style:family="text">
      <style:text-properties fo:color="#000000" style:font-name="Arial" style:font-name-asian="Arial" style:font-name-complex="Arial"/>
    </style:style>
    <style:style style:name="T21_29" style:family="text">
      <style:text-properties fo:color="#000000" style:font-name="Arial" style:font-name-asian="Arial" style:font-name-complex="Arial"/>
    </style:style>
    <style:style style:name="T21_30" style:family="text">
      <style:text-properties fo:color="#000000" style:font-name="Arial" style:font-name-asian="Arial" style:font-name-complex="Arial"/>
    </style:style>
    <style:style style:name="T21_31" style:family="text">
      <style:text-properties fo:color="#000000" style:font-name="Arial" style:font-name-asian="Arial" style:font-name-complex="Arial"/>
    </style:style>
    <style:style style:name="T21_32" style:family="text">
      <style:text-properties fo:color="#000000" style:font-name="Arial" style:font-name-asian="Arial" style:font-name-complex="Arial"/>
    </style:style>
    <style:style style:name="T21_33" style:family="text">
      <style:text-properties fo:color="#000000" style:font-name="Arial" style:font-name-asian="Arial" style:font-name-complex="Arial"/>
    </style:style>
    <style:style style:name="T21_34" style:family="text">
      <style:text-properties fo:color="#000000" style:font-name="Arial" style:font-name-asian="Arial" style:font-name-complex="Arial"/>
    </style:style>
    <style:style style:name="T21_35" style:family="text">
      <style:text-properties fo:color="#000000" style:font-name="Arial" style:font-name-asian="Arial" style:font-name-complex="Arial"/>
    </style:style>
    <style:style style:name="T21_36" style:family="text">
      <style:text-properties fo:color="#000000" style:font-name="Arial" style:font-name-asian="Arial" style:font-name-complex="Arial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color="#000000" style:font-name="Arial" style:font-name-asian="Arial" style:font-name-complex="Arial"/>
    </style:style>
    <style:style style:name="T22_2" style:family="text">
      <style:text-properties fo:color="#000000" style:font-name="Arial" style:font-name-asian="Arial" style:font-name-complex="Arial"/>
    </style:style>
    <style:style style:name="T22_3" style:family="text">
      <style:text-properties fo:color="#000000" style:font-name="Arial" style:font-name-asian="Arial" style:font-name-complex="Arial"/>
    </style:style>
    <style:style style:name="T22_4" style:family="text">
      <style:text-properties fo:color="#000000" style:font-name="Arial" style:font-name-asian="Arial" style:font-name-complex="Arial"/>
    </style:style>
    <style:style style:name="T22_5" style:family="text">
      <style:text-properties fo:color="#000000" style:font-name="Arial" style:font-name-asian="Arial" style:font-name-complex="Arial"/>
    </style:style>
    <style:style style:name="T22_6" style:family="text">
      <style:text-properties fo:color="#000000" style:font-name="Arial" style:font-name-asian="Arial" style:font-name-complex="Arial"/>
    </style:style>
    <style:style style:name="T22_7" style:family="text">
      <style:text-properties fo:color="#000000" style:font-name="Arial" style:font-name-asian="Arial" style:font-name-complex="Arial"/>
    </style:style>
    <style:style style:name="T22_8" style:family="text">
      <style:text-properties fo:color="#000000" style:font-name="Arial" style:font-name-asian="Arial" style:font-name-complex="Arial"/>
    </style:style>
    <style:style style:name="T22_9" style:family="text">
      <style:text-properties fo:color="#000000" style:font-name="Arial" style:font-name-asian="Arial" style:font-name-complex="Arial"/>
    </style:style>
    <style:style style:name="T22_10" style:family="text">
      <style:text-properties fo:color="#000000" style:font-name="Arial" style:font-name-asian="Arial" style:font-name-complex="Arial"/>
    </style:style>
    <style:style style:name="T22_11" style:family="text">
      <style:text-properties fo:color="#000000" style:font-name="Arial" style:font-name-asian="Arial" style:font-name-complex="Arial"/>
    </style:style>
    <style:style style:name="T22_12" style:family="text">
      <style:text-properties fo:color="#000000" style:font-name="Arial" style:font-name-asian="Arial" style:font-name-complex="Arial"/>
    </style:style>
    <style:style style:name="T22_13" style:family="text">
      <style:text-properties fo:color="#000000" style:font-name="Arial" style:font-name-asian="Arial" style:font-name-complex="Arial"/>
    </style:style>
    <style:style style:name="T22_14" style:family="text">
      <style:text-properties fo:color="#000000" style:font-name="Arial" style:font-name-asian="Arial" style:font-name-complex="Arial"/>
    </style:style>
    <style:style style:name="T22_15" style:family="text">
      <style:text-properties fo:color="#000000" style:font-name="Arial" style:font-name-asian="Arial" style:font-name-complex="Arial"/>
    </style:style>
    <style:style style:name="T22_16" style:family="text">
      <style:text-properties fo:color="#000000" style:font-name="Arial" style:font-name-asian="Arial" style:font-name-complex="Arial"/>
    </style:style>
    <style:style style:name="T22_17" style:family="text">
      <style:text-properties fo:color="#000000" style:font-name="Arial" style:font-name-asian="Arial" style:font-name-complex="Arial"/>
    </style:style>
    <style:style style:name="T22_18" style:family="text">
      <style:text-properties fo:color="#000000" style:font-name="Arial" style:font-name-asian="Arial" style:font-name-complex="Arial"/>
    </style:style>
    <style:style style:name="T22_19" style:family="text">
      <style:text-properties fo:color="#000000" style:font-name="Arial" style:font-name-asian="Arial" style:font-name-complex="Arial"/>
    </style:style>
    <style:style style:name="T22_20" style:family="text">
      <style:text-properties fo:color="#000000" style:font-name="Arial" style:font-name-asian="Arial" style:font-name-complex="Arial"/>
    </style:style>
    <style:style style:name="T22_21" style:family="text">
      <style:text-properties fo:color="#000000" style:font-name="Arial" style:font-name-asian="Arial" style:font-name-complex="Arial"/>
    </style:style>
    <style:style style:name="T22_22" style:family="text">
      <style:text-properties fo:color="#000000" style:font-name="Arial" style:font-name-asian="Arial" style:font-name-complex="Arial"/>
    </style:style>
    <style:style style:name="T22_23" style:family="text">
      <style:text-properties fo:color="#000000" style:font-name="Arial" style:font-name-asian="Arial" style:font-name-complex="Arial"/>
    </style:style>
    <style:style style:name="T22_24" style:family="text">
      <style:text-properties fo:color="#000000" style:font-name="Arial" style:font-name-asian="Arial" style:font-name-complex="Arial"/>
    </style:style>
    <style:style style:name="T22_25" style:family="text">
      <style:text-properties fo:color="#000000" style:font-name="Arial" style:font-name-asian="Arial" style:font-name-complex="Arial"/>
    </style:style>
    <style:style style:name="T22_26" style:family="text">
      <style:text-properties fo:color="#000000" style:font-name="Arial" style:font-name-asian="Arial" style:font-name-complex="Arial"/>
    </style:style>
    <style:style style:name="T22_27" style:family="text">
      <style:text-properties fo:color="#000000" style:font-name="Arial" style:font-name-asian="Arial" style:font-name-complex="Arial"/>
    </style:style>
    <style:style style:name="T22_28" style:family="text">
      <style:text-properties fo:color="#000000" style:font-name="Arial" style:font-name-asian="Arial" style:font-name-complex="Arial"/>
    </style:style>
    <style:style style:name="T22_29" style:family="text">
      <style:text-properties fo:color="#000000" style:font-name="Arial" style:font-name-asian="Arial" style:font-name-complex="Arial"/>
    </style:style>
    <style:style style:name="T22_30" style:family="text">
      <style:text-properties fo:color="#000000" style:font-name="Arial" style:font-name-asian="Arial" style:font-name-complex="Arial"/>
    </style:style>
    <style:style style:name="T22_31" style:family="text">
      <style:text-properties fo:color="#000000" style:font-name="Arial" style:font-name-asian="Arial" style:font-name-complex="Arial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>
      <style:text-properties fo:color="#000000" style:font-name="Arial" style:font-name-asian="Arial" style:font-name-complex="Arial"/>
    </style:style>
    <style:style style:name="T23_2" style:family="text">
      <style:text-properties fo:color="#000000" style:font-name="Arial" style:font-name-asian="Arial" style:font-name-complex="Arial"/>
    </style:style>
    <style:style style:name="T23_3" style:family="text">
      <style:text-properties fo:color="#000000" style:font-name="Arial" style:font-name-asian="Arial" style:font-name-complex="Arial"/>
    </style:style>
    <style:style style:name="T23_4" style:family="text">
      <style:text-properties fo:color="#000000" style:font-name="Arial" style:font-name-asian="Arial" style:font-name-complex="Arial"/>
    </style:style>
    <style:style style:name="T23_5" style:family="text">
      <style:text-properties fo:color="#000000" style:font-name="Arial" style:font-name-asian="Arial" style:font-name-complex="Arial"/>
    </style:style>
    <style:style style:name="T23_6" style:family="text">
      <style:text-properties fo:color="#000000" style:font-name="Arial" style:font-name-asian="Arial" style:font-name-complex="Arial"/>
    </style:style>
    <style:style style:name="T23_7" style:family="text">
      <style:text-properties fo:color="#000000" style:font-name="Arial" style:font-name-asian="Arial" style:font-name-complex="Arial"/>
    </style:style>
    <style:style style:name="T23_8" style:family="text">
      <style:text-properties fo:color="#000000" style:font-name="Arial" style:font-name-asian="Arial" style:font-name-complex="Arial"/>
    </style:style>
    <style:style style:name="T23_9" style:family="text">
      <style:text-properties fo:color="#000000" style:font-name="Arial" style:font-name-asian="Arial" style:font-name-complex="Arial"/>
    </style:style>
    <style:style style:name="T23_10" style:family="text">
      <style:text-properties fo:color="#000000" style:font-name="Arial" style:font-name-asian="Arial" style:font-name-complex="Arial"/>
    </style:style>
    <style:style style:name="T23_11" style:family="text">
      <style:text-properties fo:color="#000000" style:font-name="Arial" style:font-name-asian="Arial" style:font-name-complex="Arial"/>
    </style:style>
    <style:style style:name="T23_12" style:family="text">
      <style:text-properties fo:color="#000000" style:font-name="Arial" style:font-name-asian="Arial" style:font-name-complex="Arial"/>
    </style:style>
    <style:style style:name="T23_13" style:family="text">
      <style:text-properties fo:color="#000000" style:font-name="Arial" style:font-name-asian="Arial" style:font-name-complex="Arial"/>
    </style:style>
    <style:style style:name="T23_14" style:family="text">
      <style:text-properties fo:color="#000000" style:font-name="Arial" style:font-name-asian="Arial" style:font-name-complex="Arial"/>
    </style:style>
    <style:style style:name="T23_15" style:family="text">
      <style:text-properties fo:color="#000000" style:font-name="Arial" style:font-name-asian="Arial" style:font-name-complex="Arial"/>
    </style:style>
    <style:style style:name="T23_16" style:family="text">
      <style:text-properties fo:color="#000000" style:font-name="Arial" style:font-name-asian="Arial" style:font-name-complex="Arial"/>
    </style:style>
    <style:style style:name="T23_17" style:family="text">
      <style:text-properties fo:color="#000000" style:font-name="Arial" style:font-name-asian="Arial" style:font-name-complex="Arial"/>
    </style:style>
    <style:style style:name="T23_18" style:family="text">
      <style:text-properties fo:color="#000000" style:font-name="Arial" style:font-name-asian="Arial" style:font-name-complex="Arial"/>
    </style:style>
    <style:style style:name="T23_19" style:family="text">
      <style:text-properties fo:color="#000000" style:font-name="Arial" style:font-name-asian="Arial" style:font-name-complex="Arial"/>
    </style:style>
    <style:style style:name="T23_20" style:family="text">
      <style:text-properties fo:color="#000000" style:font-name="Arial" style:font-name-asian="Arial" style:font-name-complex="Arial"/>
    </style:style>
    <style:style style:name="T23_21" style:family="text">
      <style:text-properties fo:color="#000000" style:font-name="Arial" style:font-name-asian="Arial" style:font-name-complex="Arial"/>
    </style:style>
    <style:style style:name="T23_22" style:family="text">
      <style:text-properties fo:color="#000000" style:font-name="Arial" style:font-name-asian="Arial" style:font-name-complex="Arial"/>
    </style:style>
    <style:style style:name="T23_23" style:family="text">
      <style:text-properties fo:color="#000000" style:font-name="Arial" style:font-name-asian="Arial" style:font-name-complex="Arial"/>
    </style:style>
    <style:style style:name="T23_24" style:family="text">
      <style:text-properties fo:color="#000000" style:font-name="Arial" style:font-name-asian="Arial" style:font-name-complex="Arial"/>
    </style:style>
    <style:style style:name="T23_25" style:family="text">
      <style:text-properties fo:color="#000000" style:font-name="Arial" style:font-name-asian="Arial" style:font-name-complex="Arial"/>
    </style:style>
    <style:style style:name="T23_26" style:family="text">
      <style:text-properties fo:color="#000000" style:font-name="Arial" style:font-name-asian="Arial" style:font-name-complex="Arial"/>
    </style:style>
    <style:style style:name="T23_27" style:family="text">
      <style:text-properties fo:color="#000000" style:font-name="Arial" style:font-name-asian="Arial" style:font-name-complex="Arial"/>
    </style:style>
    <style:style style:name="T23_28" style:family="text">
      <style:text-properties fo:color="#000000" style:font-name="Arial" style:font-name-asian="Arial" style:font-name-complex="Arial"/>
    </style:style>
    <style:style style:name="P24" style:family="paragraph" style:parent-style-name="Standard">
      <style:paragraph-properties fo:break-before="auto" fo:text-indent="0cm" fo:line-height="100%" style:writing-mode="lr-tb"/>
    </style:style>
    <style:style style:name="P25" style:family="paragraph" style:parent-style-name="Standard">
      <style:paragraph-properties fo:break-before="auto" fo:text-indent="0cm" fo:line-height="132%" fo:margin-top="0.282cm" style:writing-mode="lr-tb"/>
    </style:style>
    <style:style style:name="T25_1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5_2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5_3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5_4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5_5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26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color="#000000" style:font-name="Arial" style:font-name-asian="Arial" style:font-name-complex="Arial"/>
    </style:style>
    <style:style style:name="T28_2" style:family="text">
      <style:text-properties fo:color="#000000" style:font-name="Arial" style:font-name-asian="Arial" style:font-name-complex="Arial"/>
    </style:style>
    <style:style style:name="T28_3" style:family="text">
      <style:text-properties fo:color="#000000" style:font-name="Arial" style:font-name-asian="Arial" style:font-name-complex="Arial"/>
    </style:style>
    <style:style style:name="T28_4" style:family="text">
      <style:text-properties fo:color="#000000" style:font-name="Arial" style:font-name-asian="Arial" style:font-name-complex="Arial"/>
    </style:style>
    <style:style style:name="T28_5" style:family="text">
      <style:text-properties fo:color="#000000" style:font-name="Arial" style:font-name-asian="Arial" style:font-name-complex="Arial"/>
    </style:style>
    <style:style style:name="T28_6" style:family="text">
      <style:text-properties fo:color="#000000" style:font-name="Arial" style:font-name-asian="Arial" style:font-name-complex="Arial"/>
    </style:style>
    <style:style style:name="T28_7" style:family="text">
      <style:text-properties fo:color="#000000" style:font-name="Arial" style:font-name-asian="Arial" style:font-name-complex="Arial"/>
    </style:style>
    <style:style style:name="T28_8" style:family="text">
      <style:text-properties fo:color="#000000" style:font-name="Arial" style:font-name-asian="Arial" style:font-name-complex="Arial"/>
    </style:style>
    <style:style style:name="T28_9" style:family="text">
      <style:text-properties fo:color="#000000" style:font-name="Arial" style:font-name-asian="Arial" style:font-name-complex="Arial"/>
    </style:style>
    <style:style style:name="T28_10" style:family="text">
      <style:text-properties fo:color="#000000" style:font-name="Arial" style:font-name-asian="Arial" style:font-name-complex="Arial"/>
    </style:style>
    <style:style style:name="T28_11" style:family="text">
      <style:text-properties fo:color="#000000" style:font-name="Arial" style:font-name-asian="Arial" style:font-name-complex="Arial"/>
    </style:style>
    <style:style style:name="T28_12" style:family="text">
      <style:text-properties fo:color="#000000" style:font-name="Arial" style:font-name-asian="Arial" style:font-name-complex="Arial"/>
    </style:style>
    <style:style style:name="T28_13" style:family="text">
      <style:text-properties fo:color="#000000" style:font-name="Arial" style:font-name-asian="Arial" style:font-name-complex="Arial"/>
    </style:style>
    <style:style style:name="T28_14" style:family="text">
      <style:text-properties fo:color="#000000" style:font-name="Arial" style:font-name-asian="Arial" style:font-name-complex="Arial"/>
    </style:style>
    <style:style style:name="T28_15" style:family="text">
      <style:text-properties fo:color="#000000" style:font-name="Arial" style:font-name-asian="Arial" style:font-name-complex="Arial"/>
    </style:style>
    <style:style style:name="T28_16" style:family="text">
      <style:text-properties fo:color="#000000" style:font-name="Arial" style:font-name-asian="Arial" style:font-name-complex="Arial"/>
    </style:style>
    <style:style style:name="T28_17" style:family="text">
      <style:text-properties fo:color="#000000" style:font-name="Arial" style:font-name-asian="Arial" style:font-name-complex="Arial"/>
    </style:style>
    <style:style style:name="T28_18" style:family="text">
      <style:text-properties fo:color="#000000" style:font-name="Arial" style:font-name-asian="Arial" style:font-name-complex="Arial"/>
    </style:style>
    <style:style style:name="T28_19" style:family="text">
      <style:text-properties fo:color="#000000" style:font-name="Arial" style:font-name-asian="Arial" style:font-name-complex="Arial"/>
    </style:style>
    <style:style style:name="T28_20" style:family="text">
      <style:text-properties fo:color="#000000" style:font-name="Arial" style:font-name-asian="Arial" style:font-name-complex="Arial"/>
    </style:style>
    <style:style style:name="T28_21" style:family="text">
      <style:text-properties fo:color="#000000" style:font-name="Arial" style:font-name-asian="Arial" style:font-name-complex="Arial"/>
    </style:style>
    <style:style style:name="T28_22" style:family="text">
      <style:text-properties fo:color="#000000" style:font-name="Arial" style:font-name-asian="Arial" style:font-name-complex="Arial"/>
    </style:style>
    <style:style style:name="T28_23" style:family="text">
      <style:text-properties fo:color="#000000" style:font-name="Arial" style:font-name-asian="Arial" style:font-name-complex="Arial"/>
    </style:style>
    <style:style style:name="T28_24" style:family="text">
      <style:text-properties fo:color="#000000" style:font-name="Arial" style:font-name-asian="Arial" style:font-name-complex="Arial"/>
    </style:style>
    <style:style style:name="T28_25" style:family="text">
      <style:text-properties fo:color="#000000" style:font-name="Arial" style:font-name-asian="Arial" style:font-name-complex="Arial"/>
    </style:style>
    <style:style style:name="T28_26" style:family="text">
      <style:text-properties fo:color="#000000" style:font-name="Arial" style:font-name-asian="Arial" style:font-name-complex="Arial"/>
    </style:style>
    <style:style style:name="T28_27" style:family="text">
      <style:text-properties fo:color="#000000" style:font-name="Arial" style:font-name-asian="Arial" style:font-name-complex="Arial"/>
    </style:style>
    <style:style style:name="T28_28" style:family="text">
      <style:text-properties fo:color="#000000" style:font-name="Arial" style:font-name-asian="Arial" style:font-name-complex="Arial"/>
    </style:style>
    <style:style style:name="T28_29" style:family="text">
      <style:text-properties fo:color="#000000" style:font-name="Arial" style:font-name-asian="Arial" style:font-name-complex="Arial"/>
    </style:style>
    <style:style style:name="T28_30" style:family="text">
      <style:text-properties fo:color="#000000" style:font-name="Arial" style:font-name-asian="Arial" style:font-name-complex="Arial"/>
    </style:style>
    <style:style style:name="T28_31" style:family="text">
      <style:text-properties fo:color="#000000" style:font-name="Arial" style:font-name-asian="Arial" style:font-name-complex="Arial"/>
    </style:style>
    <style:style style:name="T28_32" style:family="text">
      <style:text-properties fo:color="#000000" style:font-name="Arial" style:font-name-asian="Arial" style:font-name-complex="Arial"/>
    </style:style>
    <style:style style:name="T28_33" style:family="text">
      <style:text-properties fo:color="#000000" style:font-name="Arial" style:font-name-asian="Arial" style:font-name-complex="Arial"/>
    </style:style>
    <style:style style:name="T28_34" style:family="text">
      <style:text-properties fo:color="#000000" style:font-name="Arial" style:font-name-asian="Arial" style:font-name-complex="Arial"/>
    </style:style>
    <style:style style:name="T28_35" style:family="text">
      <style:text-properties fo:color="#000000" style:font-name="Arial" style:font-name-asian="Arial" style:font-name-complex="Arial"/>
    </style:style>
    <style:style style:name="T28_36" style:family="text">
      <style:text-properties fo:color="#000000" style:font-name="Arial" style:font-name-asian="Arial" style:font-name-complex="Arial"/>
    </style:style>
    <style:style style:name="T28_37" style:family="text">
      <style:text-properties fo:color="#000000" style:font-name="Arial" style:font-name-asian="Arial" style:font-name-complex="Arial"/>
    </style:style>
    <style:style style:name="T28_38" style:family="text">
      <style:text-properties fo:color="#000000" style:font-name="Arial" style:font-name-asian="Arial" style:font-name-complex="Arial"/>
    </style:style>
    <style:style style:name="T28_39" style:family="text">
      <style:text-properties fo:color="#000000" style:font-name="Arial" style:font-name-asian="Arial" style:font-name-complex="Arial"/>
    </style:style>
    <style:style style:name="T28_40" style:family="text">
      <style:text-properties fo:color="#000000" style:font-name="Arial" style:font-name-asian="Arial" style:font-name-complex="Arial"/>
    </style:style>
    <style:style style:name="T28_41" style:family="text">
      <style:text-properties fo:color="#000000" style:font-name="Arial" style:font-name-asian="Arial" style:font-name-complex="Arial"/>
    </style:style>
    <style:style style:name="T28_42" style:family="text">
      <style:text-properties fo:color="#000000" style:font-name="Arial" style:font-name-asian="Arial" style:font-name-complex="Arial"/>
    </style:style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>
      <style:text-properties fo:color="#000000" style:font-name="Arial" style:font-name-asian="Arial" style:font-name-complex="Arial"/>
    </style:style>
    <style:style style:name="T29_2" style:family="text">
      <style:text-properties fo:color="#000000" style:font-name="Arial" style:font-name-asian="Arial" style:font-name-complex="Arial"/>
    </style:style>
    <style:style style:name="T29_3" style:family="text">
      <style:text-properties fo:color="#000000" style:font-name="Arial" style:font-name-asian="Arial" style:font-name-complex="Arial"/>
    </style:style>
    <style:style style:name="T29_4" style:family="text">
      <style:text-properties fo:color="#000000" style:font-name="Arial" style:font-name-asian="Arial" style:font-name-complex="Arial"/>
    </style:style>
    <style:style style:name="T29_5" style:family="text">
      <style:text-properties fo:color="#000000" style:font-name="Arial" style:font-name-asian="Arial" style:font-name-complex="Arial"/>
    </style:style>
    <style:style style:name="T29_6" style:family="text">
      <style:text-properties fo:color="#000000" style:font-name="Arial" style:font-name-asian="Arial" style:font-name-complex="Arial"/>
    </style:style>
    <style:style style:name="T29_7" style:family="text">
      <style:text-properties fo:color="#000000" style:font-name="Arial" style:font-name-asian="Arial" style:font-name-complex="Arial"/>
    </style:style>
    <style:style style:name="T29_8" style:family="text">
      <style:text-properties fo:color="#000000" style:font-name="Arial" style:font-name-asian="Arial" style:font-name-complex="Arial"/>
    </style:style>
    <style:style style:name="T29_9" style:family="text">
      <style:text-properties fo:color="#000000" style:font-name="Arial" style:font-name-asian="Arial" style:font-name-complex="Arial"/>
    </style:style>
    <style:style style:name="T29_10" style:family="text">
      <style:text-properties fo:color="#000000" style:font-name="Arial" style:font-name-asian="Arial" style:font-name-complex="Arial"/>
    </style:style>
    <style:style style:name="T29_11" style:family="text">
      <style:text-properties fo:color="#000000" style:font-name="Arial" style:font-name-asian="Arial" style:font-name-complex="Arial"/>
    </style:style>
    <style:style style:name="T29_12" style:family="text">
      <style:text-properties fo:color="#000000" style:font-name="Arial" style:font-name-asian="Arial" style:font-name-complex="Arial"/>
    </style:style>
    <style:style style:name="T29_13" style:family="text">
      <style:text-properties fo:color="#000000" style:font-name="Arial" style:font-name-asian="Arial" style:font-name-complex="Arial"/>
    </style:style>
    <style:style style:name="T29_14" style:family="text">
      <style:text-properties fo:color="#000000" style:font-name="Arial" style:font-name-asian="Arial" style:font-name-complex="Arial"/>
    </style:style>
    <style:style style:name="T29_15" style:family="text">
      <style:text-properties fo:color="#000000" style:font-name="Arial" style:font-name-asian="Arial" style:font-name-complex="Arial"/>
    </style:style>
    <style:style style:name="T29_16" style:family="text">
      <style:text-properties fo:color="#000000" style:font-name="Arial" style:font-name-asian="Arial" style:font-name-complex="Arial"/>
    </style:style>
    <style:style style:name="T29_17" style:family="text">
      <style:text-properties fo:color="#000000" style:font-name="Arial" style:font-name-asian="Arial" style:font-name-complex="Arial"/>
    </style:style>
    <style:style style:name="T29_18" style:family="text">
      <style:text-properties fo:color="#000000" style:font-name="Arial" style:font-name-asian="Arial" style:font-name-complex="Arial"/>
    </style:style>
    <style:style style:name="T29_19" style:family="text">
      <style:text-properties fo:color="#000000" style:font-name="Arial" style:font-name-asian="Arial" style:font-name-complex="Arial"/>
    </style:style>
    <style:style style:name="T29_20" style:family="text">
      <style:text-properties fo:color="#000000" style:font-name="Arial" style:font-name-asian="Arial" style:font-name-complex="Arial"/>
    </style:style>
    <style:style style:name="T29_21" style:family="text">
      <style:text-properties fo:color="#000000" style:font-name="Arial" style:font-name-asian="Arial" style:font-name-complex="Arial"/>
    </style:style>
    <style:style style:name="T29_22" style:family="text">
      <style:text-properties fo:color="#000000" style:font-name="Arial" style:font-name-asian="Arial" style:font-name-complex="Arial"/>
    </style:style>
    <style:style style:name="T29_23" style:family="text">
      <style:text-properties fo:color="#000000" style:font-name="Arial" style:font-name-asian="Arial" style:font-name-complex="Arial"/>
    </style:style>
    <style:style style:name="T29_24" style:family="text">
      <style:text-properties fo:color="#000000" style:font-name="Arial" style:font-name-asian="Arial" style:font-name-complex="Arial"/>
    </style:style>
    <style:style style:name="T29_25" style:family="text">
      <style:text-properties fo:color="#000000" style:font-name="Arial" style:font-name-asian="Arial" style:font-name-complex="Arial"/>
    </style:style>
    <style:style style:name="T29_26" style:family="text">
      <style:text-properties fo:color="#000000" style:font-name="Arial" style:font-name-asian="Arial" style:font-name-complex="Arial"/>
    </style:style>
    <style:style style:name="T29_27" style:family="text">
      <style:text-properties fo:color="#000000" style:font-name="Arial" style:font-name-asian="Arial" style:font-name-complex="Arial"/>
    </style:style>
    <style:style style:name="T29_28" style:family="text">
      <style:text-properties fo:color="#000000" style:font-name="Arial" style:font-name-asian="Arial" style:font-name-complex="Arial"/>
    </style:style>
    <style:style style:name="T29_29" style:family="text">
      <style:text-properties fo:color="#000000" style:font-name="Arial" style:font-name-asian="Arial" style:font-name-complex="Arial"/>
    </style:style>
    <style:style style:name="T29_30" style:family="text">
      <style:text-properties fo:color="#000000" style:font-name="Arial" style:font-name-asian="Arial" style:font-name-complex="Arial"/>
    </style:style>
    <style:style style:name="T29_31" style:family="text">
      <style:text-properties fo:color="#000000" style:font-name="Arial" style:font-name-asian="Arial" style:font-name-complex="Arial"/>
    </style:style>
    <style:style style:name="T29_32" style:family="text">
      <style:text-properties fo:color="#000000" style:font-name="Arial" style:font-name-asian="Arial" style:font-name-complex="Arial"/>
    </style:style>
    <style:style style:name="P30" style:family="paragraph" style:parent-style-name="Standard">
      <style:paragraph-properties fo:break-before="auto" fo:text-indent="0cm" fo:line-height="100%" fo:margin-bottom="0.282cm" style:writing-mode="lr-tb"/>
    </style:style>
    <style:style style:name="P31" style:family="paragraph" style:parent-style-name="Standard">
      <style:paragraph-properties fo:break-before="auto" fo:text-indent="0cm" fo:line-height="100%" style:writing-mode="lr-tb"/>
    </style:style>
    <style:style style:name="T31_1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T31_2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T31_3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32%" fo:margin-top="0.282cm" style:writing-mode="lr-tb"/>
    </style:style>
    <style:style style:name="T32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2_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2_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2_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2_5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33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color="#000000" style:font-name="Arial" style:font-name-asian="Arial" style:font-name-complex="Arial"/>
    </style:style>
    <style:style style:name="T34_2" style:family="text">
      <style:text-properties fo:color="#000000" style:font-name="Arial" style:font-name-asian="Arial" style:font-name-complex="Arial"/>
    </style:style>
    <style:style style:name="T34_3" style:family="text">
      <style:text-properties fo:color="#000000" style:font-name="Arial" style:font-name-asian="Arial" style:font-name-complex="Arial"/>
    </style:style>
    <style:style style:name="T34_4" style:family="text">
      <style:text-properties fo:color="#000000" style:font-name="Arial" style:font-name-asian="Arial" style:font-name-complex="Arial"/>
    </style:style>
    <style:style style:name="T34_5" style:family="text">
      <style:text-properties fo:color="#000000" style:font-name="Arial" style:font-name-asian="Arial" style:font-name-complex="Arial"/>
    </style:style>
    <style:style style:name="T34_6" style:family="text">
      <style:text-properties fo:color="#000000" style:font-name="Arial" style:font-name-asian="Arial" style:font-name-complex="Arial"/>
    </style:style>
    <style:style style:name="T34_7" style:family="text">
      <style:text-properties fo:color="#000000" style:font-name="Arial" style:font-name-asian="Arial" style:font-name-complex="Arial"/>
    </style:style>
    <style:style style:name="T34_8" style:family="text">
      <style:text-properties fo:color="#000000" style:font-name="Arial" style:font-name-asian="Arial" style:font-name-complex="Arial"/>
    </style:style>
    <style:style style:name="T34_9" style:family="text">
      <style:text-properties fo:color="#000000" style:font-name="Arial" style:font-name-asian="Arial" style:font-name-complex="Arial"/>
    </style:style>
    <style:style style:name="T34_10" style:family="text">
      <style:text-properties fo:color="#000000" style:font-name="Arial" style:font-name-asian="Arial" style:font-name-complex="Arial"/>
    </style:style>
    <style:style style:name="T34_11" style:family="text">
      <style:text-properties fo:color="#000000" style:font-name="Arial" style:font-name-asian="Arial" style:font-name-complex="Arial"/>
    </style:style>
    <style:style style:name="T34_12" style:family="text">
      <style:text-properties fo:color="#000000" style:font-name="Arial" style:font-name-asian="Arial" style:font-name-complex="Arial"/>
    </style:style>
    <style:style style:name="T34_13" style:family="text">
      <style:text-properties fo:color="#000000" style:font-name="Arial" style:font-name-asian="Arial" style:font-name-complex="Arial"/>
    </style:style>
    <style:style style:name="T34_14" style:family="text">
      <style:text-properties fo:color="#000000" style:font-name="Arial" style:font-name-asian="Arial" style:font-name-complex="Arial"/>
    </style:style>
    <style:style style:name="T34_15" style:family="text">
      <style:text-properties fo:color="#000000" style:font-name="Arial" style:font-name-asian="Arial" style:font-name-complex="Arial"/>
    </style:style>
    <style:style style:name="T34_16" style:family="text">
      <style:text-properties fo:color="#000000" style:font-name="Arial" style:font-name-asian="Arial" style:font-name-complex="Arial"/>
    </style:style>
    <style:style style:name="T34_17" style:family="text">
      <style:text-properties fo:color="#000000" style:font-name="Arial" style:font-name-asian="Arial" style:font-name-complex="Arial"/>
    </style:style>
    <style:style style:name="T34_18" style:family="text">
      <style:text-properties fo:color="#000000" style:font-name="Arial" style:font-name-asian="Arial" style:font-name-complex="Arial"/>
    </style:style>
    <style:style style:name="T34_19" style:family="text">
      <style:text-properties fo:color="#000000" style:font-name="Arial" style:font-name-asian="Arial" style:font-name-complex="Arial"/>
    </style:style>
    <style:style style:name="T34_20" style:family="text">
      <style:text-properties fo:color="#000000" style:font-name="Arial" style:font-name-asian="Arial" style:font-name-complex="Arial"/>
    </style:style>
    <style:style style:name="T34_21" style:family="text">
      <style:text-properties fo:color="#000000" style:font-name="Arial" style:font-name-asian="Arial" style:font-name-complex="Arial"/>
    </style:style>
    <style:style style:name="T34_22" style:family="text">
      <style:text-properties fo:color="#000000" style:font-name="Arial" style:font-name-asian="Arial" style:font-name-complex="Arial"/>
    </style:style>
    <style:style style:name="T34_23" style:family="text">
      <style:text-properties fo:color="#000000" style:font-name="Arial" style:font-name-asian="Arial" style:font-name-complex="Arial"/>
    </style:style>
    <style:style style:name="T34_24" style:family="text">
      <style:text-properties fo:color="#000000" style:font-name="Arial" style:font-name-asian="Arial" style:font-name-complex="Arial"/>
    </style:style>
    <style:style style:name="T34_25" style:family="text">
      <style:text-properties fo:color="#000000" style:font-name="Arial" style:font-name-asian="Arial" style:font-name-complex="Arial"/>
    </style:style>
    <style:style style:name="T34_26" style:family="text">
      <style:text-properties fo:color="#000000" style:font-name="Arial" style:font-name-asian="Arial" style:font-name-complex="Arial"/>
    </style:style>
    <style:style style:name="T34_27" style:family="text">
      <style:text-properties fo:color="#000000" style:font-name="Arial" style:font-name-asian="Arial" style:font-name-complex="Arial"/>
    </style:style>
    <style:style style:name="T34_28" style:family="text">
      <style:text-properties fo:color="#000000" style:font-name="Arial" style:font-name-asian="Arial" style:font-name-complex="Arial"/>
    </style:style>
    <style:style style:name="T34_29" style:family="text">
      <style:text-properties fo:color="#000000" style:font-name="Arial" style:font-name-asian="Arial" style:font-name-complex="Arial"/>
    </style:style>
    <style:style style:name="T34_30" style:family="text">
      <style:text-properties fo:color="#000000" style:font-name="Arial" style:font-name-asian="Arial" style:font-name-complex="Arial"/>
    </style:style>
    <style:style style:name="T34_31" style:family="text">
      <style:text-properties fo:color="#000000" style:font-name="Arial" style:font-name-asian="Arial" style:font-name-complex="Arial"/>
    </style:style>
    <style:style style:name="T34_32" style:family="text">
      <style:text-properties fo:color="#000000" style:font-name="Arial" style:font-name-asian="Arial" style:font-name-complex="Arial"/>
    </style:style>
    <style:style style:name="T34_33" style:family="text">
      <style:text-properties fo:color="#000000" style:font-name="Arial" style:font-name-asian="Arial" style:font-name-complex="Arial"/>
    </style:style>
    <style:style style:name="T34_34" style:family="text">
      <style:text-properties fo:color="#000000" style:font-name="Arial" style:font-name-asian="Arial" style:font-name-complex="Arial"/>
    </style:style>
    <style:style style:name="T34_35" style:family="text">
      <style:text-properties fo:color="#000000" style:font-name="Arial" style:font-name-asian="Arial" style:font-name-complex="Arial"/>
    </style:style>
    <style:style style:name="T34_36" style:family="text">
      <style:text-properties fo:color="#000000" style:font-name="Arial" style:font-name-asian="Arial" style:font-name-complex="Arial"/>
    </style:style>
    <style:style style:name="T34_37" style:family="text">
      <style:text-properties fo:color="#000000" style:font-name="Arial" style:font-name-asian="Arial" style:font-name-complex="Arial"/>
    </style:style>
    <style:style style:name="T34_38" style:family="text">
      <style:text-properties fo:color="#000000" style:font-name="Arial" style:font-name-asian="Arial" style:font-name-complex="Arial"/>
    </style:style>
    <style:style style:name="T34_39" style:family="text">
      <style:text-properties fo:color="#000000" style:font-name="Arial" style:font-name-asian="Arial" style:font-name-complex="Arial"/>
    </style:style>
    <style:style style:name="T34_40" style:family="text">
      <style:text-properties fo:color="#000000" style:font-name="Arial" style:font-name-asian="Arial" style:font-name-complex="Arial"/>
    </style:style>
    <style:style style:name="T34_41" style:family="text">
      <style:text-properties fo:color="#000000" style:font-name="Arial" style:font-name-asian="Arial" style:font-name-complex="Arial"/>
    </style:style>
    <style:style style:name="T34_42" style:family="text">
      <style:text-properties fo:color="#000000" style:font-name="Arial" style:font-name-asian="Arial" style:font-name-complex="Arial"/>
    </style:style>
    <style:style style:name="T34_43" style:family="text">
      <style:text-properties fo:color="#000000" style:font-name="Arial" style:font-name-asian="Arial" style:font-name-complex="Arial"/>
    </style:style>
    <style:style style:name="T34_44" style:family="text">
      <style:text-properties fo:color="#000000" style:font-name="Arial" style:font-name-asian="Arial" style:font-name-complex="Arial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color="#000000" style:font-name="Arial" style:font-name-asian="Arial" style:font-name-complex="Arial"/>
    </style:style>
    <style:style style:name="T35_2" style:family="text">
      <style:text-properties fo:color="#000000" style:font-name="Arial" style:font-name-asian="Arial" style:font-name-complex="Arial"/>
    </style:style>
    <style:style style:name="T35_3" style:family="text">
      <style:text-properties fo:color="#000000" style:font-name="Arial" style:font-name-asian="Arial" style:font-name-complex="Arial"/>
    </style:style>
    <style:style style:name="T35_4" style:family="text">
      <style:text-properties fo:color="#000000" style:font-name="Arial" style:font-name-asian="Arial" style:font-name-complex="Arial"/>
    </style:style>
    <style:style style:name="T35_5" style:family="text">
      <style:text-properties fo:color="#000000" style:font-name="Arial" style:font-name-asian="Arial" style:font-name-complex="Arial"/>
    </style:style>
    <style:style style:name="T35_6" style:family="text">
      <style:text-properties fo:color="#000000" style:font-name="Arial" style:font-name-asian="Arial" style:font-name-complex="Arial"/>
    </style:style>
    <style:style style:name="T35_7" style:family="text">
      <style:text-properties fo:color="#000000" style:font-name="Arial" style:font-name-asian="Arial" style:font-name-complex="Arial"/>
    </style:style>
    <style:style style:name="T35_8" style:family="text">
      <style:text-properties fo:color="#000000" style:font-name="Arial" style:font-name-asian="Arial" style:font-name-complex="Arial"/>
    </style:style>
    <style:style style:name="T35_9" style:family="text">
      <style:text-properties fo:color="#000000" style:font-name="Arial" style:font-name-asian="Arial" style:font-name-complex="Arial"/>
    </style:style>
    <style:style style:name="T35_10" style:family="text">
      <style:text-properties fo:color="#000000" style:font-name="Arial" style:font-name-asian="Arial" style:font-name-complex="Arial"/>
    </style:style>
    <style:style style:name="T35_11" style:family="text">
      <style:text-properties fo:color="#000000" style:font-name="Arial" style:font-name-asian="Arial" style:font-name-complex="Arial"/>
    </style:style>
    <style:style style:name="T35_12" style:family="text">
      <style:text-properties fo:color="#000000" style:font-name="Arial" style:font-name-asian="Arial" style:font-name-complex="Arial"/>
    </style:style>
    <style:style style:name="T35_13" style:family="text">
      <style:text-properties fo:color="#000000" style:font-name="Arial" style:font-name-asian="Arial" style:font-name-complex="Arial"/>
    </style:style>
    <style:style style:name="T35_14" style:family="text">
      <style:text-properties fo:color="#000000" style:font-name="Arial" style:font-name-asian="Arial" style:font-name-complex="Arial"/>
    </style:style>
    <style:style style:name="T35_15" style:family="text">
      <style:text-properties fo:color="#000000" style:font-name="Arial" style:font-name-asian="Arial" style:font-name-complex="Arial"/>
    </style:style>
    <style:style style:name="T35_16" style:family="text">
      <style:text-properties fo:color="#000000" style:font-name="Arial" style:font-name-asian="Arial" style:font-name-complex="Arial"/>
    </style:style>
    <style:style style:name="T35_17" style:family="text">
      <style:text-properties fo:color="#000000" style:font-name="Arial" style:font-name-asian="Arial" style:font-name-complex="Arial"/>
    </style:style>
    <style:style style:name="T35_18" style:family="text">
      <style:text-properties fo:color="#000000" style:font-name="Arial" style:font-name-asian="Arial" style:font-name-complex="Arial"/>
    </style:style>
    <style:style style:name="T35_19" style:family="text">
      <style:text-properties fo:color="#000000" style:font-name="Arial" style:font-name-asian="Arial" style:font-name-complex="Arial"/>
    </style:style>
    <style:style style:name="T35_20" style:family="text">
      <style:text-properties fo:color="#000000" style:font-name="Arial" style:font-name-asian="Arial" style:font-name-complex="Arial"/>
    </style:style>
    <style:style style:name="T35_21" style:family="text">
      <style:text-properties fo:color="#000000" style:font-name="Arial" style:font-name-asian="Arial" style:font-name-complex="Arial"/>
    </style:style>
    <style:style style:name="T35_22" style:family="text">
      <style:text-properties fo:color="#000000" style:font-name="Arial" style:font-name-asian="Arial" style:font-name-complex="Arial"/>
    </style:style>
    <style:style style:name="T35_23" style:family="text">
      <style:text-properties fo:color="#000000" style:font-name="Arial" style:font-name-asian="Arial" style:font-name-complex="Arial"/>
    </style:style>
    <style:style style:name="T35_24" style:family="text">
      <style:text-properties fo:color="#000000" style:font-name="Arial" style:font-name-asian="Arial" style:font-name-complex="Arial"/>
    </style:style>
    <style:style style:name="T35_25" style:family="text">
      <style:text-properties fo:color="#000000" style:font-name="Arial" style:font-name-asian="Arial" style:font-name-complex="Arial"/>
    </style:style>
    <style:style style:name="T35_26" style:family="text">
      <style:text-properties fo:color="#000000" style:font-name="Arial" style:font-name-asian="Arial" style:font-name-complex="Arial"/>
    </style:style>
    <style:style style:name="T35_27" style:family="text">
      <style:text-properties fo:color="#000000" style:font-name="Arial" style:font-name-asian="Arial" style:font-name-complex="Arial"/>
    </style:style>
    <style:style style:name="T35_28" style:family="text">
      <style:text-properties fo:color="#000000" style:font-name="Arial" style:font-name-asian="Arial" style:font-name-complex="Arial"/>
    </style:style>
    <style:style style:name="T35_29" style:family="text">
      <style:text-properties fo:color="#000000" style:font-name="Arial" style:font-name-asian="Arial" style:font-name-complex="Arial"/>
    </style:style>
    <style:style style:name="T35_30" style:family="text">
      <style:text-properties fo:color="#000000" style:font-name="Arial" style:font-name-asian="Arial" style:font-name-complex="Arial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color="#000000" style:font-name="Arial" style:font-name-asian="Arial" style:font-name-complex="Arial"/>
    </style:style>
    <style:style style:name="T36_2" style:family="text">
      <style:text-properties fo:color="#000000" style:font-name="Arial" style:font-name-asian="Arial" style:font-name-complex="Arial"/>
    </style:style>
    <style:style style:name="T36_3" style:family="text">
      <style:text-properties fo:color="#000000" style:font-name="Arial" style:font-name-asian="Arial" style:font-name-complex="Arial"/>
    </style:style>
    <style:style style:name="T36_4" style:family="text">
      <style:text-properties fo:color="#000000" style:font-name="Arial" style:font-name-asian="Arial" style:font-name-complex="Arial"/>
    </style:style>
    <style:style style:name="T36_5" style:family="text">
      <style:text-properties fo:color="#000000" style:font-name="Arial" style:font-name-asian="Arial" style:font-name-complex="Arial"/>
    </style:style>
    <style:style style:name="T36_6" style:family="text">
      <style:text-properties fo:color="#000000" style:font-name="Arial" style:font-name-asian="Arial" style:font-name-complex="Arial"/>
    </style:style>
    <style:style style:name="T36_7" style:family="text">
      <style:text-properties fo:color="#000000" style:font-name="Arial" style:font-name-asian="Arial" style:font-name-complex="Arial"/>
    </style:style>
    <style:style style:name="T36_8" style:family="text">
      <style:text-properties fo:color="#000000" style:font-name="Arial" style:font-name-asian="Arial" style:font-name-complex="Arial"/>
    </style:style>
    <style:style style:name="T36_9" style:family="text">
      <style:text-properties fo:color="#000000" style:font-name="Arial" style:font-name-asian="Arial" style:font-name-complex="Arial"/>
    </style:style>
    <style:style style:name="T36_10" style:family="text">
      <style:text-properties fo:color="#000000" style:font-name="Arial" style:font-name-asian="Arial" style:font-name-complex="Arial"/>
    </style:style>
    <style:style style:name="T36_11" style:family="text">
      <style:text-properties fo:color="#000000" style:font-name="Arial" style:font-name-asian="Arial" style:font-name-complex="Arial"/>
    </style:style>
    <style:style style:name="T36_12" style:family="text">
      <style:text-properties fo:color="#000000" style:font-name="Arial" style:font-name-asian="Arial" style:font-name-complex="Arial"/>
    </style:style>
    <style:style style:name="T36_13" style:family="text">
      <style:text-properties fo:color="#000000" style:font-name="Arial" style:font-name-asian="Arial" style:font-name-complex="Arial"/>
    </style:style>
    <style:style style:name="T36_14" style:family="text">
      <style:text-properties fo:color="#000000" style:font-name="Arial" style:font-name-asian="Arial" style:font-name-complex="Arial"/>
    </style:style>
    <style:style style:name="T36_15" style:family="text">
      <style:text-properties fo:color="#000000" style:font-name="Arial" style:font-name-asian="Arial" style:font-name-complex="Arial"/>
    </style:style>
    <style:style style:name="T36_16" style:family="text">
      <style:text-properties fo:color="#000000" style:font-name="Arial" style:font-name-asian="Arial" style:font-name-complex="Arial"/>
    </style:style>
    <style:style style:name="T36_17" style:family="text">
      <style:text-properties fo:color="#000000" style:font-name="Arial" style:font-name-asian="Arial" style:font-name-complex="Arial"/>
    </style:style>
    <style:style style:name="T36_18" style:family="text">
      <style:text-properties fo:color="#000000" style:font-name="Arial" style:font-name-asian="Arial" style:font-name-complex="Arial"/>
    </style:style>
    <style:style style:name="T36_19" style:family="text">
      <style:text-properties fo:color="#000000" style:font-name="Arial" style:font-name-asian="Arial" style:font-name-complex="Arial"/>
    </style:style>
    <style:style style:name="T36_20" style:family="text">
      <style:text-properties fo:color="#000000" style:font-name="Arial" style:font-name-asian="Arial" style:font-name-complex="Arial"/>
    </style:style>
    <style:style style:name="T36_21" style:family="text">
      <style:text-properties fo:color="#000000" style:font-name="Arial" style:font-name-asian="Arial" style:font-name-complex="Arial"/>
    </style:style>
    <style:style style:name="T36_22" style:family="text">
      <style:text-properties fo:color="#000000" style:font-name="Arial" style:font-name-asian="Arial" style:font-name-complex="Arial"/>
    </style:style>
    <style:style style:name="T36_23" style:family="text">
      <style:text-properties fo:color="#000000" style:font-name="Arial" style:font-name-asian="Arial" style:font-name-complex="Arial"/>
    </style:style>
    <style:style style:name="T36_24" style:family="text">
      <style:text-properties fo:color="#000000" style:font-name="Arial" style:font-name-asian="Arial" style:font-name-complex="Arial"/>
    </style:style>
    <style:style style:name="T36_25" style:family="text">
      <style:text-properties fo:color="#000000" style:font-name="Arial" style:font-name-asian="Arial" style:font-name-complex="Arial"/>
    </style:style>
    <style:style style:name="T36_26" style:family="text">
      <style:text-properties fo:color="#000000" style:font-name="Arial" style:font-name-asian="Arial" style:font-name-complex="Arial"/>
    </style:style>
    <style:style style:name="T36_27" style:family="text">
      <style:text-properties fo:color="#000000" style:font-name="Arial" style:font-name-asian="Arial" style:font-name-complex="Arial"/>
    </style:style>
    <style:style style:name="T36_28" style:family="text">
      <style:text-properties fo:color="#000000" style:font-name="Arial" style:font-name-asian="Arial" style:font-name-complex="Arial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color="#000000" style:font-name="Arial" style:font-name-asian="Arial" style:font-name-complex="Arial"/>
    </style:style>
    <style:style style:name="T37_2" style:family="text">
      <style:text-properties fo:color="#000000" style:font-name="Arial" style:font-name-asian="Arial" style:font-name-complex="Arial"/>
    </style:style>
    <style:style style:name="T37_3" style:family="text">
      <style:text-properties fo:color="#000000" style:font-name="Arial" style:font-name-asian="Arial" style:font-name-complex="Arial"/>
    </style:style>
    <style:style style:name="T37_4" style:family="text">
      <style:text-properties fo:color="#000000" style:font-name="Arial" style:font-name-asian="Arial" style:font-name-complex="Arial"/>
    </style:style>
    <style:style style:name="T37_5" style:family="text">
      <style:text-properties fo:color="#000000" style:font-name="Arial" style:font-name-asian="Arial" style:font-name-complex="Arial"/>
    </style:style>
    <style:style style:name="T37_6" style:family="text">
      <style:text-properties fo:color="#000000" style:font-name="Arial" style:font-name-asian="Arial" style:font-name-complex="Arial"/>
    </style:style>
    <style:style style:name="T37_7" style:family="text">
      <style:text-properties fo:color="#000000" style:font-name="Arial" style:font-name-asian="Arial" style:font-name-complex="Arial"/>
    </style:style>
    <style:style style:name="T37_8" style:family="text">
      <style:text-properties fo:color="#000000" style:font-name="Arial" style:font-name-asian="Arial" style:font-name-complex="Arial"/>
    </style:style>
    <style:style style:name="T37_9" style:family="text">
      <style:text-properties fo:color="#000000" style:font-name="Arial" style:font-name-asian="Arial" style:font-name-complex="Arial"/>
    </style:style>
    <style:style style:name="T37_10" style:family="text">
      <style:text-properties fo:color="#000000" style:font-name="Arial" style:font-name-asian="Arial" style:font-name-complex="Arial"/>
    </style:style>
    <style:style style:name="T37_11" style:family="text">
      <style:text-properties fo:color="#000000" style:font-name="Arial" style:font-name-asian="Arial" style:font-name-complex="Arial"/>
    </style:style>
    <style:style style:name="T37_12" style:family="text">
      <style:text-properties fo:color="#000000" style:font-name="Arial" style:font-name-asian="Arial" style:font-name-complex="Arial"/>
    </style:style>
    <style:style style:name="T37_13" style:family="text">
      <style:text-properties fo:color="#000000" style:font-name="Arial" style:font-name-asian="Arial" style:font-name-complex="Arial"/>
    </style:style>
    <style:style style:name="T37_14" style:family="text">
      <style:text-properties fo:color="#000000" style:font-name="Arial" style:font-name-asian="Arial" style:font-name-complex="Arial"/>
    </style:style>
    <style:style style:name="T37_15" style:family="text">
      <style:text-properties fo:color="#000000" style:font-name="Arial" style:font-name-asian="Arial" style:font-name-complex="Arial"/>
    </style:style>
    <style:style style:name="T37_16" style:family="text">
      <style:text-properties fo:color="#000000" style:font-name="Arial" style:font-name-asian="Arial" style:font-name-complex="Arial"/>
    </style:style>
    <style:style style:name="T37_17" style:family="text">
      <style:text-properties fo:color="#000000" style:font-name="Arial" style:font-name-asian="Arial" style:font-name-complex="Arial"/>
    </style:style>
    <style:style style:name="T37_18" style:family="text">
      <style:text-properties fo:color="#000000" style:font-name="Arial" style:font-name-asian="Arial" style:font-name-complex="Arial"/>
    </style:style>
    <style:style style:name="T37_19" style:family="text">
      <style:text-properties fo:color="#000000" style:font-name="Arial" style:font-name-asian="Arial" style:font-name-complex="Arial"/>
    </style:style>
    <style:style style:name="T37_20" style:family="text">
      <style:text-properties fo:color="#000000" style:font-name="Arial" style:font-name-asian="Arial" style:font-name-complex="Arial"/>
    </style:style>
    <style:style style:name="T37_21" style:family="text">
      <style:text-properties fo:color="#000000" style:font-name="Arial" style:font-name-asian="Arial" style:font-name-complex="Arial"/>
    </style:style>
    <style:style style:name="T37_22" style:family="text">
      <style:text-properties fo:color="#000000" style:font-name="Arial" style:font-name-asian="Arial" style:font-name-complex="Arial"/>
    </style:style>
    <style:style style:name="T37_23" style:family="text">
      <style:text-properties fo:color="#000000" style:font-name="Arial" style:font-name-asian="Arial" style:font-name-complex="Arial"/>
    </style:style>
    <style:style style:name="T37_24" style:family="text">
      <style:text-properties fo:color="#000000" style:font-name="Arial" style:font-name-asian="Arial" style:font-name-complex="Arial"/>
    </style:style>
    <style:style style:name="T37_25" style:family="text">
      <style:text-properties fo:color="#000000" style:font-name="Arial" style:font-name-asian="Arial" style:font-name-complex="Arial"/>
    </style:style>
    <style:style style:name="T37_26" style:family="text">
      <style:text-properties fo:color="#000000" style:font-name="Arial" style:font-name-asian="Arial" style:font-name-complex="Arial"/>
    </style:style>
    <style:style style:name="T37_27" style:family="text">
      <style:text-properties fo:color="#000000" style:font-name="Arial" style:font-name-asian="Arial" style:font-name-complex="Arial"/>
    </style:style>
    <style:style style:name="T37_28" style:family="text">
      <style:text-properties fo:color="#000000" style:font-name="Arial" style:font-name-asian="Arial" style:font-name-complex="Arial"/>
    </style:style>
    <style:style style:name="T37_29" style:family="text">
      <style:text-properties fo:color="#000000" style:font-name="Arial" style:font-name-asian="Arial" style:font-name-complex="Arial"/>
    </style:style>
    <style:style style:name="T37_30" style:family="text">
      <style:text-properties fo:color="#000000" style:font-name="Arial" style:font-name-asian="Arial" style:font-name-complex="Arial"/>
    </style:style>
    <style:style style:name="T37_31" style:family="text">
      <style:text-properties fo:color="#000000" style:font-name="Arial" style:font-name-asian="Arial" style:font-name-complex="Arial"/>
    </style:style>
    <style:style style:name="T37_32" style:family="text">
      <style:text-properties fo:color="#000000" style:font-name="Arial" style:font-name-asian="Arial" style:font-name-complex="Arial"/>
    </style:style>
    <style:style style:name="T37_33" style:family="text">
      <style:text-properties fo:color="#000000" style:font-name="Arial" style:font-name-asian="Arial" style:font-name-complex="Arial"/>
    </style:style>
    <style:style style:name="T37_34" style:family="text">
      <style:text-properties fo:color="#000000" style:font-name="Arial" style:font-name-asian="Arial" style:font-name-complex="Arial"/>
    </style:style>
    <style:style style:name="T37_35" style:family="text">
      <style:text-properties fo:color="#000000" style:font-name="Arial" style:font-name-asian="Arial" style:font-name-complex="Arial"/>
    </style:style>
    <style:style style:name="T37_36" style:family="text">
      <style:text-properties fo:color="#000000" style:font-name="Arial" style:font-name-asian="Arial" style:font-name-complex="Arial"/>
    </style:style>
    <style:style style:name="P38" style:family="paragraph" style:parent-style-name="Standard">
      <style:paragraph-properties fo:break-before="auto" fo:text-indent="0cm" fo:line-height="100%" fo:margin-top="0.388cm" fo:margin-bottom="0.388cm" style:writing-mode="lr-tb"/>
    </style:style>
    <style:style style:name="P39" style:family="paragraph" style:parent-style-name="Standard">
      <style:paragraph-properties fo:break-before="auto" fo:text-indent="0cm" fo:line-height="132%" fo:margin-top="0.071cm" fo:margin-bottom="0.282cm" style:writing-mode="lr-tb"/>
    </style:style>
    <style:style style:name="P40" style:family="paragraph" style:parent-style-name="Standard">
      <style:paragraph-properties fo:break-before="auto" fo:text-indent="0cm" fo:line-height="132%" fo:margin-top="0.071cm" style:writing-mode="lr-tb"/>
    </style:style>
    <style:style style:name="P41" style:family="paragraph" style:parent-style-name="Standard">
      <style:paragraph-properties fo:break-before="auto" fo:text-indent="0cm" fo:line-height="132%" fo:margin-top="0.282cm" style:writing-mode="lr-tb"/>
    </style:style>
    <style:style style:name="T41_1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1_2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1_3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1_4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1_5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42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color="#000000" style:font-name="Arial" style:font-name-asian="Arial" style:font-name-complex="Arial"/>
    </style:style>
    <style:style style:name="T43_2" style:family="text">
      <style:text-properties fo:color="#000000" style:font-name="Arial" style:font-name-asian="Arial" style:font-name-complex="Arial"/>
    </style:style>
    <style:style style:name="T43_3" style:family="text">
      <style:text-properties fo:color="#000000" style:font-name="Arial" style:font-name-asian="Arial" style:font-name-complex="Arial"/>
    </style:style>
    <style:style style:name="T43_4" style:family="text">
      <style:text-properties fo:color="#000000" style:font-name="Arial" style:font-name-asian="Arial" style:font-name-complex="Arial"/>
    </style:style>
    <style:style style:name="T43_5" style:family="text">
      <style:text-properties fo:color="#000000" style:font-name="Arial" style:font-name-asian="Arial" style:font-name-complex="Arial"/>
    </style:style>
    <style:style style:name="T43_6" style:family="text">
      <style:text-properties fo:color="#000000" style:font-name="Arial" style:font-name-asian="Arial" style:font-name-complex="Arial"/>
    </style:style>
    <style:style style:name="T43_7" style:family="text">
      <style:text-properties fo:color="#000000" style:font-name="Arial" style:font-name-asian="Arial" style:font-name-complex="Arial"/>
    </style:style>
    <style:style style:name="T43_8" style:family="text">
      <style:text-properties fo:color="#000000" style:font-name="Arial" style:font-name-asian="Arial" style:font-name-complex="Arial"/>
    </style:style>
    <style:style style:name="T43_9" style:family="text">
      <style:text-properties fo:color="#000000" style:font-name="Arial" style:font-name-asian="Arial" style:font-name-complex="Arial"/>
    </style:style>
    <style:style style:name="T43_10" style:family="text">
      <style:text-properties fo:color="#000000" style:font-name="Arial" style:font-name-asian="Arial" style:font-name-complex="Arial"/>
    </style:style>
    <style:style style:name="T43_11" style:family="text">
      <style:text-properties fo:color="#000000" style:font-name="Arial" style:font-name-asian="Arial" style:font-name-complex="Arial"/>
    </style:style>
    <style:style style:name="T43_12" style:family="text">
      <style:text-properties fo:color="#000000" style:font-name="Arial" style:font-name-asian="Arial" style:font-name-complex="Arial"/>
    </style:style>
    <style:style style:name="T43_13" style:family="text">
      <style:text-properties fo:color="#000000" style:font-name="Arial" style:font-name-asian="Arial" style:font-name-complex="Arial"/>
    </style:style>
    <style:style style:name="T43_14" style:family="text">
      <style:text-properties fo:color="#000000" style:font-name="Arial" style:font-name-asian="Arial" style:font-name-complex="Arial"/>
    </style:style>
    <style:style style:name="T43_15" style:family="text">
      <style:text-properties fo:color="#000000" style:font-name="Arial" style:font-name-asian="Arial" style:font-name-complex="Arial"/>
    </style:style>
    <style:style style:name="T43_16" style:family="text">
      <style:text-properties fo:color="#000000" style:font-name="Arial" style:font-name-asian="Arial" style:font-name-complex="Arial"/>
    </style:style>
    <style:style style:name="T43_17" style:family="text">
      <style:text-properties fo:color="#000000" style:font-name="Arial" style:font-name-asian="Arial" style:font-name-complex="Arial"/>
    </style:style>
    <style:style style:name="T43_18" style:family="text">
      <style:text-properties fo:color="#000000" style:font-name="Arial" style:font-name-asian="Arial" style:font-name-complex="Arial"/>
    </style:style>
    <style:style style:name="T43_19" style:family="text">
      <style:text-properties fo:color="#000000" style:font-name="Arial" style:font-name-asian="Arial" style:font-name-complex="Arial"/>
    </style:style>
    <style:style style:name="T43_20" style:family="text">
      <style:text-properties fo:color="#000000" style:font-name="Arial" style:font-name-asian="Arial" style:font-name-complex="Arial"/>
    </style:style>
    <style:style style:name="T43_21" style:family="text">
      <style:text-properties fo:color="#000000" style:font-name="Arial" style:font-name-asian="Arial" style:font-name-complex="Arial"/>
    </style:style>
    <style:style style:name="T43_22" style:family="text">
      <style:text-properties fo:color="#000000" style:font-name="Arial" style:font-name-asian="Arial" style:font-name-complex="Arial"/>
    </style:style>
    <style:style style:name="T43_23" style:family="text">
      <style:text-properties fo:color="#000000" style:font-name="Arial" style:font-name-asian="Arial" style:font-name-complex="Arial"/>
    </style:style>
    <style:style style:name="T43_24" style:family="text">
      <style:text-properties fo:color="#000000" style:font-name="Arial" style:font-name-asian="Arial" style:font-name-complex="Arial"/>
    </style:style>
    <style:style style:name="T43_25" style:family="text">
      <style:text-properties fo:color="#000000" style:font-name="Arial" style:font-name-asian="Arial" style:font-name-complex="Arial"/>
    </style:style>
    <style:style style:name="T43_26" style:family="text">
      <style:text-properties fo:color="#000000" style:font-name="Arial" style:font-name-asian="Arial" style:font-name-complex="Arial"/>
    </style:style>
    <style:style style:name="T43_27" style:family="text">
      <style:text-properties fo:color="#000000" style:font-name="Arial" style:font-name-asian="Arial" style:font-name-complex="Arial"/>
    </style:style>
    <style:style style:name="T43_28" style:family="text">
      <style:text-properties fo:color="#000000" style:font-name="Arial" style:font-name-asian="Arial" style:font-name-complex="Arial"/>
    </style:style>
    <style:style style:name="T43_29" style:family="text">
      <style:text-properties fo:color="#000000" style:font-name="Arial" style:font-name-asian="Arial" style:font-name-complex="Arial"/>
    </style:style>
    <style:style style:name="T43_30" style:family="text">
      <style:text-properties fo:color="#000000" style:font-name="Arial" style:font-name-asian="Arial" style:font-name-complex="Arial"/>
    </style:style>
    <style:style style:name="T43_31" style:family="text">
      <style:text-properties fo:color="#000000" style:font-name="Arial" style:font-name-asian="Arial" style:font-name-complex="Arial"/>
    </style:style>
    <style:style style:name="T43_32" style:family="text">
      <style:text-properties fo:color="#000000" style:font-name="Arial" style:font-name-asian="Arial" style:font-name-complex="Arial"/>
    </style:style>
    <style:style style:name="T43_33" style:family="text">
      <style:text-properties fo:color="#000000" style:font-name="Arial" style:font-name-asian="Arial" style:font-name-complex="Arial"/>
    </style:style>
    <style:style style:name="T43_34" style:family="text">
      <style:text-properties fo:color="#000000" style:font-name="Arial" style:font-name-asian="Arial" style:font-name-complex="Arial"/>
    </style:style>
    <style:style style:name="T43_35" style:family="text">
      <style:text-properties fo:color="#000000" style:font-name="Arial" style:font-name-asian="Arial" style:font-name-complex="Arial"/>
    </style:style>
    <style:style style:name="T43_36" style:family="text">
      <style:text-properties fo:color="#000000" style:font-name="Arial" style:font-name-asian="Arial" style:font-name-complex="Arial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>
      <style:text-properties fo:color="#000000" style:font-name="Arial" style:font-name-asian="Arial" style:font-name-complex="Arial"/>
    </style:style>
    <style:style style:name="T45_2" style:family="text">
      <style:text-properties fo:color="#000000" style:font-name="Arial" style:font-name-asian="Arial" style:font-name-complex="Arial"/>
    </style:style>
    <style:style style:name="T45_3" style:family="text">
      <style:text-properties fo:color="#000000" style:font-name="Arial" style:font-name-asian="Arial" style:font-name-complex="Arial"/>
    </style:style>
    <style:style style:name="T45_4" style:family="text">
      <style:text-properties fo:color="#000000" style:font-name="Arial" style:font-name-asian="Arial" style:font-name-complex="Arial"/>
    </style:style>
    <style:style style:name="T45_5" style:family="text">
      <style:text-properties fo:color="#000000" style:font-name="Arial" style:font-name-asian="Arial" style:font-name-complex="Arial"/>
    </style:style>
    <style:style style:name="T45_6" style:family="text">
      <style:text-properties fo:color="#000000" style:font-name="Arial" style:font-name-asian="Arial" style:font-name-complex="Arial"/>
    </style:style>
    <style:style style:name="T45_7" style:family="text">
      <style:text-properties fo:color="#000000" style:font-name="Arial" style:font-name-asian="Arial" style:font-name-complex="Arial"/>
    </style:style>
    <style:style style:name="T45_8" style:family="text">
      <style:text-properties fo:color="#000000" style:font-name="Arial" style:font-name-asian="Arial" style:font-name-complex="Arial"/>
    </style:style>
    <style:style style:name="T45_9" style:family="text">
      <style:text-properties fo:color="#000000" style:font-name="Arial" style:font-name-asian="Arial" style:font-name-complex="Arial"/>
    </style:style>
    <style:style style:name="T45_10" style:family="text">
      <style:text-properties fo:color="#000000" style:font-name="Arial" style:font-name-asian="Arial" style:font-name-complex="Arial"/>
    </style:style>
    <style:style style:name="T45_11" style:family="text">
      <style:text-properties fo:color="#000000" style:font-name="Arial" style:font-name-asian="Arial" style:font-name-complex="Arial"/>
    </style:style>
    <style:style style:name="T45_12" style:family="text">
      <style:text-properties fo:color="#000000" style:font-name="Arial" style:font-name-asian="Arial" style:font-name-complex="Arial"/>
    </style:style>
    <style:style style:name="T45_13" style:family="text">
      <style:text-properties fo:color="#000000" style:font-name="Arial" style:font-name-asian="Arial" style:font-name-complex="Arial"/>
    </style:style>
    <style:style style:name="T45_14" style:family="text">
      <style:text-properties fo:color="#000000" style:font-name="Arial" style:font-name-asian="Arial" style:font-name-complex="Arial"/>
    </style:style>
    <style:style style:name="T45_15" style:family="text">
      <style:text-properties fo:color="#000000" style:font-name="Arial" style:font-name-asian="Arial" style:font-name-complex="Arial"/>
    </style:style>
    <style:style style:name="T45_16" style:family="text">
      <style:text-properties fo:color="#000000" style:font-name="Arial" style:font-name-asian="Arial" style:font-name-complex="Arial"/>
    </style:style>
    <style:style style:name="T45_17" style:family="text">
      <style:text-properties fo:color="#000000" style:font-name="Arial" style:font-name-asian="Arial" style:font-name-complex="Arial"/>
    </style:style>
    <style:style style:name="T45_18" style:family="text">
      <style:text-properties fo:color="#000000" style:font-name="Arial" style:font-name-asian="Arial" style:font-name-complex="Arial"/>
    </style:style>
    <style:style style:name="T45_19" style:family="text">
      <style:text-properties fo:color="#000000" style:font-name="Arial" style:font-name-asian="Arial" style:font-name-complex="Arial"/>
    </style:style>
    <style:style style:name="T45_20" style:family="text">
      <style:text-properties fo:color="#000000" style:font-name="Arial" style:font-name-asian="Arial" style:font-name-complex="Arial"/>
    </style:style>
    <style:style style:name="T45_21" style:family="text">
      <style:text-properties fo:color="#000000" style:font-name="Arial" style:font-name-asian="Arial" style:font-name-complex="Arial"/>
    </style:style>
    <style:style style:name="T45_22" style:family="text">
      <style:text-properties fo:color="#000000" style:font-name="Arial" style:font-name-asian="Arial" style:font-name-complex="Arial"/>
    </style:style>
    <style:style style:name="T45_23" style:family="text">
      <style:text-properties fo:color="#000000" style:font-name="Arial" style:font-name-asian="Arial" style:font-name-complex="Arial"/>
    </style:style>
    <style:style style:name="T45_24" style:family="text">
      <style:text-properties fo:color="#000000" style:font-name="Arial" style:font-name-asian="Arial" style:font-name-complex="Arial"/>
    </style:style>
    <style:style style:name="T45_25" style:family="text">
      <style:text-properties fo:color="#000000" style:font-name="Arial" style:font-name-asian="Arial" style:font-name-complex="Arial"/>
    </style:style>
    <style:style style:name="T45_26" style:family="text">
      <style:text-properties fo:color="#000000" style:font-name="Arial" style:font-name-asian="Arial" style:font-name-complex="Arial"/>
    </style:style>
    <style:style style:name="T45_27" style:family="text">
      <style:text-properties fo:color="#000000" style:font-name="Arial" style:font-name-asian="Arial" style:font-name-complex="Arial"/>
    </style:style>
    <style:style style:name="T45_28" style:family="text">
      <style:text-properties fo:color="#000000" style:font-name="Arial" style:font-name-asian="Arial" style:font-name-complex="Arial"/>
    </style:style>
    <style:style style:name="T45_29" style:family="text">
      <style:text-properties fo:color="#000000" style:font-name="Arial" style:font-name-asian="Arial" style:font-name-complex="Arial"/>
    </style:style>
    <style:style style:name="T45_30" style:family="text">
      <style:text-properties fo:color="#000000" style:font-name="Arial" style:font-name-asian="Arial" style:font-name-complex="Arial"/>
    </style:style>
    <style:style style:name="T45_31" style:family="text">
      <style:text-properties fo:color="#000000" style:font-name="Arial" style:font-name-asian="Arial" style:font-name-complex="Arial"/>
    </style:style>
    <style:style style:name="T45_32" style:family="text">
      <style:text-properties fo:color="#000000" style:font-name="Arial" style:font-name-asian="Arial" style:font-name-complex="Arial"/>
    </style:style>
    <style:style style:name="P46" style:family="paragraph" style:parent-style-name="Standard">
      <style:paragraph-properties fo:break-before="auto" fo:text-indent="0cm" fo:line-height="115%" fo:margin-left="1.259cm" style:writing-mode="lr-tb"/>
    </style:style>
    <style:style style:name="P47" style:family="paragraph" style:parent-style-name="Standard">
      <style:paragraph-properties fo:break-before="auto" fo:text-indent="0cm" fo:line-height="115%" style:writing-mode="lr-tb"/>
    </style:style>
    <style:style style:name="P48" style:family="paragraph" style:parent-style-name="Standard">
      <style:paragraph-properties fo:break-before="auto" fo:text-indent="0cm" fo:line-height="115%" style:writing-mode="lr-tb"/>
    </style:style>
    <style:style style:name="T48_1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48_2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48_3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P49" style:family="paragraph" style:parent-style-name="Standard">
      <style:paragraph-properties fo:break-before="auto" fo:text-indent="0cm" fo:line-height="115%" style:writing-mode="lr-tb"/>
    </style:style>
    <style:style style:name="P50" style:family="paragraph" style:parent-style-name="Standard">
      <style:paragraph-properties fo:break-before="auto" fo:text-indent="0cm" fo:line-height="132%" fo:margin-top="0.282cm" style:writing-mode="lr-tb"/>
    </style:style>
    <style:style style:name="T50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5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51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style:font-name="Arial" style:font-name-asian="Arial" style:font-name-complex="Arial"/>
    </style:style>
    <style:style style:name="T52_2" style:family="text">
      <style:text-properties style:font-name="Arial" style:font-name-asian="Arial" style:font-name-complex="Arial"/>
    </style:style>
    <style:style style:name="T52_3" style:family="text">
      <style:text-properties style:font-name="Arial" style:font-name-asian="Arial" style:font-name-complex="Arial"/>
    </style:style>
    <style:style style:name="T52_4" style:family="text">
      <style:text-properties style:font-name="Arial" style:font-name-asian="Arial" style:font-name-complex="Arial"/>
    </style:style>
    <style:style style:name="T52_5" style:family="text">
      <style:text-properties style:font-name="Arial" style:font-name-asian="Arial" style:font-name-complex="Arial"/>
    </style:style>
    <style:style style:name="T52_6" style:family="text">
      <style:text-properties style:font-name="Arial" style:font-name-asian="Arial" style:font-name-complex="Arial"/>
    </style:style>
    <style:style style:name="T52_7" style:family="text">
      <style:text-properties style:font-name="Arial" style:font-name-asian="Arial" style:font-name-complex="Arial"/>
    </style:style>
    <style:style style:name="T52_8" style:family="text">
      <style:text-properties style:font-name="Arial" style:font-name-asian="Arial" style:font-name-complex="Arial"/>
    </style:style>
    <style:style style:name="T52_9" style:family="text">
      <style:text-properties style:font-name="Arial" style:font-name-asian="Arial" style:font-name-complex="Arial"/>
    </style:style>
    <style:style style:name="T52_10" style:family="text">
      <style:text-properties style:font-name="Arial" style:font-name-asian="Arial" style:font-name-complex="Arial"/>
    </style:style>
    <style:style style:name="T52_11" style:family="text">
      <style:text-properties style:font-name="Arial" style:font-name-asian="Arial" style:font-name-complex="Arial"/>
    </style:style>
    <style:style style:name="T52_12" style:family="text">
      <style:text-properties style:font-name="Arial" style:font-name-asian="Arial" style:font-name-complex="Arial"/>
    </style:style>
    <style:style style:name="T52_13" style:family="text">
      <style:text-properties style:font-name="Arial" style:font-name-asian="Arial" style:font-name-complex="Arial"/>
    </style:style>
    <style:style style:name="T52_14" style:family="text">
      <style:text-properties style:font-name="Arial" style:font-name-asian="Arial" style:font-name-complex="Arial"/>
    </style:style>
    <style:style style:name="T52_15" style:family="text">
      <style:text-properties style:font-name="Arial" style:font-name-asian="Arial" style:font-name-complex="Arial"/>
    </style:style>
    <style:style style:name="T52_16" style:family="text">
      <style:text-properties style:font-name="Arial" style:font-name-asian="Arial" style:font-name-complex="Arial"/>
    </style:style>
    <style:style style:name="T52_17" style:family="text">
      <style:text-properties style:font-name="Arial" style:font-name-asian="Arial" style:font-name-complex="Arial"/>
    </style:style>
    <style:style style:name="T52_18" style:family="text">
      <style:text-properties style:font-name="Arial" style:font-name-asian="Arial" style:font-name-complex="Arial"/>
    </style:style>
    <style:style style:name="T52_19" style:family="text">
      <style:text-properties style:font-name="Arial" style:font-name-asian="Arial" style:font-name-complex="Arial"/>
    </style:style>
    <style:style style:name="T52_20" style:family="text">
      <style:text-properties style:font-name="Arial" style:font-name-asian="Arial" style:font-name-complex="Arial"/>
    </style:style>
    <style:style style:name="T52_21" style:family="text">
      <style:text-properties style:font-name="Arial" style:font-name-asian="Arial" style:font-name-complex="Arial"/>
    </style:style>
    <style:style style:name="T52_22" style:family="text">
      <style:text-properties style:font-name="Arial" style:font-name-asian="Arial" style:font-name-complex="Arial"/>
    </style:style>
    <style:style style:name="T52_23" style:family="text">
      <style:text-properties style:font-name="Arial" style:font-name-asian="Arial" style:font-name-complex="Arial"/>
    </style:style>
    <style:style style:name="T52_24" style:family="text">
      <style:text-properties style:font-name="Arial" style:font-name-asian="Arial" style:font-name-complex="Arial"/>
    </style:style>
    <style:style style:name="T52_25" style:family="text">
      <style:text-properties style:font-name="Arial" style:font-name-asian="Arial" style:font-name-complex="Arial"/>
    </style:style>
    <style:style style:name="T52_26" style:family="text">
      <style:text-properties style:font-name="Arial" style:font-name-asian="Arial" style:font-name-complex="Arial"/>
    </style:style>
    <style:style style:name="T52_27" style:family="text">
      <style:text-properties style:font-name="Arial" style:font-name-asian="Arial" style:font-name-complex="Arial"/>
    </style:style>
    <style:style style:name="T52_28" style:family="text">
      <style:text-properties style:font-name="Arial" style:font-name-asian="Arial" style:font-name-complex="Arial"/>
    </style:style>
    <style:style style:name="T52_29" style:family="text">
      <style:text-properties style:font-name="Arial" style:font-name-asian="Arial" style:font-name-complex="Arial"/>
    </style:style>
    <style:style style:name="T52_30" style:family="text">
      <style:text-properties style:font-name="Arial" style:font-name-asian="Arial" style:font-name-complex="Arial"/>
    </style:style>
    <style:style style:name="T52_31" style:family="text">
      <style:text-properties style:font-name="Arial" style:font-name-asian="Arial" style:font-name-complex="Arial"/>
    </style:style>
    <style:style style:name="T52_32" style:family="text">
      <style:text-properties style:font-name="Arial" style:font-name-asian="Arial" style:font-name-complex="Arial"/>
    </style:style>
    <style:style style:name="T52_33" style:family="text">
      <style:text-properties style:font-name="Arial" style:font-name-asian="Arial" style:font-name-complex="Arial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style:font-name="Arial" style:font-name-asian="Arial" style:font-name-complex="Arial"/>
    </style:style>
    <style:style style:name="T53_2" style:family="text">
      <style:text-properties style:font-name="Arial" style:font-name-asian="Arial" style:font-name-complex="Arial"/>
    </style:style>
    <style:style style:name="T53_3" style:family="text">
      <style:text-properties style:font-name="Arial" style:font-name-asian="Arial" style:font-name-complex="Arial"/>
    </style:style>
    <style:style style:name="T53_4" style:family="text">
      <style:text-properties style:font-name="Arial" style:font-name-asian="Arial" style:font-name-complex="Arial"/>
    </style:style>
    <style:style style:name="T53_5" style:family="text">
      <style:text-properties style:font-name="Arial" style:font-name-asian="Arial" style:font-name-complex="Arial"/>
    </style:style>
    <style:style style:name="T53_6" style:family="text">
      <style:text-properties style:font-name="Arial" style:font-name-asian="Arial" style:font-name-complex="Arial"/>
    </style:style>
    <style:style style:name="T53_7" style:family="text">
      <style:text-properties style:font-name="Arial" style:font-name-asian="Arial" style:font-name-complex="Arial"/>
    </style:style>
    <style:style style:name="T53_8" style:family="text">
      <style:text-properties style:font-name="Arial" style:font-name-asian="Arial" style:font-name-complex="Arial"/>
    </style:style>
    <style:style style:name="T53_9" style:family="text">
      <style:text-properties style:font-name="Arial" style:font-name-asian="Arial" style:font-name-complex="Arial"/>
    </style:style>
    <style:style style:name="T53_10" style:family="text">
      <style:text-properties style:font-name="Arial" style:font-name-asian="Arial" style:font-name-complex="Arial"/>
    </style:style>
    <style:style style:name="T53_11" style:family="text">
      <style:text-properties style:font-name="Arial" style:font-name-asian="Arial" style:font-name-complex="Arial"/>
    </style:style>
    <style:style style:name="T53_12" style:family="text">
      <style:text-properties style:font-name="Arial" style:font-name-asian="Arial" style:font-name-complex="Arial"/>
    </style:style>
    <style:style style:name="T53_13" style:family="text">
      <style:text-properties style:font-name="Arial" style:font-name-asian="Arial" style:font-name-complex="Arial"/>
    </style:style>
    <style:style style:name="T53_14" style:family="text">
      <style:text-properties style:font-name="Arial" style:font-name-asian="Arial" style:font-name-complex="Arial"/>
    </style:style>
    <style:style style:name="T53_15" style:family="text">
      <style:text-properties style:font-name="Arial" style:font-name-asian="Arial" style:font-name-complex="Arial"/>
    </style:style>
    <style:style style:name="T53_16" style:family="text">
      <style:text-properties style:font-name="Arial" style:font-name-asian="Arial" style:font-name-complex="Arial"/>
    </style:style>
    <style:style style:name="T53_17" style:family="text">
      <style:text-properties style:font-name="Arial" style:font-name-asian="Arial" style:font-name-complex="Arial"/>
    </style:style>
    <style:style style:name="T53_18" style:family="text">
      <style:text-properties style:font-name="Arial" style:font-name-asian="Arial" style:font-name-complex="Arial"/>
    </style:style>
    <style:style style:name="T53_19" style:family="text">
      <style:text-properties style:font-name="Arial" style:font-name-asian="Arial" style:font-name-complex="Arial"/>
    </style:style>
    <style:style style:name="T53_20" style:family="text">
      <style:text-properties style:font-name="Arial" style:font-name-asian="Arial" style:font-name-complex="Arial"/>
    </style:style>
    <style:style style:name="T53_21" style:family="text">
      <style:text-properties style:font-name="Arial" style:font-name-asian="Arial" style:font-name-complex="Arial"/>
    </style:style>
    <style:style style:name="T53_22" style:family="text">
      <style:text-properties style:font-name="Arial" style:font-name-asian="Arial" style:font-name-complex="Arial"/>
    </style:style>
    <style:style style:name="T53_23" style:family="text">
      <style:text-properties style:font-name="Arial" style:font-name-asian="Arial" style:font-name-complex="Arial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style:font-name="Arial" style:font-name-asian="Arial" style:font-name-complex="Arial"/>
    </style:style>
    <style:style style:name="T54_2" style:family="text">
      <style:text-properties style:font-name="Arial" style:font-name-asian="Arial" style:font-name-complex="Arial"/>
    </style:style>
    <style:style style:name="T54_3" style:family="text">
      <style:text-properties style:font-name="Arial" style:font-name-asian="Arial" style:font-name-complex="Arial"/>
    </style:style>
    <style:style style:name="T54_4" style:family="text">
      <style:text-properties style:font-name="Arial" style:font-name-asian="Arial" style:font-name-complex="Arial"/>
    </style:style>
    <style:style style:name="T54_5" style:family="text">
      <style:text-properties style:font-name="Arial" style:font-name-asian="Arial" style:font-name-complex="Arial"/>
    </style:style>
    <style:style style:name="T54_6" style:family="text">
      <style:text-properties style:font-name="Arial" style:font-name-asian="Arial" style:font-name-complex="Arial"/>
    </style:style>
    <style:style style:name="T54_7" style:family="text">
      <style:text-properties style:font-name="Arial" style:font-name-asian="Arial" style:font-name-complex="Arial"/>
    </style:style>
    <style:style style:name="T54_8" style:family="text">
      <style:text-properties style:font-name="Arial" style:font-name-asian="Arial" style:font-name-complex="Arial"/>
    </style:style>
    <style:style style:name="T54_9" style:family="text">
      <style:text-properties style:font-name="Arial" style:font-name-asian="Arial" style:font-name-complex="Arial"/>
    </style:style>
    <style:style style:name="T54_10" style:family="text">
      <style:text-properties style:font-name="Arial" style:font-name-asian="Arial" style:font-name-complex="Arial"/>
    </style:style>
    <style:style style:name="T54_11" style:family="text">
      <style:text-properties style:font-name="Arial" style:font-name-asian="Arial" style:font-name-complex="Arial"/>
    </style:style>
    <style:style style:name="T54_12" style:family="text">
      <style:text-properties style:font-name="Arial" style:font-name-asian="Arial" style:font-name-complex="Arial"/>
    </style:style>
    <style:style style:name="T54_13" style:family="text">
      <style:text-properties style:font-name="Arial" style:font-name-asian="Arial" style:font-name-complex="Arial"/>
    </style:style>
    <style:style style:name="T54_14" style:family="text">
      <style:text-properties style:font-name="Arial" style:font-name-asian="Arial" style:font-name-complex="Arial"/>
    </style:style>
    <style:style style:name="T54_15" style:family="text">
      <style:text-properties style:font-name="Arial" style:font-name-asian="Arial" style:font-name-complex="Arial"/>
    </style:style>
    <style:style style:name="T54_16" style:family="text">
      <style:text-properties style:font-name="Arial" style:font-name-asian="Arial" style:font-name-complex="Arial"/>
    </style:style>
    <style:style style:name="T54_17" style:family="text">
      <style:text-properties style:font-name="Arial" style:font-name-asian="Arial" style:font-name-complex="Arial"/>
    </style:style>
    <style:style style:name="T54_18" style:family="text">
      <style:text-properties style:font-name="Arial" style:font-name-asian="Arial" style:font-name-complex="Arial"/>
    </style:style>
    <style:style style:name="T54_19" style:family="text">
      <style:text-properties style:font-name="Arial" style:font-name-asian="Arial" style:font-name-complex="Arial"/>
    </style:style>
    <style:style style:name="T54_20" style:family="text">
      <style:text-properties style:font-name="Arial" style:font-name-asian="Arial" style:font-name-complex="Arial"/>
    </style:style>
    <style:style style:name="T54_21" style:family="text">
      <style:text-properties style:font-name="Arial" style:font-name-asian="Arial" style:font-name-complex="Arial"/>
    </style:style>
    <style:style style:name="T54_22" style:family="text">
      <style:text-properties style:font-name="Arial" style:font-name-asian="Arial" style:font-name-complex="Arial"/>
    </style:style>
    <style:style style:name="T54_23" style:family="text">
      <style:text-properties style:font-name="Arial" style:font-name-asian="Arial" style:font-name-complex="Arial"/>
    </style:style>
    <style:style style:name="T54_24" style:family="text">
      <style:text-properties style:font-name="Arial" style:font-name-asian="Arial" style:font-name-complex="Arial"/>
    </style:style>
    <style:style style:name="T54_25" style:family="text">
      <style:text-properties style:font-name="Arial" style:font-name-asian="Arial" style:font-name-complex="Arial"/>
    </style:style>
    <style:style style:name="T54_26" style:family="text">
      <style:text-properties style:font-name="Arial" style:font-name-asian="Arial" style:font-name-complex="Arial"/>
    </style:style>
    <style:style style:name="T54_27" style:family="text">
      <style:text-properties style:font-name="Arial" style:font-name-asian="Arial" style:font-name-complex="Arial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style:font-name="Arial" style:font-name-asian="Arial" style:font-name-complex="Arial"/>
    </style:style>
    <style:style style:name="T55_2" style:family="text">
      <style:text-properties style:font-name="Arial" style:font-name-asian="Arial" style:font-name-complex="Arial"/>
    </style:style>
    <style:style style:name="T55_3" style:family="text">
      <style:text-properties style:font-name="Arial" style:font-name-asian="Arial" style:font-name-complex="Arial"/>
    </style:style>
    <style:style style:name="T55_4" style:family="text">
      <style:text-properties style:font-name="Arial" style:font-name-asian="Arial" style:font-name-complex="Arial"/>
    </style:style>
    <style:style style:name="T55_5" style:family="text">
      <style:text-properties style:font-name="Arial" style:font-name-asian="Arial" style:font-name-complex="Arial"/>
    </style:style>
    <style:style style:name="T55_6" style:family="text">
      <style:text-properties style:font-name="Arial" style:font-name-asian="Arial" style:font-name-complex="Arial"/>
    </style:style>
    <style:style style:name="T55_7" style:family="text">
      <style:text-properties style:font-name="Arial" style:font-name-asian="Arial" style:font-name-complex="Arial"/>
    </style:style>
    <style:style style:name="T55_8" style:family="text">
      <style:text-properties style:font-name="Arial" style:font-name-asian="Arial" style:font-name-complex="Arial"/>
    </style:style>
    <style:style style:name="T55_9" style:family="text">
      <style:text-properties style:font-name="Arial" style:font-name-asian="Arial" style:font-name-complex="Arial"/>
    </style:style>
    <style:style style:name="T55_10" style:family="text">
      <style:text-properties style:font-name="Arial" style:font-name-asian="Arial" style:font-name-complex="Arial"/>
    </style:style>
    <style:style style:name="T55_11" style:family="text">
      <style:text-properties style:font-name="Arial" style:font-name-asian="Arial" style:font-name-complex="Arial"/>
    </style:style>
    <style:style style:name="T55_12" style:family="text">
      <style:text-properties style:font-name="Arial" style:font-name-asian="Arial" style:font-name-complex="Arial"/>
    </style:style>
    <style:style style:name="T55_13" style:family="text">
      <style:text-properties style:font-name="Arial" style:font-name-asian="Arial" style:font-name-complex="Arial"/>
    </style:style>
    <style:style style:name="T55_14" style:family="text">
      <style:text-properties style:font-name="Arial" style:font-name-asian="Arial" style:font-name-complex="Arial"/>
    </style:style>
    <style:style style:name="T55_15" style:family="text">
      <style:text-properties style:font-name="Arial" style:font-name-asian="Arial" style:font-name-complex="Arial"/>
    </style:style>
    <style:style style:name="T55_16" style:family="text">
      <style:text-properties style:font-name="Arial" style:font-name-asian="Arial" style:font-name-complex="Arial"/>
    </style:style>
    <style:style style:name="T55_17" style:family="text">
      <style:text-properties style:font-name="Arial" style:font-name-asian="Arial" style:font-name-complex="Arial"/>
    </style:style>
    <style:style style:name="T55_18" style:family="text">
      <style:text-properties style:font-name="Arial" style:font-name-asian="Arial" style:font-name-complex="Arial"/>
    </style:style>
    <style:style style:name="T55_19" style:family="text">
      <style:text-properties style:font-name="Arial" style:font-name-asian="Arial" style:font-name-complex="Arial"/>
    </style:style>
    <style:style style:name="T55_20" style:family="text">
      <style:text-properties style:font-name="Arial" style:font-name-asian="Arial" style:font-name-complex="Arial"/>
    </style:style>
    <style:style style:name="T55_21" style:family="text">
      <style:text-properties style:font-name="Arial" style:font-name-asian="Arial" style:font-name-complex="Arial"/>
    </style:style>
    <style:style style:name="T55_22" style:family="text">
      <style:text-properties style:font-name="Arial" style:font-name-asian="Arial" style:font-name-complex="Arial"/>
    </style:style>
    <style:style style:name="T55_23" style:family="text">
      <style:text-properties style:font-name="Arial" style:font-name-asian="Arial" style:font-name-complex="Arial"/>
    </style:style>
    <style:style style:name="T55_24" style:family="text">
      <style:text-properties style:font-name="Arial" style:font-name-asian="Arial" style:font-name-complex="Arial"/>
    </style:style>
    <style:style style:name="T55_25" style:family="text">
      <style:text-properties style:font-name="Arial" style:font-name-asian="Arial" style:font-name-complex="Arial"/>
    </style:style>
    <style:style style:name="T55_26" style:family="text">
      <style:text-properties style:font-name="Arial" style:font-name-asian="Arial" style:font-name-complex="Arial"/>
    </style:style>
    <style:style style:name="T55_27" style:family="text">
      <style:text-properties style:font-name="Arial" style:font-name-asian="Arial" style:font-name-complex="Arial"/>
    </style:style>
    <style:style style:name="T55_28" style:family="text">
      <style:text-properties style:font-name="Arial" style:font-name-asian="Arial" style:font-name-complex="Arial"/>
    </style:style>
    <style:style style:name="T55_29" style:family="text">
      <style:text-properties style:font-name="Arial" style:font-name-asian="Arial" style:font-name-complex="Arial"/>
    </style:style>
    <style:style style:name="T55_30" style:family="text">
      <style:text-properties style:font-name="Arial" style:font-name-asian="Arial" style:font-name-complex="Arial"/>
    </style:style>
    <style:style style:name="T55_31" style:family="text">
      <style:text-properties style:font-name="Arial" style:font-name-asian="Arial" style:font-name-complex="Arial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background-color="#ffffff" fo:color="#0b0c0c" style:font-name="Arial" style:font-name-asian="Arial" style:font-name-complex="Arial"/>
    </style:style>
    <style:style style:name="T56_2" style:family="text">
      <style:text-properties fo:background-color="#ffffff" fo:color="#0b0c0c" style:font-name="Arial" style:font-name-asian="Arial" style:font-name-complex="Arial"/>
    </style:style>
    <style:style style:name="T56_3" style:family="text">
      <style:text-properties fo:background-color="#ffffff" fo:color="#0b0c0c" style:font-name="Arial" style:font-name-asian="Arial" style:font-name-complex="Arial"/>
    </style:style>
    <style:style style:name="T56_4" style:family="text">
      <style:text-properties fo:background-color="#ffffff" fo:color="#0b0c0c" style:font-name="Arial" style:font-name-asian="Arial" style:font-name-complex="Arial"/>
    </style:style>
    <style:style style:name="T56_5" style:family="text">
      <style:text-properties fo:background-color="#ffffff" fo:color="#0b0c0c" style:font-name="Arial" style:font-name-asian="Arial" style:font-name-complex="Arial"/>
    </style:style>
    <style:style style:name="T56_6" style:family="text">
      <style:text-properties fo:background-color="#ffffff" fo:color="#0b0c0c" style:font-name="Arial" style:font-name-asian="Arial" style:font-name-complex="Arial"/>
    </style:style>
    <style:style style:name="T56_7" style:family="text">
      <style:text-properties fo:background-color="#ffffff" fo:color="#0b0c0c" style:font-name="Arial" style:font-name-asian="Arial" style:font-name-complex="Arial"/>
    </style:style>
    <style:style style:name="T56_8" style:family="text">
      <style:text-properties fo:background-color="#ffffff" fo:color="#0b0c0c" style:font-name="Arial" style:font-name-asian="Arial" style:font-name-complex="Arial"/>
    </style:style>
    <style:style style:name="T56_9" style:family="text">
      <style:text-properties fo:background-color="#ffffff" fo:color="#0b0c0c" style:font-name="Arial" style:font-name-asian="Arial" style:font-name-complex="Arial"/>
    </style:style>
    <style:style style:name="T56_10" style:family="text">
      <style:text-properties fo:background-color="#ffffff" fo:color="#0b0c0c" style:font-name="Arial" style:font-name-asian="Arial" style:font-name-complex="Arial"/>
    </style:style>
    <style:style style:name="T56_11" style:family="text">
      <style:text-properties fo:background-color="#ffffff" fo:color="#0b0c0c" style:font-name="Arial" style:font-name-asian="Arial" style:font-name-complex="Arial"/>
    </style:style>
    <style:style style:name="T56_12" style:family="text">
      <style:text-properties fo:background-color="#ffffff" fo:color="#0b0c0c" style:font-name="Arial" style:font-name-asian="Arial" style:font-name-complex="Arial"/>
    </style:style>
    <style:style style:name="T56_13" style:family="text">
      <style:text-properties fo:background-color="#ffffff" fo:color="#0b0c0c" style:font-name="Arial" style:font-name-asian="Arial" style:font-name-complex="Arial"/>
    </style:style>
    <style:style style:name="T56_14" style:family="text">
      <style:text-properties fo:background-color="#ffffff" fo:color="#0b0c0c" style:font-name="Arial" style:font-name-asian="Arial" style:font-name-complex="Arial"/>
    </style:style>
    <style:style style:name="T56_15" style:family="text">
      <style:text-properties fo:background-color="#ffffff" fo:color="#0b0c0c" style:font-name="Arial" style:font-name-asian="Arial" style:font-name-complex="Arial"/>
    </style:style>
    <style:style style:name="T56_16" style:family="text">
      <style:text-properties fo:background-color="#ffffff" fo:color="#0b0c0c" style:font-name="Arial" style:font-name-asian="Arial" style:font-name-complex="Arial"/>
    </style:style>
    <style:style style:name="T56_17" style:family="text">
      <style:text-properties fo:background-color="#ffffff" fo:color="#0b0c0c" style:font-name="Arial" style:font-name-asian="Arial" style:font-name-complex="Arial"/>
    </style:style>
    <style:style style:name="T56_18" style:family="text">
      <style:text-properties fo:background-color="#ffffff" fo:color="#0b0c0c" style:font-name="Arial" style:font-name-asian="Arial" style:font-name-complex="Arial"/>
    </style:style>
    <style:style style:name="T56_19" style:family="text">
      <style:text-properties fo:background-color="#ffffff" fo:color="#0b0c0c" style:font-name="Arial" style:font-name-asian="Arial" style:font-name-complex="Arial"/>
    </style:style>
    <style:style style:name="T56_20" style:family="text">
      <style:text-properties fo:background-color="#ffffff" fo:color="#0b0c0c" style:font-name="Arial" style:font-name-asian="Arial" style:font-name-complex="Arial"/>
    </style:style>
    <style:style style:name="T56_21" style:family="text">
      <style:text-properties fo:background-color="#ffffff" fo:color="#0b0c0c" style:font-name="Arial" style:font-name-asian="Arial" style:font-name-complex="Arial"/>
    </style:style>
    <style:style style:name="T56_22" style:family="text">
      <style:text-properties fo:background-color="#ffffff" fo:color="#0b0c0c" style:font-name="Arial" style:font-name-asian="Arial" style:font-name-complex="Arial"/>
    </style:style>
    <style:style style:name="T56_23" style:family="text">
      <style:text-properties fo:background-color="#ffffff" fo:color="#0b0c0c" style:font-name="Arial" style:font-name-asian="Arial" style:font-name-complex="Arial"/>
    </style:style>
    <style:style style:name="P57" style:family="paragraph" style:parent-style-name="Standard">
      <style:paragraph-properties fo:break-before="auto" fo:text-indent="0cm" fo:line-height="132%" fo:margin-top="0.282cm" style:writing-mode="lr-tb"/>
    </style:style>
    <style:style style:name="T57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7_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7_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7_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7_5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7_6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7_7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58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style:font-name="Arial" style:font-name-asian="Arial" style:font-name-complex="Arial"/>
    </style:style>
    <style:style style:name="T59_2" style:family="text">
      <style:text-properties style:font-name="Arial" style:font-name-asian="Arial" style:font-name-complex="Arial"/>
    </style:style>
    <style:style style:name="T59_3" style:family="text">
      <style:text-properties style:font-name="Arial" style:font-name-asian="Arial" style:font-name-complex="Arial"/>
    </style:style>
    <style:style style:name="T59_4" style:family="text">
      <style:text-properties style:font-name="Arial" style:font-name-asian="Arial" style:font-name-complex="Arial"/>
    </style:style>
    <style:style style:name="T59_5" style:family="text">
      <style:text-properties style:font-name="Arial" style:font-name-asian="Arial" style:font-name-complex="Arial"/>
    </style:style>
    <style:style style:name="T59_6" style:family="text">
      <style:text-properties style:font-name="Arial" style:font-name-asian="Arial" style:font-name-complex="Arial"/>
    </style:style>
    <style:style style:name="T59_7" style:family="text">
      <style:text-properties style:font-name="Arial" style:font-name-asian="Arial" style:font-name-complex="Arial"/>
    </style:style>
    <style:style style:name="T59_8" style:family="text">
      <style:text-properties style:font-name="Arial" style:font-name-asian="Arial" style:font-name-complex="Arial"/>
    </style:style>
    <style:style style:name="T59_9" style:family="text">
      <style:text-properties style:font-name="Arial" style:font-name-asian="Arial" style:font-name-complex="Arial"/>
    </style:style>
    <style:style style:name="T59_10" style:family="text">
      <style:text-properties style:font-name="Arial" style:font-name-asian="Arial" style:font-name-complex="Arial"/>
    </style:style>
    <style:style style:name="T59_11" style:family="text">
      <style:text-properties style:font-name="Arial" style:font-name-asian="Arial" style:font-name-complex="Arial"/>
    </style:style>
    <style:style style:name="T59_12" style:family="text">
      <style:text-properties style:font-name="Arial" style:font-name-asian="Arial" style:font-name-complex="Arial"/>
    </style:style>
    <style:style style:name="T59_13" style:family="text">
      <style:text-properties style:font-name="Arial" style:font-name-asian="Arial" style:font-name-complex="Arial"/>
    </style:style>
    <style:style style:name="T59_14" style:family="text">
      <style:text-properties style:font-name="Arial" style:font-name-asian="Arial" style:font-name-complex="Arial"/>
    </style:style>
    <style:style style:name="T59_15" style:family="text">
      <style:text-properties style:font-name="Arial" style:font-name-asian="Arial" style:font-name-complex="Arial"/>
    </style:style>
    <style:style style:name="T59_16" style:family="text">
      <style:text-properties style:font-name="Arial" style:font-name-asian="Arial" style:font-name-complex="Arial"/>
    </style:style>
    <style:style style:name="T59_17" style:family="text">
      <style:text-properties style:font-name="Arial" style:font-name-asian="Arial" style:font-name-complex="Arial"/>
    </style:style>
    <style:style style:name="T59_18" style:family="text">
      <style:text-properties style:font-name="Arial" style:font-name-asian="Arial" style:font-name-complex="Arial"/>
    </style:style>
    <style:style style:name="T59_19" style:family="text">
      <style:text-properties style:font-name="Arial" style:font-name-asian="Arial" style:font-name-complex="Arial"/>
    </style:style>
    <style:style style:name="T59_20" style:family="text">
      <style:text-properties style:font-name="Arial" style:font-name-asian="Arial" style:font-name-complex="Arial"/>
    </style:style>
    <style:style style:name="T59_21" style:family="text">
      <style:text-properties style:font-name="Arial" style:font-name-asian="Arial" style:font-name-complex="Arial"/>
    </style:style>
    <style:style style:name="T59_22" style:family="text">
      <style:text-properties style:font-name="Arial" style:font-name-asian="Arial" style:font-name-complex="Arial"/>
    </style:style>
    <style:style style:name="T59_23" style:family="text">
      <style:text-properties style:font-name="Arial" style:font-name-asian="Arial" style:font-name-complex="Arial"/>
    </style:style>
    <style:style style:name="T59_24" style:family="text">
      <style:text-properties style:font-name="Arial" style:font-name-asian="Arial" style:font-name-complex="Arial"/>
    </style:style>
    <style:style style:name="T59_25" style:family="text">
      <style:text-properties style:font-name="Arial" style:font-name-asian="Arial" style:font-name-complex="Arial"/>
    </style:style>
    <style:style style:name="T59_26" style:family="text">
      <style:text-properties style:font-name="Arial" style:font-name-asian="Arial" style:font-name-complex="Arial"/>
    </style:style>
    <style:style style:name="T59_27" style:family="text">
      <style:text-properties style:font-name="Arial" style:font-name-asian="Arial" style:font-name-complex="Arial"/>
    </style:style>
    <style:style style:name="T59_28" style:family="text">
      <style:text-properties style:font-name="Arial" style:font-name-asian="Arial" style:font-name-complex="Arial"/>
    </style:style>
    <style:style style:name="T59_29" style:family="text">
      <style:text-properties style:font-name="Arial" style:font-name-asian="Arial" style:font-name-complex="Arial"/>
    </style:style>
    <style:style style:name="T59_30" style:family="text">
      <style:text-properties style:font-name="Arial" style:font-name-asian="Arial" style:font-name-complex="Arial"/>
    </style:style>
    <style:style style:name="T59_31" style:family="text">
      <style:text-properties style:font-name="Arial" style:font-name-asian="Arial" style:font-name-complex="Arial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style:font-name="Arial" style:font-name-asian="Arial" style:font-name-complex="Arial"/>
    </style:style>
    <style:style style:name="T60_2" style:family="text">
      <style:text-properties style:font-name="Arial" style:font-name-asian="Arial" style:font-name-complex="Arial"/>
    </style:style>
    <style:style style:name="T60_3" style:family="text">
      <style:text-properties style:font-name="Arial" style:font-name-asian="Arial" style:font-name-complex="Arial"/>
    </style:style>
    <style:style style:name="T60_4" style:family="text">
      <style:text-properties style:font-name="Arial" style:font-name-asian="Arial" style:font-name-complex="Arial"/>
    </style:style>
    <style:style style:name="T60_5" style:family="text">
      <style:text-properties style:font-name="Arial" style:font-name-asian="Arial" style:font-name-complex="Arial"/>
    </style:style>
    <style:style style:name="T60_6" style:family="text">
      <style:text-properties style:font-name="Arial" style:font-name-asian="Arial" style:font-name-complex="Arial"/>
    </style:style>
    <style:style style:name="T60_7" style:family="text">
      <style:text-properties style:font-name="Arial" style:font-name-asian="Arial" style:font-name-complex="Arial"/>
    </style:style>
    <style:style style:name="T60_8" style:family="text">
      <style:text-properties style:font-name="Arial" style:font-name-asian="Arial" style:font-name-complex="Arial"/>
    </style:style>
    <style:style style:name="T60_9" style:family="text">
      <style:text-properties style:font-name="Arial" style:font-name-asian="Arial" style:font-name-complex="Arial"/>
    </style:style>
    <style:style style:name="T60_10" style:family="text">
      <style:text-properties style:font-name="Arial" style:font-name-asian="Arial" style:font-name-complex="Arial"/>
    </style:style>
    <style:style style:name="T60_11" style:family="text">
      <style:text-properties style:font-name="Arial" style:font-name-asian="Arial" style:font-name-complex="Arial"/>
    </style:style>
    <style:style style:name="T60_12" style:family="text">
      <style:text-properties style:font-name="Arial" style:font-name-asian="Arial" style:font-name-complex="Arial"/>
    </style:style>
    <style:style style:name="T60_13" style:family="text">
      <style:text-properties style:font-name="Arial" style:font-name-asian="Arial" style:font-name-complex="Arial"/>
    </style:style>
    <style:style style:name="T60_14" style:family="text">
      <style:text-properties style:font-name="Arial" style:font-name-asian="Arial" style:font-name-complex="Arial"/>
    </style:style>
    <style:style style:name="T60_15" style:family="text">
      <style:text-properties style:font-name="Arial" style:font-name-asian="Arial" style:font-name-complex="Arial"/>
    </style:style>
    <style:style style:name="T60_16" style:family="text">
      <style:text-properties style:font-name="Arial" style:font-name-asian="Arial" style:font-name-complex="Arial"/>
    </style:style>
    <style:style style:name="T60_17" style:family="text">
      <style:text-properties style:font-name="Arial" style:font-name-asian="Arial" style:font-name-complex="Arial"/>
    </style:style>
    <style:style style:name="T60_18" style:family="text">
      <style:text-properties style:font-name="Arial" style:font-name-asian="Arial" style:font-name-complex="Arial"/>
    </style:style>
    <style:style style:name="T60_19" style:family="text">
      <style:text-properties style:font-name="Arial" style:font-name-asian="Arial" style:font-name-complex="Arial"/>
    </style:style>
    <style:style style:name="T60_20" style:family="text">
      <style:text-properties style:font-name="Arial" style:font-name-asian="Arial" style:font-name-complex="Arial"/>
    </style:style>
    <style:style style:name="T60_21" style:family="text">
      <style:text-properties style:font-name="Arial" style:font-name-asian="Arial" style:font-name-complex="Arial"/>
    </style:style>
    <style:style style:name="T60_22" style:family="text">
      <style:text-properties style:font-name="Arial" style:font-name-asian="Arial" style:font-name-complex="Arial"/>
    </style:style>
    <style:style style:name="T60_23" style:family="text">
      <style:text-properties style:font-name="Arial" style:font-name-asian="Arial" style:font-name-complex="Arial"/>
    </style:style>
    <style:style style:name="T60_24" style:family="text">
      <style:text-properties style:font-name="Arial" style:font-name-asian="Arial" style:font-name-complex="Arial"/>
    </style:style>
    <style:style style:name="T60_25" style:family="text">
      <style:text-properties style:font-name="Arial" style:font-name-asian="Arial" style:font-name-complex="Arial"/>
    </style:style>
    <style:style style:name="T60_26" style:family="text">
      <style:text-properties style:font-name="Arial" style:font-name-asian="Arial" style:font-name-complex="Arial"/>
    </style:style>
    <style:style style:name="T60_27" style:family="text">
      <style:text-properties style:font-name="Arial" style:font-name-asian="Arial" style:font-name-complex="Arial"/>
    </style:style>
    <style:style style:name="T60_28" style:family="text">
      <style:text-properties style:font-name="Arial" style:font-name-asian="Arial" style:font-name-complex="Arial"/>
    </style:style>
    <style:style style:name="T60_29" style:family="text">
      <style:text-properties style:font-name="Arial" style:font-name-asian="Arial" style:font-name-complex="Arial"/>
    </style:style>
    <style:style style:name="T60_30" style:family="text">
      <style:text-properties style:font-name="Arial" style:font-name-asian="Arial" style:font-name-complex="Arial"/>
    </style:style>
    <style:style style:name="T60_31" style:family="text">
      <style:text-properties style:font-name="Arial" style:font-name-asian="Arial" style:font-name-complex="Arial"/>
    </style:style>
    <style:style style:name="T60_32" style:family="text">
      <style:text-properties style:font-name="Arial" style:font-name-asian="Arial" style:font-name-complex="Arial"/>
    </style:style>
    <style:style style:name="T60_33" style:family="text">
      <style:text-properties style:font-name="Arial" style:font-name-asian="Arial" style:font-name-complex="Arial"/>
    </style:style>
    <style:style style:name="T60_34" style:family="text">
      <style:text-properties style:font-name="Arial" style:font-name-asian="Arial" style:font-name-complex="Arial"/>
    </style:style>
    <style:style style:name="T60_35" style:family="text">
      <style:text-properties style:font-name="Arial" style:font-name-asian="Arial" style:font-name-complex="Arial"/>
    </style:style>
    <style:style style:name="T60_36" style:family="text">
      <style:text-properties style:font-name="Arial" style:font-name-asian="Arial" style:font-name-complex="Arial"/>
    </style:style>
    <style:style style:name="T60_37" style:family="text">
      <style:text-properties style:font-name="Arial" style:font-name-asian="Arial" style:font-name-complex="Arial"/>
    </style:style>
    <style:style style:name="T60_38" style:family="text">
      <style:text-properties style:font-name="Arial" style:font-name-asian="Arial" style:font-name-complex="Arial"/>
    </style:style>
    <style:style style:name="T60_39" style:family="text">
      <style:text-properties style:font-name="Arial" style:font-name-asian="Arial" style:font-name-complex="Arial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style:font-name="Arial" style:font-name-asian="Arial" style:font-name-complex="Arial"/>
    </style:style>
    <style:style style:name="T61_2" style:family="text">
      <style:text-properties style:font-name="Arial" style:font-name-asian="Arial" style:font-name-complex="Arial"/>
    </style:style>
    <style:style style:name="T61_3" style:family="text">
      <style:text-properties style:font-name="Arial" style:font-name-asian="Arial" style:font-name-complex="Arial"/>
    </style:style>
    <style:style style:name="T61_4" style:family="text">
      <style:text-properties style:font-name="Arial" style:font-name-asian="Arial" style:font-name-complex="Arial"/>
    </style:style>
    <style:style style:name="T61_5" style:family="text">
      <style:text-properties style:font-name="Arial" style:font-name-asian="Arial" style:font-name-complex="Arial"/>
    </style:style>
    <style:style style:name="T61_6" style:family="text">
      <style:text-properties style:font-name="Arial" style:font-name-asian="Arial" style:font-name-complex="Arial"/>
    </style:style>
    <style:style style:name="T61_7" style:family="text">
      <style:text-properties style:font-name="Arial" style:font-name-asian="Arial" style:font-name-complex="Arial"/>
    </style:style>
    <style:style style:name="T61_8" style:family="text">
      <style:text-properties style:font-name="Arial" style:font-name-asian="Arial" style:font-name-complex="Arial"/>
    </style:style>
    <style:style style:name="T61_9" style:family="text">
      <style:text-properties style:font-name="Arial" style:font-name-asian="Arial" style:font-name-complex="Arial"/>
    </style:style>
    <style:style style:name="T61_10" style:family="text">
      <style:text-properties style:font-name="Arial" style:font-name-asian="Arial" style:font-name-complex="Arial"/>
    </style:style>
    <style:style style:name="T61_11" style:family="text">
      <style:text-properties style:font-name="Arial" style:font-name-asian="Arial" style:font-name-complex="Arial"/>
    </style:style>
    <style:style style:name="T61_12" style:family="text">
      <style:text-properties style:font-name="Arial" style:font-name-asian="Arial" style:font-name-complex="Arial"/>
    </style:style>
    <style:style style:name="T61_13" style:family="text">
      <style:text-properties style:font-name="Arial" style:font-name-asian="Arial" style:font-name-complex="Arial"/>
    </style:style>
    <style:style style:name="T61_14" style:family="text">
      <style:text-properties style:font-name="Arial" style:font-name-asian="Arial" style:font-name-complex="Arial"/>
    </style:style>
    <style:style style:name="T61_15" style:family="text">
      <style:text-properties style:font-name="Arial" style:font-name-asian="Arial" style:font-name-complex="Arial"/>
    </style:style>
    <style:style style:name="T61_16" style:family="text">
      <style:text-properties style:font-name="Arial" style:font-name-asian="Arial" style:font-name-complex="Arial"/>
    </style:style>
    <style:style style:name="T61_17" style:family="text">
      <style:text-properties style:font-name="Arial" style:font-name-asian="Arial" style:font-name-complex="Arial"/>
    </style:style>
    <style:style style:name="T61_18" style:family="text">
      <style:text-properties style:font-name="Arial" style:font-name-asian="Arial" style:font-name-complex="Arial"/>
    </style:style>
    <style:style style:name="T61_19" style:family="text">
      <style:text-properties style:font-name="Arial" style:font-name-asian="Arial" style:font-name-complex="Arial"/>
    </style:style>
    <style:style style:name="T61_20" style:family="text">
      <style:text-properties style:font-name="Arial" style:font-name-asian="Arial" style:font-name-complex="Arial"/>
    </style:style>
    <style:style style:name="T61_21" style:family="text">
      <style:text-properties style:font-name="Arial" style:font-name-asian="Arial" style:font-name-complex="Arial"/>
    </style:style>
    <style:style style:name="T61_22" style:family="text">
      <style:text-properties style:font-name="Arial" style:font-name-asian="Arial" style:font-name-complex="Arial"/>
    </style:style>
    <style:style style:name="T61_23" style:family="text">
      <style:text-properties style:font-name="Arial" style:font-name-asian="Arial" style:font-name-complex="Arial"/>
    </style:style>
    <style:style style:name="T61_24" style:family="text">
      <style:text-properties style:font-name="Arial" style:font-name-asian="Arial" style:font-name-complex="Arial"/>
    </style:style>
    <style:style style:name="T61_25" style:family="text">
      <style:text-properties style:font-name="Arial" style:font-name-asian="Arial" style:font-name-complex="Arial"/>
    </style:style>
    <style:style style:name="T61_26" style:family="text">
      <style:text-properties style:font-name="Arial" style:font-name-asian="Arial" style:font-name-complex="Arial"/>
    </style:style>
    <style:style style:name="T61_27" style:family="text">
      <style:text-properties style:font-name="Arial" style:font-name-asian="Arial" style:font-name-complex="Arial"/>
    </style:style>
    <style:style style:name="T61_28" style:family="text">
      <style:text-properties style:font-name="Arial" style:font-name-asian="Arial" style:font-name-complex="Arial"/>
    </style:style>
    <style:style style:name="T61_29" style:family="text">
      <style:text-properties style:font-name="Arial" style:font-name-asian="Arial" style:font-name-complex="Arial"/>
    </style:style>
    <style:style style:name="T61_30" style:family="text">
      <style:text-properties style:font-name="Arial" style:font-name-asian="Arial" style:font-name-complex="Arial"/>
    </style:style>
    <style:style style:name="T61_31" style:family="text">
      <style:text-properties style:font-name="Arial" style:font-name-asian="Arial" style:font-name-complex="Arial"/>
    </style:style>
    <style:style style:name="T61_32" style:family="text">
      <style:text-properties style:font-name="Arial" style:font-name-asian="Arial" style:font-name-complex="Arial"/>
    </style:style>
    <style:style style:name="T61_33" style:family="text">
      <style:text-properties style:font-name="Arial" style:font-name-asian="Arial" style:font-name-complex="Arial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font-name="Arial" style:font-name-asian="Arial" style:font-name-complex="Arial"/>
    </style:style>
    <style:style style:name="T62_2" style:family="text">
      <style:text-properties style:font-name="Arial" style:font-name-asian="Arial" style:font-name-complex="Arial"/>
    </style:style>
    <style:style style:name="T62_3" style:family="text">
      <style:text-properties style:font-name="Arial" style:font-name-asian="Arial" style:font-name-complex="Arial"/>
    </style:style>
    <style:style style:name="T62_4" style:family="text">
      <style:text-properties style:font-name="Arial" style:font-name-asian="Arial" style:font-name-complex="Arial"/>
    </style:style>
    <style:style style:name="T62_5" style:family="text">
      <style:text-properties style:font-name="Arial" style:font-name-asian="Arial" style:font-name-complex="Arial"/>
    </style:style>
    <style:style style:name="T62_6" style:family="text">
      <style:text-properties style:font-name="Arial" style:font-name-asian="Arial" style:font-name-complex="Arial"/>
    </style:style>
    <style:style style:name="T62_7" style:family="text">
      <style:text-properties style:font-name="Arial" style:font-name-asian="Arial" style:font-name-complex="Arial"/>
    </style:style>
    <style:style style:name="T62_8" style:family="text">
      <style:text-properties style:font-name="Arial" style:font-name-asian="Arial" style:font-name-complex="Arial"/>
    </style:style>
    <style:style style:name="T62_9" style:family="text">
      <style:text-properties style:font-name="Arial" style:font-name-asian="Arial" style:font-name-complex="Arial"/>
    </style:style>
    <style:style style:name="T62_10" style:family="text">
      <style:text-properties style:font-name="Arial" style:font-name-asian="Arial" style:font-name-complex="Arial"/>
    </style:style>
    <style:style style:name="T62_11" style:family="text">
      <style:text-properties style:font-name="Arial" style:font-name-asian="Arial" style:font-name-complex="Arial"/>
    </style:style>
    <style:style style:name="T62_12" style:family="text">
      <style:text-properties style:font-name="Arial" style:font-name-asian="Arial" style:font-name-complex="Arial"/>
    </style:style>
    <style:style style:name="T62_13" style:family="text">
      <style:text-properties style:font-name="Arial" style:font-name-asian="Arial" style:font-name-complex="Arial"/>
    </style:style>
    <style:style style:name="T62_14" style:family="text">
      <style:text-properties style:font-name="Arial" style:font-name-asian="Arial" style:font-name-complex="Arial"/>
    </style:style>
    <style:style style:name="T62_15" style:family="text">
      <style:text-properties style:font-name="Arial" style:font-name-asian="Arial" style:font-name-complex="Arial"/>
    </style:style>
    <style:style style:name="T62_16" style:family="text">
      <style:text-properties style:font-name="Arial" style:font-name-asian="Arial" style:font-name-complex="Arial"/>
    </style:style>
    <style:style style:name="T62_17" style:family="text">
      <style:text-properties style:font-name="Arial" style:font-name-asian="Arial" style:font-name-complex="Arial"/>
    </style:style>
    <style:style style:name="T62_18" style:family="text">
      <style:text-properties style:font-name="Arial" style:font-name-asian="Arial" style:font-name-complex="Arial"/>
    </style:style>
    <style:style style:name="T62_19" style:family="text">
      <style:text-properties style:font-name="Arial" style:font-name-asian="Arial" style:font-name-complex="Arial"/>
    </style:style>
    <style:style style:name="T62_20" style:family="text">
      <style:text-properties style:font-name="Arial" style:font-name-asian="Arial" style:font-name-complex="Arial"/>
    </style:style>
    <style:style style:name="T62_21" style:family="text">
      <style:text-properties style:font-name="Arial" style:font-name-asian="Arial" style:font-name-complex="Arial"/>
    </style:style>
    <style:style style:name="T62_22" style:family="text">
      <style:text-properties style:font-name="Arial" style:font-name-asian="Arial" style:font-name-complex="Arial"/>
    </style:style>
    <style:style style:name="T62_23" style:family="text">
      <style:text-properties style:font-name="Arial" style:font-name-asian="Arial" style:font-name-complex="Arial"/>
    </style:style>
    <style:style style:name="T62_24" style:family="text">
      <style:text-properties style:font-name="Arial" style:font-name-asian="Arial" style:font-name-complex="Arial"/>
    </style:style>
    <style:style style:name="T62_25" style:family="text">
      <style:text-properties style:font-name="Arial" style:font-name-asian="Arial" style:font-name-complex="Arial"/>
    </style:style>
    <style:style style:name="T62_26" style:family="text">
      <style:text-properties style:font-name="Arial" style:font-name-asian="Arial" style:font-name-complex="Arial"/>
    </style:style>
    <style:style style:name="T62_27" style:family="text">
      <style:text-properties style:font-name="Arial" style:font-name-asian="Arial" style:font-name-complex="Arial"/>
    </style:style>
    <style:style style:name="T62_28" style:family="text">
      <style:text-properties style:font-name="Arial" style:font-name-asian="Arial" style:font-name-complex="Arial"/>
    </style:style>
    <style:style style:name="T62_29" style:family="text">
      <style:text-properties style:font-name="Arial" style:font-name-asian="Arial" style:font-name-complex="Arial"/>
    </style:style>
    <style:style style:name="T62_30" style:family="text">
      <style:text-properties style:font-name="Arial" style:font-name-asian="Arial" style:font-name-complex="Arial"/>
    </style:style>
    <style:style style:name="T62_31" style:family="text">
      <style:text-properties style:font-name="Arial" style:font-name-asian="Arial" style:font-name-complex="Arial"/>
    </style:style>
    <style:style style:name="T62_32" style:family="text">
      <style:text-properties style:font-name="Arial" style:font-name-asian="Arial" style:font-name-complex="Arial"/>
    </style:style>
    <style:style style:name="T62_33" style:family="text">
      <style:text-properties style:font-name="Arial" style:font-name-asian="Arial" style:font-name-complex="Arial"/>
    </style:style>
    <style:style style:name="T62_34" style:family="text">
      <style:text-properties style:font-name="Arial" style:font-name-asian="Arial" style:font-name-complex="Arial"/>
    </style:style>
    <style:style style:name="T62_35" style:family="text">
      <style:text-properties style:font-name="Arial" style:font-name-asian="Arial" style:font-name-complex="Arial"/>
    </style:style>
    <style:style style:name="T62_36" style:family="text">
      <style:text-properties style:font-name="Arial" style:font-name-asian="Arial" style:font-name-complex="Arial"/>
    </style:style>
    <style:style style:name="T62_37" style:family="text">
      <style:text-properties style:font-name="Arial" style:font-name-asian="Arial" style:font-name-complex="Arial"/>
    </style:style>
    <style:style style:name="T62_38" style:family="text">
      <style:text-properties style:font-name="Arial" style:font-name-asian="Arial" style:font-name-complex="Arial"/>
    </style:style>
    <style:style style:name="T62_39" style:family="text">
      <style:text-properties style:font-name="Arial" style:font-name-asian="Arial" style:font-name-complex="Arial"/>
    </style:style>
    <style:style style:name="T62_40" style:family="text">
      <style:text-properties style:font-name="Arial" style:font-name-asian="Arial" style:font-name-complex="Arial"/>
    </style:style>
    <style:style style:name="T62_41" style:family="text">
      <style:text-properties style:font-name="Arial" style:font-name-asian="Arial" style:font-name-complex="Arial"/>
    </style:style>
    <style:style style:name="T62_42" style:family="text">
      <style:text-properties style:font-name="Arial" style:font-name-asian="Arial" style:font-name-complex="Arial"/>
    </style:style>
    <style:style style:name="T62_43" style:family="text">
      <style:text-properties style:font-name="Arial" style:font-name-asian="Arial" style:font-name-complex="Arial"/>
    </style:style>
    <style:style style:name="T62_44" style:family="text">
      <style:text-properties style:font-name="Arial" style:font-name-asian="Arial" style:font-name-complex="Arial"/>
    </style:style>
    <style:style style:name="T62_45" style:family="text">
      <style:text-properties style:font-name="Arial" style:font-name-asian="Arial" style:font-name-complex="Arial"/>
    </style:style>
    <style:style style:name="P63" style:family="paragraph" style:parent-style-name="Standard">
      <style:paragraph-properties fo:break-before="auto" fo:text-indent="0cm" fo:line-height="132%" fo:margin-top="0.282cm" style:writing-mode="lr-tb"/>
    </style:style>
    <style:style style:name="P64" style:family="paragraph" style:parent-style-name="Standard">
      <style:paragraph-properties fo:break-before="auto" fo:text-indent="0cm" fo:line-height="132%" fo:margin-top="0.282cm" style:writing-mode="lr-tb"/>
    </style:style>
    <style:style style:name="P65" style:family="paragraph" style:parent-style-name="Standard">
      <style:paragraph-properties fo:break-before="auto" fo:text-indent="0cm" fo:line-height="132%" fo:margin-top="0.282cm" style:writing-mode="lr-tb"/>
    </style:style>
    <style:style style:name="T65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5_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5_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66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7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8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69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4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0_4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1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fo:background-color="#ffffff" fo:color="#0b0c0c" style:font-name="Arial" fo:font-size="11pt" style:font-name-asian="Arial" style:font-size-asian="11pt" style:font-name-complex="Arial" style:font-size-complex="11pt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3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4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75" style:family="paragraph" style:parent-style-name="Standard">
      <style:paragraph-properties fo:break-before="auto" fo:line-height="100%" fo:margin-top="0cm" fo:margin-bottom="0cm" style:writing-mode="lr-tb"/>
    </style:style>
    <style:style style:name="T75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75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</office:automatic-styles>
  <office:body>
    <office:text>
      <text:h text:style-name="P1" text:outline-level="10"><text:span text:style-name="T1_1">User</text:span><text:span text:style-name="T1_2"><text:s/></text:span><text:span text:style-name="T1_3">Researcher</text:span></text:h>
      <text:p text:style-name="P2"><text:bookmark-start text:name="h.gjdgxs"/><text:bookmark-end text:name="h.gjdgxs"/><text:span text:style-name="T2_1">User</text:span><text:span text:style-name="T2_2"><text:s/></text:span><text:span text:style-name="T2_3">Researchers</text:span><text:span text:style-name="T2_4"><text:s/></text:span><text:span text:style-name="T2_5">are</text:span><text:span text:style-name="T2_6"><text:s/></text:span><text:span text:style-name="T2_7">key</text:span><text:span text:style-name="T2_8"><text:s/></text:span><text:span text:style-name="T2_9">figures</text:span><text:span text:style-name="T2_10"><text:s/></text:span><text:span text:style-name="T2_11">in</text:span><text:span text:style-name="T2_12"><text:s/></text:span><text:span text:style-name="T2_13">service</text:span><text:span text:style-name="T2_14"><text:s/></text:span><text:span text:style-name="T2_15">teams</text:span><text:span text:style-name="T2_16">,<text:s/></text:span><text:span text:style-name="T2_17">working</text:span><text:span text:style-name="T2_18"><text:s/></text:span><text:span text:style-name="T2_19">to</text:span><text:span text:style-name="T2_20"><text:s/></text:span><text:span text:style-name="T2_21">generate</text:span><text:span text:style-name="T2_22"><text:s/></text:span><text:span text:style-name="T2_23">the</text:span><text:span text:style-name="T2_24"><text:s/></text:span><text:span text:style-name="T2_25">feedback</text:span><text:span text:style-name="T2_26"><text:s/></text:span><text:span text:style-name="T2_27">and</text:span><text:span text:style-name="T2_28"><text:s/></text:span><text:span text:style-name="T2_29">insight</text:span><text:span text:style-name="T2_30"><text:s/></text:span><text:span text:style-name="T2_31">service</text:span><text:span text:style-name="T2_32"><text:s/></text:span><text:span text:style-name="T2_33">teams</text:span><text:span text:style-name="T2_34"><text:s/></text:span><text:span text:style-name="T2_35">need</text:span><text:span text:style-name="T2_36"><text:s/></text:span><text:span text:style-name="T2_37">to</text:span><text:span text:style-name="T2_38"><text:s/></text:span><text:span text:style-name="T2_39">build</text:span><text:span text:style-name="T2_40"><text:s/></text:span><text:span text:style-name="T2_41">a</text:span><text:span text:style-name="T2_42"><text:s/></text:span><text:span text:style-name="T2_43">clear</text:span><text:span text:style-name="T2_44"><text:s/></text:span><text:span text:style-name="T2_45">picture</text:span><text:span text:style-name="T2_46"><text:s/></text:span><text:span text:style-name="T2_47">of</text:span><text:span text:style-name="T2_48"><text:s/></text:span><text:span text:style-name="T2_49">their</text:span><text:span text:style-name="T2_50"><text:s/></text:span><text:span text:style-name="T2_51">users</text:span><text:span text:style-name="T2_52"><text:s/></text:span><text:span text:style-name="T2_53">and</text:span><text:span text:style-name="T2_54"><text:s/></text:span><text:span text:style-name="T2_55">deliver</text:span><text:span text:style-name="T2_56"><text:s/></text:span><text:span text:style-name="T2_57">solutions</text:span><text:span text:style-name="T2_58"><text:s/></text:span><text:span text:style-name="T2_59">that</text:span><text:span text:style-name="T2_60"><text:s/></text:span><text:span text:style-name="T2_61">they</text:span><text:span text:style-name="T2_62"><text:s/></text:span><text:span text:style-name="T2_63">need</text:span><text:span text:style-name="T2_64">.<text:s/></text:span><text:span text:style-name="T2_65">They</text:span><text:span text:style-name="T2_66"><text:s/></text:span><text:span text:style-name="T2_67">will</text:span><text:span text:style-name="T2_68"><text:s/></text:span><text:span text:style-name="T2_69">support</text:span><text:span text:style-name="T2_70"><text:s/></text:span><text:span text:style-name="T2_71">service</text:span><text:span text:style-name="T2_72"><text:s/></text:span><text:span text:style-name="T2_73">managers</text:span><text:span text:style-name="T2_74"><text:s/></text:span><text:span text:style-name="T2_75">by</text:span><text:span text:style-name="T2_76"><text:s/></text:span><text:span text:style-name="T2_77">generating</text:span><text:span text:style-name="T2_78"><text:s/></text:span><text:span text:style-name="T2_79">new</text:span><text:span text:style-name="T2_80"><text:s/></text:span><text:span text:style-name="T2_81">and</text:span><text:span text:style-name="T2_82"><text:s/></text:span><text:span text:style-name="T2_83">useful</text:span><text:span text:style-name="T2_84"><text:s/></text:span><text:span text:style-name="T2_85">user</text:span><text:span text:style-name="T2_86"><text:s/></text:span><text:span text:style-name="T2_87">insights</text:span><text:span text:style-name="T2_88"><text:s/></text:span><text:span text:style-name="T2_89">and</text:span><text:span text:style-name="T2_90"><text:s/></text:span><text:span text:style-name="T2_91">translating</text:span><text:span text:style-name="T2_92"><text:s/></text:span><text:span text:style-name="T2_93">it</text:span><text:span text:style-name="T2_94"><text:s/></text:span><text:span text:style-name="T2_95">into</text:span><text:span text:style-name="T2_96"><text:s/></text:span><text:span text:style-name="T2_97">features</text:span><text:span text:style-name="T2_98"><text:s/></text:span><text:span text:style-name="T2_99">and</text:span><text:span text:style-name="T2_100"><text:s/></text:span><text:span text:style-name="T2_101">actions</text:span><text:span text:style-name="T2_102"><text:s/></text:span><text:span text:style-name="T2_103">that</text:span><text:span text:style-name="T2_104"><text:s/></text:span><text:span text:style-name="T2_105">will</text:span><text:span text:style-name="T2_106"><text:s/></text:span><text:span text:style-name="T2_107">allow</text:span><text:span text:style-name="T2_108"><text:s/></text:span><text:span text:style-name="T2_109">them</text:span><text:span text:style-name="T2_110"><text:s/></text:span><text:span text:style-name="T2_111">to</text:span><text:span text:style-name="T2_112"><text:s/></text:span><text:span text:style-name="T2_113">iteratively</text:span><text:span text:style-name="T2_114"><text:s/></text:span><text:span text:style-name="T2_115">improve</text:span><text:span text:style-name="T2_116"><text:s/></text:span><text:span text:style-name="T2_117">their</text:span><text:span text:style-name="T2_118"><text:s/></text:span><text:span text:style-name="T2_119">service</text:span><text:span text:style-name="T2_120"><text:s/></text:span><text:span text:style-name="T2_121">for</text:span><text:span text:style-name="T2_122"><text:s/></text:span><text:span text:style-name="T2_123">users</text:span><text:span text:style-name="T2_124">.</text:span></text:p>
      <text:p text:style-name="P3"><text:span text:style-name="T3_1">You</text:span><text:span text:style-name="T3_2"><text:s/></text:span><text:span text:style-name="T3_3">should</text:span><text:span text:style-name="T3_4"><text:s/></text:span><text:span text:style-name="T3_5">be</text:span><text:span text:style-name="T3_6"><text:s/></text:span><text:span text:style-name="T3_7">experienced</text:span><text:span text:style-name="T3_8"><text:s/></text:span><text:span text:style-name="T3_9">in</text:span><text:span text:style-name="T3_10"><text:s/></text:span><text:span text:style-name="T3_11">using</text:span><text:span text:style-name="T3_12"><text:s/></text:span><text:span text:style-name="T3_13">a</text:span><text:span text:style-name="T3_14"><text:s/></text:span><text:span text:style-name="T3_15">variety</text:span><text:span text:style-name="T3_16"><text:s/></text:span><text:span text:style-name="T3_17">of</text:span><text:span text:style-name="T3_18"><text:s/></text:span><text:span text:style-name="T3_19">user</text:span><text:span text:style-name="T3_20"><text:s/></text:span><text:span text:style-name="T3_21">testing</text:span><text:span text:style-name="T3_22"><text:s/></text:span><text:span text:style-name="T3_23">methodologies</text:span><text:span text:style-name="T3_24"><text:s/></text:span><text:span text:style-name="T3_25">to</text:span><text:span text:style-name="T3_26"><text:s/></text:span><text:span text:style-name="T3_27">reveal</text:span><text:span text:style-name="T3_28"><text:s/></text:span><text:span text:style-name="T3_29">actionable</text:span><text:span text:style-name="T3_30"><text:s/></text:span><text:span text:style-name="T3_31">customer</text:span><text:span text:style-name="T3_32"><text:s/></text:span><text:span text:style-name="T3_33">insights</text:span><text:span text:style-name="T3_34">.<text:s/></text:span><text:span text:style-name="T3_35">You</text:span><text:span text:style-name="T3_36"><text:s/></text:span><text:span text:style-name="T3_37">will</text:span><text:span text:style-name="T3_38"><text:s/></text:span><text:span text:style-name="T3_39">have</text:span><text:span text:style-name="T3_40"><text:s/></text:span><text:span text:style-name="T3_41">excellent</text:span><text:span text:style-name="T3_42"><text:s/></text:span><text:span text:style-name="T3_43">analytical</text:span><text:span text:style-name="T3_44"><text:s/></text:span><text:span text:style-name="T3_45">and</text:span><text:span text:style-name="T3_46"><text:s/></text:span><text:span text:style-name="T3_47">problem</text:span><text:span text:style-name="T3_48"><text:s/></text:span><text:span text:style-name="T3_49">solving</text:span><text:span text:style-name="T3_50"><text:s/></text:span><text:span text:style-name="T3_51">skills</text:span><text:span text:style-name="T3_52">,<text:s/></text:span><text:span text:style-name="T3_53">and</text:span><text:span text:style-name="T3_54"><text:s/></text:span><text:span text:style-name="T3_55">the</text:span><text:span text:style-name="T3_56"><text:s/></text:span><text:span text:style-name="T3_57">ability</text:span><text:span text:style-name="T3_58"><text:s/></text:span><text:span text:style-name="T3_59">to</text:span><text:span text:style-name="T3_60"><text:s/></text:span><text:span text:style-name="T3_61">quickly</text:span><text:span text:style-name="T3_62"><text:s/></text:span><text:span text:style-name="T3_63">develop</text:span><text:span text:style-name="T3_64"><text:s/></text:span><text:span text:style-name="T3_65">recommendations</text:span><text:span text:style-name="T3_66"><text:s/></text:span><text:span text:style-name="T3_67">based</text:span><text:span text:style-name="T3_68"><text:s/></text:span><text:span text:style-name="T3_69">on</text:span><text:span text:style-name="T3_70"><text:s/></text:span><text:span text:style-name="T3_71">quantitative</text:span><text:span text:style-name="T3_72"><text:s/></text:span><text:span text:style-name="T3_73">and</text:span><text:span text:style-name="T3_74"><text:s/></text:span><text:span text:style-name="T3_75">qualitative</text:span><text:span text:style-name="T3_76"><text:s/></text:span><text:span text:style-name="T3_77">evidence</text:span><text:span text:style-name="T3_78">.<text:s/></text:span><text:span text:style-name="T3_79">You</text:span><text:span text:style-name="T3_80"><text:s/></text:span><text:span text:style-name="T3_81">will</text:span><text:span text:style-name="T3_82"><text:s/></text:span><text:span text:style-name="T3_83">need</text:span><text:span text:style-name="T3_84"><text:s/></text:span><text:span text:style-name="T3_85">to</text:span><text:span text:style-name="T3_86"><text:s/></text:span><text:span text:style-name="T3_87">be</text:span><text:span text:style-name="T3_88"><text:s/></text:span><text:span text:style-name="T3_89">confident</text:span><text:span text:style-name="T3_90"><text:s/></text:span><text:span text:style-name="T3_91">in</text:span><text:span text:style-name="T3_92"><text:s/></text:span><text:span text:style-name="T3_93">explaining</text:span><text:span text:style-name="T3_94"><text:s/></text:span><text:span text:style-name="T3_95">user</text:span><text:span text:style-name="T3_96"><text:s/></text:span><text:span text:style-name="T3_97">needs</text:span><text:span text:style-name="T3_98"><text:s/></text:span><text:span text:style-name="T3_99">to</text:span><text:span text:style-name="T3_100"><text:s/></text:span><text:span text:style-name="T3_101">senior</text:span><text:span text:style-name="T3_102"><text:s/></text:span><text:span text:style-name="T3_103">civil</text:span><text:span text:style-name="T3_104"><text:s/></text:span><text:span text:style-name="T3_105">servants</text:span><text:span text:style-name="T3_106">,<text:s/></text:span><text:span text:style-name="T3_107">and</text:span><text:span text:style-name="T3_108"><text:s/></text:span><text:span text:style-name="T3_109">for</text:span><text:span text:style-name="T3_110"><text:s/></text:span><text:span text:style-name="T3_111">acting</text:span><text:span text:style-name="T3_112"><text:s/></text:span><text:span text:style-name="T3_113">as</text:span><text:span text:style-name="T3_114"><text:s/></text:span><text:span text:style-name="T3_115">a</text:span><text:span text:style-name="T3_116"><text:s/></text:span><text:span text:style-name="T3_117">persuasive</text:span><text:span text:style-name="T3_118"><text:s/></text:span><text:span text:style-name="T3_119">advocate</text:span><text:span text:style-name="T3_120"><text:s/></text:span><text:span text:style-name="T3_121">for</text:span><text:span text:style-name="T3_122"><text:s/></text:span><text:span text:style-name="T3_123">those</text:span><text:span text:style-name="T3_124"><text:s/></text:span><text:span text:style-name="T3_125">needs</text:span><text:span text:style-name="T3_126"><text:s/></text:span><text:span text:style-name="T3_127">both</text:span><text:span text:style-name="T3_128"><text:s/></text:span><text:span text:style-name="T3_129">within</text:span><text:span text:style-name="T3_130"><text:s/></text:span><text:span text:style-name="T3_131">the</text:span><text:span text:style-name="T3_132"><text:s/></text:span><text:span text:style-name="T3_133">team</text:span><text:span text:style-name="T3_134"><text:s/></text:span><text:span text:style-name="T3_135">and</text:span><text:span text:style-name="T3_136"><text:s/></text:span><text:span text:style-name="T3_137">the</text:span><text:span text:style-name="T3_138"><text:s/></text:span><text:span text:style-name="T3_139">department</text:span><text:span text:style-name="T3_140"><text:s/></text:span><text:span text:style-name="T3_141">at</text:span><text:span text:style-name="T3_142"><text:s/></text:span><text:span text:style-name="T3_143">large</text:span><text:span text:style-name="T3_144">.<text:s/></text:span><text:span text:style-name="T3_145">You</text:span><text:span text:style-name="T3_146"><text:s/></text:span><text:span text:style-name="T3_147">will</text:span><text:span text:style-name="T3_148"><text:s/></text:span><text:span text:style-name="T3_149">also</text:span><text:span text:style-name="T3_150"><text:s/></text:span><text:span text:style-name="T3_151">be</text:span><text:span text:style-name="T3_152"><text:s/></text:span><text:span text:style-name="T3_153">comfortable</text:span><text:span text:style-name="T3_154"><text:s/></text:span><text:span text:style-name="T3_155">working</text:span><text:span text:style-name="T3_156"><text:s/></text:span><text:span text:style-name="T3_157">with</text:span><text:span text:style-name="T3_158"><text:s/></text:span><text:span text:style-name="T3_159">data</text:span><text:span text:style-name="T3_160">,<text:s/></text:span><text:span text:style-name="T3_161">from</text:span><text:span text:style-name="T3_162"><text:s/></text:span><text:span text:style-name="T3_163">gathering</text:span><text:span text:style-name="T3_164"><text:s/></text:span><text:span text:style-name="T3_165">and</text:span><text:span text:style-name="T3_166"><text:s/></text:span><text:span text:style-name="T3_167">analysis</text:span><text:span text:style-name="T3_168"><text:s/></text:span><text:span text:style-name="T3_169">through</text:span><text:span text:style-name="T3_170"><text:s/></text:span><text:span text:style-name="T3_171">to</text:span><text:span text:style-name="T3_172"><text:s/></text:span><text:span text:style-name="T3_173">design</text:span><text:span text:style-name="T3_174"><text:s/></text:span><text:span text:style-name="T3_175">and</text:span><text:span text:style-name="T3_176"><text:s/></text:span><text:span text:style-name="T3_177">presentation</text:span><text:span text:style-name="T3_178">.</text:span></text:p>
      <text:p text:style-name="P4"><text:span text:style-name="T4_1">The</text:span><text:span text:style-name="T4_2"><text:s/></text:span><text:span text:style-name="T4_3">main</text:span><text:span text:style-name="T4_4"><text:s/></text:span><text:span text:style-name="T4_5">responsibilities</text:span><text:span text:style-name="T4_6"><text:s/></text:span><text:span text:style-name="T4_7">of</text:span><text:span text:style-name="T4_8"><text:s/></text:span><text:span text:style-name="T4_9">the</text:span><text:span text:style-name="T4_10"><text:s/></text:span><text:span text:style-name="T4_11">post</text:span><text:span text:style-name="T4_12"><text:s/></text:span><text:span text:style-name="T4_13">are</text:span><text:span text:style-name="T4_14">:</text:span></text:p>
      <text:list text:style-name="LS1" xml:id="list0">
        <text:list-item>
          <text:p text:style-name="P5"><text:span text:style-name="T5_1">planning</text:span><text:span text:style-name="T5_2">,<text:s/></text:span><text:span text:style-name="T5_3">designing</text:span><text:span text:style-name="T5_4"><text:s/></text:span><text:span text:style-name="T5_5">and</text:span><text:span text:style-name="T5_6"><text:s/></text:span><text:span text:style-name="T5_7">conducting</text:span><text:span text:style-name="T5_8"><text:s/></text:span><text:span text:style-name="T5_9">in</text:span><text:span text:style-name="T5_10">-</text:span><text:span text:style-name="T5_11">house</text:span><text:span text:style-name="T5_12"><text:s/></text:span><text:span text:style-name="T5_13">usability</text:span><text:span text:style-name="T5_14"><text:s/></text:span><text:span text:style-name="T5_15">testing</text:span><text:span text:style-name="T5_16"><text:s/></text:span><text:span text:style-name="T5_17">sessions</text:span><text:span text:style-name="T5_18"><text:s/></text:span><text:span text:style-name="T5_19">to</text:span><text:span text:style-name="T5_20"><text:s/></text:span><text:span text:style-name="T5_21">support</text:span><text:span text:style-name="T5_22"><text:s/></text:span><text:span text:style-name="T5_23">the</text:span><text:span text:style-name="T5_24"><text:s/></text:span><text:span text:style-name="T5_25">design</text:span><text:span text:style-name="T5_26"><text:s/></text:span><text:span text:style-name="T5_27">and</text:span><text:span text:style-name="T5_28"><text:s/></text:span><text:span text:style-name="T5_29">development</text:span><text:span text:style-name="T5_30"><text:s/></text:span><text:span text:style-name="T5_31">of</text:span><text:span text:style-name="T5_32"><text:s/></text:span><text:span text:style-name="T5_33">government</text:span><text:span text:style-name="T5_34"><text:s/></text:span><text:span text:style-name="T5_35">services</text:span></text:p>
        </text:list-item>
        <text:list-item>
          <text:p text:style-name="P6"><text:span text:style-name="T6_1">leading</text:span><text:span text:style-name="T6_2"><text:s/></text:span><text:span text:style-name="T6_3">the</text:span><text:span text:style-name="T6_4"><text:s/></text:span><text:span text:style-name="T6_5">usability</text:span><text:span text:style-name="T6_6"><text:s/></text:span><text:span text:style-name="T6_7">testing</text:span><text:span text:style-name="T6_8"><text:s/></text:span><text:span text:style-name="T6_9">process</text:span><text:span text:style-name="T6_10"><text:s/></text:span><text:span text:style-name="T6_11">from</text:span><text:span text:style-name="T6_12"><text:s/></text:span><text:span text:style-name="T6_13">developing</text:span><text:span text:style-name="T6_14"><text:s/></text:span><text:span text:style-name="T6_15">user</text:span><text:span text:style-name="T6_16"><text:s/></text:span><text:span text:style-name="T6_17">recruitment</text:span><text:span text:style-name="T6_18"><text:s/></text:span><text:span text:style-name="T6_19">briefs</text:span><text:span text:style-name="T6_20"><text:s/></text:span><text:span text:style-name="T6_21">through</text:span><text:span text:style-name="T6_22"><text:s/></text:span><text:span text:style-name="T6_23">to</text:span><text:span text:style-name="T6_24"><text:s/></text:span><text:span text:style-name="T6_25">test</text:span><text:span text:style-name="T6_26"><text:s/></text:span><text:span text:style-name="T6_27">moderation</text:span><text:span text:style-name="T6_28">,<text:s/></text:span><text:span text:style-name="T6_29">analysis</text:span><text:span text:style-name="T6_30"><text:s/></text:span><text:span text:style-name="T6_31">and</text:span><text:span text:style-name="T6_32"><text:s/></text:span><text:span text:style-name="T6_33">report</text:span><text:span text:style-name="T6_34"><text:s/></text:span><text:span text:style-name="T6_35">writing</text:span></text:p>
        </text:list-item>
        <text:list-item>
          <text:p text:style-name="P7"><text:span text:style-name="T7_1">conducting</text:span><text:span text:style-name="T7_2"><text:s/></text:span><text:span text:style-name="T7_3">in</text:span><text:span text:style-name="T7_4">-</text:span><text:span text:style-name="T7_5">house</text:span><text:span text:style-name="T7_6"><text:s/></text:span><text:span text:style-name="T7_7">research</text:span><text:span text:style-name="T7_8"><text:s/></text:span><text:span text:style-name="T7_9">to</text:span><text:span text:style-name="T7_10"><text:s/></text:span><text:span text:style-name="T7_11">test</text:span><text:span text:style-name="T7_12"><text:s/></text:span><text:span text:style-name="T7_13">new</text:span><text:span text:style-name="T7_14"><text:s/></text:span><text:span text:style-name="T7_15">product</text:span><text:span text:style-name="T7_16"><text:s/></text:span><text:span text:style-name="T7_17">and</text:span><text:span text:style-name="T7_18"><text:s/></text:span><text:span text:style-name="T7_19">concept</text:span><text:span text:style-name="T7_20"><text:s/></text:span><text:span text:style-name="T7_21">developments</text:span><text:span text:style-name="T7_22"><text:s/>(</text:span><text:span text:style-name="T7_23">including</text:span><text:span text:style-name="T7_24"><text:s/></text:span><text:span text:style-name="T7_25">user</text:span><text:span text:style-name="T7_26"><text:s/></text:span><text:span text:style-name="T7_27">requirements</text:span><text:span text:style-name="T7_28"><text:s/></text:span><text:span text:style-name="T7_29">gathering</text:span><text:span text:style-name="T7_30"><text:s/></text:span><text:span text:style-name="T7_31">and</text:span><text:span text:style-name="T7_32"><text:s/></text:span><text:span text:style-name="T7_33">early</text:span><text:span text:style-name="T7_34"><text:s/></text:span><text:span text:style-name="T7_35">stage</text:span><text:span text:style-name="T7_36"><text:s/></text:span><text:span text:style-name="T7_37">concept</text:span><text:span text:style-name="T7_38"><text:s/></text:span><text:span text:style-name="T7_39">and</text:span><text:span text:style-name="T7_40"><text:s/></text:span><text:span text:style-name="T7_41">prototype</text:span><text:span text:style-name="T7_42"><text:s/></text:span><text:span text:style-name="T7_43">testing</text:span><text:span text:style-name="T7_44">,<text:s/></text:span><text:span text:style-name="T7_45">guerrilla</text:span><text:span text:style-name="T7_46"><text:s/></text:span><text:span text:style-name="T7_47">research</text:span><text:span text:style-name="T7_48">,<text:s/></text:span><text:span text:style-name="T7_49">and</text:span><text:span text:style-name="T7_50"><text:s/></text:span><text:span text:style-name="T7_51">other</text:span><text:span text:style-name="T7_52"><text:s/></text:span><text:span text:style-name="T7_53">approaches</text:span><text:span text:style-name="T7_54"><text:s/></text:span><text:span text:style-name="T7_55">to</text:span><text:span text:style-name="T7_56"><text:s/></text:span><text:span text:style-name="T7_57">ensuring</text:span><text:span text:style-name="T7_58"><text:s/></text:span><text:span text:style-name="T7_59">the</text:span><text:span text:style-name="T7_60"><text:s/></text:span><text:span text:style-name="T7_61">user</text:span><text:span text:style-name="T7_62"><text:s/></text:span><text:span text:style-name="T7_63">need</text:span><text:span text:style-name="T7_64"><text:s/></text:span><text:span text:style-name="T7_65">is</text:span><text:span text:style-name="T7_66"><text:s/></text:span><text:span text:style-name="T7_67">fully</text:span><text:span text:style-name="T7_68"><text:s/></text:span><text:span text:style-name="T7_69">understoo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service</text:span><text:span text:style-name="T7_76"><text:s/></text:span><text:span text:style-name="T7_77">design</text:span><text:span text:style-name="T7_78">)</text:span></text:p>
        </text:list-item>
        <text:list-item>
          <text:p text:style-name="P8"><text:span text:style-name="T8_1">working</text:span><text:span text:style-name="T8_2"><text:s/></text:span><text:span text:style-name="T8_3">with</text:span><text:span text:style-name="T8_4"><text:s/></text:span><text:span text:style-name="T8_5">Service</text:span><text:span text:style-name="T8_6"><text:s/></text:span><text:span text:style-name="T8_7">Managers</text:span><text:span text:style-name="T8_8"><text:s/></text:span><text:span text:style-name="T8_9">to</text:span><text:span text:style-name="T8_10"><text:s/></text:span><text:span text:style-name="T8_11">devise</text:span><text:span text:style-name="T8_12"><text:s/></text:span><text:span text:style-name="T8_13">appropriate</text:span><text:span text:style-name="T8_14"><text:s/></text:span><text:span text:style-name="T8_15">research</text:span><text:span text:style-name="T8_16"><text:s/></text:span><text:span text:style-name="T8_17">strategies</text:span><text:span text:style-name="T8_18"><text:s/></text:span><text:span text:style-name="T8_19">to</text:span><text:span text:style-name="T8_20"><text:s/></text:span><text:span text:style-name="T8_21">generate</text:span><text:span text:style-name="T8_22"><text:s/></text:span><text:span text:style-name="T8_23">focused</text:span><text:span text:style-name="T8_24"><text:s/></text:span><text:span text:style-name="T8_25">insights</text:span><text:span text:style-name="T8_26"><text:s/></text:span><text:span text:style-name="T8_27">and</text:span><text:span text:style-name="T8_28"><text:s/></text:span><text:span text:style-name="T8_29">to</text:span><text:span text:style-name="T8_30"><text:s/></text:span><text:span text:style-name="T8_31">convert</text:span><text:span text:style-name="T8_32"><text:s/></text:span><text:span text:style-name="T8_33">concepts</text:span><text:span text:style-name="T8_34"><text:s/></text:span><text:span text:style-name="T8_35">into</text:span><text:span text:style-name="T8_36"><text:s/></text:span><text:span text:style-name="T8_37">high</text:span><text:span text:style-name="T8_38"><text:s/></text:span><text:span text:style-name="T8_39">quality</text:span><text:span text:style-name="T8_40"><text:s/></text:span><text:span text:style-name="T8_41">stimulus</text:span><text:span text:style-name="T8_42"><text:s/></text:span><text:span text:style-name="T8_43">material</text:span></text:p>
        </text:list-item>
        <text:list-item>
          <text:p text:style-name="P9"><text:span text:style-name="T9_1">working</text:span><text:span text:style-name="T9_2"><text:s/></text:span><text:span text:style-name="T9_3">closely</text:span><text:span text:style-name="T9_4"><text:s/></text:span><text:span text:style-name="T9_5">with</text:span><text:span text:style-name="T9_6"><text:s/></text:span><text:span text:style-name="T9_7">designers</text:span><text:span text:style-name="T9_8"><text:s/></text:span><text:span text:style-name="T9_9">and</text:span><text:span text:style-name="T9_10"><text:s/></text:span><text:span text:style-name="T9_11">developers</text:span><text:span text:style-name="T9_12"><text:s/></text:span><text:span text:style-name="T9_13">to</text:span><text:span text:style-name="T9_14"><text:s/></text:span><text:span text:style-name="T9_15">turn</text:span><text:span text:style-name="T9_16"><text:s/></text:span><text:span text:style-name="T9_17">user</text:span><text:span text:style-name="T9_18"><text:s/></text:span><text:span text:style-name="T9_19">data</text:span><text:span text:style-name="T9_20"><text:s/></text:span><text:span text:style-name="T9_21">into</text:span><text:span text:style-name="T9_22"><text:s/></text:span><text:span text:style-name="T9_23">actionable</text:span><text:span text:style-name="T9_24"><text:s/></text:span><text:span text:style-name="T9_25">product</text:span><text:span text:style-name="T9_26">/</text:span><text:span text:style-name="T9_27">service</text:span><text:span text:style-name="T9_28"><text:s/></text:span><text:span text:style-name="T9_29">requirements</text:span><text:span text:style-name="T9_30"><text:s/></text:span><text:span text:style-name="T9_31">that</text:span><text:span text:style-name="T9_32"><text:s/></text:span><text:span text:style-name="T9_33">feed</text:span><text:span text:style-name="T9_34"><text:s/></text:span><text:span text:style-name="T9_35">into</text:span><text:span text:style-name="T9_36"><text:s/></text:span><text:span text:style-name="T9_37">prototype</text:span><text:span text:style-name="T9_38"><text:s/></text:span><text:span text:style-name="T9_39">development</text:span><text:span text:style-name="T9_40">,<text:s/></text:span><text:span text:style-name="T9_41">and</text:span><text:span text:style-name="T9_42"><text:s/></text:span><text:span text:style-name="T9_43">influence</text:span><text:span text:style-name="T9_44"><text:s/></text:span><text:span text:style-name="T9_45">product</text:span><text:span text:style-name="T9_46"><text:s/></text:span><text:span text:style-name="T9_47">direction</text:span></text:p>
        </text:list-item>
        <text:list-item>
          <text:p text:style-name="P10"><text:span text:style-name="T10_1">Designing</text:span><text:span text:style-name="T10_2">,<text:s/></text:span><text:span text:style-name="T10_3">scripting</text:span><text:span text:style-name="T10_4"><text:s/></text:span><text:span text:style-name="T10_5">and</text:span><text:span text:style-name="T10_6"><text:s/></text:span><text:span text:style-name="T10_7">analysing</text:span><text:span text:style-name="T10_8"><text:s/></text:span><text:span text:style-name="T10_9">ad</text:span><text:span text:style-name="T10_10">-</text:span><text:span text:style-name="T10_11">hoc</text:span><text:span text:style-name="T10_12"><text:s/></text:span><text:span text:style-name="T10_13">quantitative</text:span><text:span text:style-name="T10_14"><text:s/></text:span><text:span text:style-name="T10_15">surveys</text:span><text:span text:style-name="T10_16"><text:s/></text:span><text:span text:style-name="T10_17">using</text:span><text:span text:style-name="T10_18"><text:s/></text:span><text:span text:style-name="T10_19">in</text:span><text:span text:style-name="T10_20">-</text:span><text:span text:style-name="T10_21">house</text:span><text:span text:style-name="T10_22"><text:s/></text:span><text:span text:style-name="T10_23">software</text:span><text:span text:style-name="T10_24"><text:s/></text:span><text:span text:style-name="T10_25">licences</text:span></text:p>
        </text:list-item>
        <text:list-item>
          <text:p text:style-name="P11"><text:span text:style-name="T11_1">Managing</text:span><text:span text:style-name="T11_2"><text:s/></text:span><text:span text:style-name="T11_3">ad</text:span><text:span text:style-name="T11_4">-</text:span><text:span text:style-name="T11_5">hoc</text:span><text:span text:style-name="T11_6"><text:s/></text:span><text:span text:style-name="T11_7">qualitative</text:span><text:span text:style-name="T11_8">/</text:span><text:span text:style-name="T11_9">quantitative</text:span><text:span text:style-name="T11_10"><text:s/></text:span><text:span text:style-name="T11_11">research</text:span><text:span text:style-name="T11_12"><text:s/></text:span><text:span text:style-name="T11_13">projects</text:span><text:span text:style-name="T11_14"><text:s/></text:span><text:span text:style-name="T11_15">such</text:span><text:span text:style-name="T11_16"><text:s/></text:span><text:span text:style-name="T11_17">as</text:span><text:span text:style-name="T11_18"><text:s/></text:span><text:span text:style-name="T11_19">proposition</text:span><text:span text:style-name="T11_20"><text:s/></text:span><text:span text:style-name="T11_21">development</text:span><text:span text:style-name="T11_22">,<text:s/></text:span><text:span text:style-name="T11_23">visual</text:span><text:span text:style-name="T11_24"><text:s/></text:span><text:span text:style-name="T11_25">identity</text:span><text:span text:style-name="T11_26"><text:s/></text:span><text:span text:style-name="T11_27">and</text:span><text:span text:style-name="T11_28"><text:s/></text:span><text:span text:style-name="T11_29">customer</text:span><text:span text:style-name="T11_30"><text:s/></text:span><text:span text:style-name="T11_31">experience</text:span><text:span text:style-name="T11_32"><text:s/></text:span><text:span text:style-name="T11_33">mapping</text:span></text:p>
        </text:list-item>
        <text:list-item>
          <text:p text:style-name="P12"><text:span text:style-name="T12_1">applying</text:span><text:span text:style-name="T12_2"><text:s/></text:span><text:span text:style-name="T12_3">knowledge</text:span><text:span text:style-name="T12_4"><text:s/></text:span><text:span text:style-name="T12_5">in</text:span><text:span text:style-name="T12_6"><text:s/></text:span><text:span text:style-name="T12_7">human</text:span><text:span text:style-name="T12_8"><text:s/></text:span><text:span text:style-name="T12_9">factors</text:span><text:span text:style-name="T12_10">,<text:s/></text:span><text:span text:style-name="T12_11">ethnography</text:span><text:span text:style-name="T12_12">,<text:s/></text:span><text:span text:style-name="T12_13">and</text:span><text:span text:style-name="T12_14"><text:s/></text:span><text:span text:style-name="T12_15">the</text:span><text:span text:style-name="T12_16"><text:s/></text:span><text:span text:style-name="T12_17">user</text:span><text:span text:style-name="T12_18">-</text:span><text:span text:style-name="T12_19">centered</text:span><text:span text:style-name="T12_20"><text:s/></text:span><text:span text:style-name="T12_21">design</text:span><text:span text:style-name="T12_22"><text:s/></text:span><text:span text:style-name="T12_23">process</text:span><text:span text:style-name="T12_24"><text:s/></text:span><text:span text:style-name="T12_25">to</text:span><text:span text:style-name="T12_26"><text:s/></text:span><text:span text:style-name="T12_27">product</text:span><text:span text:style-name="T12_28"><text:s/></text:span><text:span text:style-name="T12_29">and</text:span><text:span text:style-name="T12_30"><text:s/></text:span><text:span text:style-name="T12_31">service</text:span><text:span text:style-name="T12_32"><text:s/></text:span><text:span text:style-name="T12_33">design</text:span><text:span text:style-name="T12_34"><text:s/></text:span><text:span text:style-name="T12_35">in</text:span><text:span text:style-name="T12_36"><text:s/></text:span><text:span text:style-name="T12_37">an</text:span><text:span text:style-name="T12_38"><text:s/></text:span><text:span text:style-name="T12_39">iterative</text:span><text:span text:style-name="T12_40"><text:s/></text:span><text:span text:style-name="T12_41">development</text:span><text:span text:style-name="T12_42"><text:s/></text:span><text:span text:style-name="T12_43">environment</text:span></text:p>
        </text:list-item>
        <text:list-item>
          <text:p text:style-name="P13"><text:span text:style-name="T13_1">presenting</text:span><text:span text:style-name="T13_2"><text:s/></text:span><text:span text:style-name="T13_3">findings</text:span><text:span text:style-name="T13_4"><text:s/></text:span><text:span text:style-name="T13_5">and</text:span><text:span text:style-name="T13_6"><text:s/></text:span><text:span text:style-name="T13_7">related</text:span><text:span text:style-name="T13_8"><text:s/></text:span><text:span text:style-name="T13_9">design</text:span><text:span text:style-name="T13_10">/</text:span><text:span text:style-name="T13_11">business</text:span><text:span text:style-name="T13_12"><text:s/></text:span><text:span text:style-name="T13_13">recommendations</text:span><text:span text:style-name="T13_14"><text:s/></text:span><text:span text:style-name="T13_15">and</text:span><text:span text:style-name="T13_16"><text:s/></text:span><text:span text:style-name="T13_17">customer</text:span><text:span text:style-name="T13_18"><text:s/></text:span><text:span text:style-name="T13_19">insights</text:span><text:span text:style-name="T13_20"><text:s/></text:span><text:span text:style-name="T13_21">to</text:span><text:span text:style-name="T13_22"><text:s/></text:span><text:span text:style-name="T13_23">senior</text:span><text:span text:style-name="T13_24"><text:s/></text:span><text:span text:style-name="T13_25">decision</text:span><text:span text:style-name="T13_26"><text:s/></text:span><text:span text:style-name="T13_27">makers</text:span></text:p>
        </text:list-item>
        <text:list-item>
          <text:p text:style-name="P14"><text:span text:style-name="T14_1">managing</text:span><text:span text:style-name="T14_2"><text:s/></text:span><text:span text:style-name="T14_3">day</text:span><text:span text:style-name="T14_4">-</text:span><text:span text:style-name="T14_5">to</text:span><text:span text:style-name="T14_6">-</text:span><text:span text:style-name="T14_7">day</text:span><text:span text:style-name="T14_8"><text:s/></text:span><text:span text:style-name="T14_9">operations</text:span><text:span text:style-name="T14_10"><text:s/></text:span><text:span text:style-name="T14_11">with</text:span><text:span text:style-name="T14_12"><text:s/></text:span><text:span text:style-name="T14_13">a</text:span><text:span text:style-name="T14_14"><text:s/></text:span><text:span text:style-name="T14_15">range</text:span><text:span text:style-name="T14_16"><text:s/></text:span><text:span text:style-name="T14_17">of</text:span><text:span text:style-name="T14_18"><text:s/></text:span><text:span text:style-name="T14_19">usability</text:span><text:span text:style-name="T14_20"><text:s/></text:span><text:span text:style-name="T14_21">and</text:span><text:span text:style-name="T14_22"><text:s/></text:span><text:span text:style-name="T14_23">market</text:span><text:span text:style-name="T14_24"><text:s/></text:span><text:span text:style-name="T14_25">research</text:span><text:span text:style-name="T14_26"><text:s/></text:span><text:span text:style-name="T14_27">agencies</text:span><text:span text:style-name="T14_28"><text:s/></text:span><text:span text:style-name="T14_29">with</text:span><text:span text:style-name="T14_30"><text:s/></text:span><text:span text:style-name="T14_31">accountability</text:span><text:span text:style-name="T14_32"><text:s/></text:span><text:span text:style-name="T14_33">for</text:span><text:span text:style-name="T14_34"><text:s/></text:span><text:span text:style-name="T14_35">schedules</text:span><text:span text:style-name="T14_36">,<text:s/></text:span><text:span text:style-name="T14_37">value</text:span><text:span text:style-name="T14_38"><text:s/></text:span><text:span text:style-name="T14_39">for</text:span><text:span text:style-name="T14_40"><text:s/></text:span><text:span text:style-name="T14_41">money</text:span><text:span text:style-name="T14_42"><text:s/></text:span><text:span text:style-name="T14_43">and</text:span><text:span text:style-name="T14_44"><text:s/></text:span><text:span text:style-name="T14_45">deliverables</text:span></text:p>
        </text:list-item>
        <text:list-item>
          <text:p text:style-name="P15"><text:span text:style-name="T15_1">promoting</text:span><text:span text:style-name="T15_2"><text:s/></text:span><text:span text:style-name="T15_3">user</text:span><text:span text:style-name="T15_4"><text:s/></text:span><text:span text:style-name="T15_5">centered</text:span><text:span text:style-name="T15_6"><text:s/></text:span><text:span text:style-name="T15_7">design</text:span><text:span text:style-name="T15_8"><text:s/></text:span><text:span text:style-name="T15_9">principles</text:span><text:span text:style-name="T15_10"><text:s/></text:span><text:span text:style-name="T15_11">and</text:span><text:span text:style-name="T15_12"><text:s/></text:span><text:span text:style-name="T15_13">best</text:span><text:span text:style-name="T15_14"><text:s/></text:span><text:span text:style-name="T15_15">practice</text:span><text:span text:style-name="T15_16"><text:s/></text:span><text:span text:style-name="T15_17">within</text:span><text:span text:style-name="T15_18"><text:s/></text:span><text:span text:style-name="T15_19">government</text:span></text:p>
        </text:list-item>
      </text:list>
      <text:h text:style-name="P16" text:outline-level="10"><text:span text:style-name="T16_1">Personal</text:span><text:span text:style-name="T16_2"><text:s/></text:span><text:span text:style-name="T16_3">Specification</text:span><text:span text:style-name="T16_4"><text:s/>-<text:s/></text:span><text:span text:style-name="T16_5">Competencies</text:span><text:span text:style-name="T16_6"><text:s/>/<text:s/></text:span><text:span text:style-name="T16_7">Skills</text:span></text:h>
      <text:p text:style-name="P17"><text:span text:style-name="T17_1">Setting</text:span><text:span text:style-name="T17_2"><text:s/></text:span><text:span text:style-name="T17_3">Direction</text:span></text:p>
      <text:p text:style-name="P18"><text:span text:style-name="T18_1">MAKING</text:span><text:span text:style-name="T18_2"><text:s/></text:span><text:span text:style-name="T18_3">EFFECTIVE</text:span><text:span text:style-name="T18_4"><text:s/></text:span><text:span text:style-name="T18_5">DECISIONS</text:span></text:p>
      <text:p text:style-name="P19"><text:span text:style-name="T19_1">Essential</text:span></text:p>
      <text:list text:style-name="LS2" xml:id="list11">
        <text:list-item>
          <text:p text:style-name="P20"><text:span text:style-name="T20_1">Draw</text:span><text:span text:style-name="T20_2"><text:s/></text:span><text:span text:style-name="T20_3">together</text:span><text:span text:style-name="T20_4"><text:s/></text:span><text:span text:style-name="T20_5">and</text:span><text:span text:style-name="T20_6"><text:s/></text:span><text:span text:style-name="T20_7">present</text:span><text:span text:style-name="T20_8"><text:s/></text:span><text:span text:style-name="T20_9">reasonable</text:span><text:span text:style-name="T20_10"><text:s/></text:span><text:span text:style-name="T20_11">conclusions</text:span><text:span text:style-name="T20_12"><text:s/></text:span><text:span text:style-name="T20_13">from</text:span><text:span text:style-name="T20_14"><text:s/></text:span><text:span text:style-name="T20_15">a</text:span><text:span text:style-name="T20_16"><text:s/></text:span><text:span text:style-name="T20_17">wide</text:span><text:span text:style-name="T20_18"><text:s/></text:span><text:span text:style-name="T20_19">range</text:span><text:span text:style-name="T20_20"><text:s/></text:span><text:span text:style-name="T20_21">of</text:span><text:span text:style-name="T20_22"><text:s/></text:span><text:span text:style-name="T20_23">incomplete</text:span><text:span text:style-name="T20_24"><text:s/></text:span><text:span text:style-name="T20_25">and</text:span><text:span text:style-name="T20_26"><text:s/></text:span><text:span text:style-name="T20_27">complex</text:span><text:span text:style-name="T20_28"><text:s/></text:span><text:span text:style-name="T20_29">evidence</text:span><text:span text:style-name="T20_30"><text:s/></text:span><text:span text:style-name="T20_31">and</text:span><text:span text:style-name="T20_32"><text:s/></text:span><text:span text:style-name="T20_33">data</text:span><text:span text:style-name="T20_34"><text:s/>–<text:s/></text:span><text:span text:style-name="T20_35">able</text:span><text:span text:style-name="T20_36"><text:s/></text:span><text:span text:style-name="T20_37">to</text:span><text:span text:style-name="T20_38"><text:s/></text:span><text:span text:style-name="T20_39">act</text:span><text:span text:style-name="T20_40"><text:s/></text:span><text:span text:style-name="T20_41">or</text:span><text:span text:style-name="T20_42"><text:s/></text:span><text:span text:style-name="T20_43">decide</text:span><text:span text:style-name="T20_44"><text:s/></text:span><text:span text:style-name="T20_45">even</text:span><text:span text:style-name="T20_46"><text:s/></text:span><text:span text:style-name="T20_47">when</text:span><text:span text:style-name="T20_48"><text:s/></text:span><text:span text:style-name="T20_49">details</text:span><text:span text:style-name="T20_50"><text:s/></text:span><text:span text:style-name="T20_51">are</text:span><text:span text:style-name="T20_52"><text:s/></text:span><text:span text:style-name="T20_53">not</text:span><text:span text:style-name="T20_54"><text:s/></text:span><text:span text:style-name="T20_55">clear</text:span></text:p>
        </text:list-item>
        <text:list-item>
          <text:p text:style-name="P21"><text:span text:style-name="T21_1">Weigh</text:span><text:span text:style-name="T21_2"><text:s/></text:span><text:span text:style-name="T21_3">up</text:span><text:span text:style-name="T21_4"><text:s/></text:span><text:span text:style-name="T21_5">data</text:span><text:span text:style-name="T21_6"><text:s/></text:span><text:span text:style-name="T21_7">from</text:span><text:span text:style-name="T21_8"><text:s/></text:span><text:span text:style-name="T21_9">various</text:span><text:span text:style-name="T21_10"><text:s/></text:span><text:span text:style-name="T21_11">sources</text:span><text:span text:style-name="T21_12">,<text:s/></text:span><text:span text:style-name="T21_13">recognising</text:span><text:span text:style-name="T21_14"><text:s/></text:span><text:span text:style-name="T21_15">when</text:span><text:span text:style-name="T21_16"><text:s/></text:span><text:span text:style-name="T21_17">to</text:span><text:span text:style-name="T21_18"><text:s/></text:span><text:span text:style-name="T21_19">bring</text:span><text:span text:style-name="T21_20"><text:s/></text:span><text:span text:style-name="T21_21">in</text:span><text:span text:style-name="T21_22"><text:s/></text:span><text:span text:style-name="T21_23">experts</text:span><text:span text:style-name="T21_24">/</text:span><text:span text:style-name="T21_25">researchers</text:span><text:span text:style-name="T21_26"><text:s/></text:span><text:span text:style-name="T21_27">to</text:span><text:span text:style-name="T21_28"><text:s/></text:span><text:span text:style-name="T21_29">add</text:span><text:span text:style-name="T21_30"><text:s/></text:span><text:span text:style-name="T21_31">to</text:span><text:span text:style-name="T21_32"><text:s/></text:span><text:span text:style-name="T21_33">available</text:span><text:span text:style-name="T21_34"><text:s/></text:span><text:span text:style-name="T21_35">information</text:span><text:span text:style-name="T21_36"><text:s/></text:span></text:p>
        </text:list-item>
        <text:list-item>
          <text:p text:style-name="P22"><text:span text:style-name="T22_1">Identify</text:span><text:span text:style-name="T22_2"><text:s/></text:span><text:span text:style-name="T22_3">the</text:span><text:span text:style-name="T22_4"><text:s/></text:span><text:span text:style-name="T22_5">main</text:span><text:span text:style-name="T22_6"><text:s/></text:span><text:span text:style-name="T22_7">issues</text:span><text:span text:style-name="T22_8"><text:s/></text:span><text:span text:style-name="T22_9">in</text:span><text:span text:style-name="T22_10"><text:s/></text:span><text:span text:style-name="T22_11">complex</text:span><text:span text:style-name="T22_12"><text:s/></text:span><text:span text:style-name="T22_13">problems</text:span><text:span text:style-name="T22_14">;<text:s/></text:span><text:span text:style-name="T22_15">clarify</text:span><text:span text:style-name="T22_16"><text:s/></text:span><text:span text:style-name="T22_17">understanding</text:span><text:span text:style-name="T22_18"><text:s/></text:span><text:span text:style-name="T22_19">or</text:span><text:span text:style-name="T22_20"><text:s/></text:span><text:span text:style-name="T22_21">stakeholder</text:span><text:span text:style-name="T22_22"><text:s/></text:span><text:span text:style-name="T22_23">expectations</text:span><text:span text:style-name="T22_24">,<text:s/></text:span><text:span text:style-name="T22_25">to</text:span><text:span text:style-name="T22_26"><text:s/></text:span><text:span text:style-name="T22_27">seek</text:span><text:span text:style-name="T22_28"><text:s/></text:span><text:span text:style-name="T22_29">best</text:span><text:span text:style-name="T22_30"><text:s/></text:span><text:span text:style-name="T22_31">option</text:span></text:p>
        </text:list-item>
        <text:list-item>
          <text:p text:style-name="P23"><text:span text:style-name="T23_1">Make</text:span><text:span text:style-name="T23_2"><text:s/></text:span><text:span text:style-name="T23_3">difficult</text:span><text:span text:style-name="T23_4"><text:s/></text:span><text:span text:style-name="T23_5">decisions</text:span><text:span text:style-name="T23_6"><text:s/></text:span><text:span text:style-name="T23_7">by</text:span><text:span text:style-name="T23_8"><text:s/></text:span><text:span text:style-name="T23_9">pragmatically</text:span><text:span text:style-name="T23_10"><text:s/></text:span><text:span text:style-name="T23_11">weighing</text:span><text:span text:style-name="T23_12"><text:s/></text:span><text:span text:style-name="T23_13">the</text:span><text:span text:style-name="T23_14"><text:s/></text:span><text:span text:style-name="T23_15">complexities</text:span><text:span text:style-name="T23_16"><text:s/></text:span><text:span text:style-name="T23_17">involved</text:span><text:span text:style-name="T23_18"><text:s/></text:span><text:span text:style-name="T23_19">against</text:span><text:span text:style-name="T23_20"><text:s/></text:span><text:span text:style-name="T23_21">the</text:span><text:span text:style-name="T23_22"><text:s/></text:span><text:span text:style-name="T23_23">need</text:span><text:span text:style-name="T23_24"><text:s/></text:span><text:span text:style-name="T23_25">to</text:span><text:span text:style-name="T23_26"><text:s/></text:span><text:span text:style-name="T23_27">act</text:span><text:span text:style-name="T23_28"><text:s/></text:span></text:p>
        </text:list-item>
      </text:list>
      <text:p text:style-name="P24"/>
      <text:p text:style-name="P25"><text:span text:style-name="T25_1">Changing</text:span><text:span text:style-name="T25_2"><text:s/></text:span><text:span text:style-name="T25_3">and</text:span><text:span text:style-name="T25_4"><text:s/></text:span><text:span text:style-name="T25_5">Improving</text:span></text:p>
      <text:p text:style-name="P26"><text:span text:style-name="T26_1">Essential</text:span></text:p>
      <text:list text:style-name="LS3" xml:id="list15">
        <text:list-item>
          <text:p text:style-name="P27"><text:span text:style-name="T27_1">Encourage</text:span><text:span text:style-name="T27_2"><text:s/></text:span><text:span text:style-name="T27_3">a</text:span><text:span text:style-name="T27_4"><text:s/></text:span><text:span text:style-name="T27_5">culture</text:span><text:span text:style-name="T27_6"><text:s/></text:span><text:span text:style-name="T27_7">of</text:span><text:span text:style-name="T27_8"><text:s/></text:span><text:span text:style-name="T27_9">innovation</text:span><text:span text:style-name="T27_10"><text:s/></text:span><text:span text:style-name="T27_11">focused</text:span><text:span text:style-name="T27_12"><text:s/></text:span><text:span text:style-name="T27_13">on</text:span><text:span text:style-name="T27_14"><text:s/></text:span><text:span text:style-name="T27_15">adding</text:span><text:span text:style-name="T27_16"><text:s/></text:span><text:span text:style-name="T27_17">value</text:span><text:span text:style-name="T27_18"><text:s/>–<text:s/></text:span><text:span text:style-name="T27_19">give</text:span><text:span text:style-name="T27_20"><text:s/></text:span><text:span text:style-name="T27_21">people</text:span><text:span text:style-name="T27_22"><text:s/></text:span><text:span text:style-name="T27_23">space</text:span><text:span text:style-name="T27_24"><text:s/></text:span><text:span text:style-name="T27_25">to</text:span><text:span text:style-name="T27_26"><text:s/></text:span><text:span text:style-name="T27_27">think</text:span><text:span text:style-name="T27_28"><text:s/></text:span><text:span text:style-name="T27_29">creatively</text:span></text:p>
        </text:list-item>
        <text:list-item>
          <text:p text:style-name="P28"><text:span text:style-name="T28_1">Effectively</text:span><text:span text:style-name="T28_2"><text:s/></text:span><text:span text:style-name="T28_3">capture</text:span><text:span text:style-name="T28_4">,<text:s/></text:span><text:span text:style-name="T28_5">utilise</text:span><text:span text:style-name="T28_6"><text:s/></text:span><text:span text:style-name="T28_7">and</text:span><text:span text:style-name="T28_8"><text:s/></text:span><text:span text:style-name="T28_9">share</text:span><text:span text:style-name="T28_10"><text:s/></text:span><text:span text:style-name="T28_11">customer</text:span><text:span text:style-name="T28_12"><text:s/></text:span><text:span text:style-name="T28_13">insight</text:span><text:span text:style-name="T28_14"><text:s/></text:span><text:span text:style-name="T28_15">and</text:span><text:span text:style-name="T28_16"><text:s/></text:span><text:span text:style-name="T28_17">views</text:span><text:span text:style-name="T28_18"><text:s/></text:span><text:span text:style-name="T28_19">from</text:span><text:span text:style-name="T28_20"><text:s/></text:span><text:span text:style-name="T28_21">a</text:span><text:span text:style-name="T28_22"><text:s/></text:span><text:span text:style-name="T28_23">diverse</text:span><text:span text:style-name="T28_24"><text:s/></text:span><text:span text:style-name="T28_25">range</text:span><text:span text:style-name="T28_26"><text:s/></text:span><text:span text:style-name="T28_27">of</text:span><text:span text:style-name="T28_28"><text:s/></text:span><text:span text:style-name="T28_29">stakeholders</text:span><text:span text:style-name="T28_30"><text:s/></text:span><text:span text:style-name="T28_31">to</text:span><text:span text:style-name="T28_32"><text:s/></text:span><text:span text:style-name="T28_33">ensure</text:span><text:span text:style-name="T28_34"><text:s/></text:span><text:span text:style-name="T28_35">better</text:span><text:span text:style-name="T28_36"><text:s/></text:span><text:span text:style-name="T28_37">policy</text:span><text:span text:style-name="T28_38"><text:s/></text:span><text:span text:style-name="T28_39">and</text:span><text:span text:style-name="T28_40"><text:s/></text:span><text:span text:style-name="T28_41">delivery</text:span><text:span text:style-name="T28_42"><text:s/></text:span></text:p>
        </text:list-item>
        <text:list-item>
          <text:p text:style-name="P29"><text:span text:style-name="T29_1">Spot</text:span><text:span text:style-name="T29_2"><text:s/></text:span><text:span text:style-name="T29_3">warning</text:span><text:span text:style-name="T29_4"><text:s/></text:span><text:span text:style-name="T29_5">signs</text:span><text:span text:style-name="T29_6"><text:s/></text:span><text:span text:style-name="T29_7">of</text:span><text:span text:style-name="T29_8"><text:s/></text:span><text:span text:style-name="T29_9">things</text:span><text:span text:style-name="T29_10"><text:s/></text:span><text:span text:style-name="T29_11">going</text:span><text:span text:style-name="T29_12"><text:s/></text:span><text:span text:style-name="T29_13">wrong</text:span><text:span text:style-name="T29_14"><text:s/></text:span><text:span text:style-name="T29_15">and</text:span><text:span text:style-name="T29_16"><text:s/></text:span><text:span text:style-name="T29_17">provide</text:span><text:span text:style-name="T29_18"><text:s/></text:span><text:span text:style-name="T29_19">a</text:span><text:span text:style-name="T29_20"><text:s/></text:span><text:span text:style-name="T29_21">decisive</text:span><text:span text:style-name="T29_22"><text:s/></text:span><text:span text:style-name="T29_23">response</text:span><text:span text:style-name="T29_24"><text:s/></text:span><text:span text:style-name="T29_25">to</text:span><text:span text:style-name="T29_26"><text:s/></text:span><text:span text:style-name="T29_27">significant</text:span><text:span text:style-name="T29_28"><text:s/></text:span><text:span text:style-name="T29_29">delivery</text:span><text:span text:style-name="T29_30"><text:s/></text:span><text:span text:style-name="T29_31">challenges</text:span><text:span text:style-name="T29_32"><text:s/></text:span></text:p>
        </text:list-item>
      </text:list>
      <text:p text:style-name="P30"/>
      <text:p text:style-name="P31"><text:span text:style-name="T31_1">Engaging</text:span><text:span text:style-name="T31_2"><text:s/></text:span><text:span text:style-name="T31_3">People</text:span></text:p>
      <text:p text:style-name="P32"><text:span text:style-name="T32_1">LEADING</text:span><text:span text:style-name="T32_2"><text:s/></text:span><text:span text:style-name="T32_3">AND</text:span><text:span text:style-name="T32_4"><text:s/></text:span><text:span text:style-name="T32_5">COMMUNICATING</text:span></text:p>
      <text:p text:style-name="P33"><text:span text:style-name="T33_1">Essential</text:span></text:p>
      <text:list text:style-name="LS4" xml:id="list18">
        <text:list-item>
          <text:p text:style-name="P34"><text:span text:style-name="T34_1">Be</text:span><text:span text:style-name="T34_2"><text:s/></text:span><text:span text:style-name="T34_3">visible</text:span><text:span text:style-name="T34_4"><text:s/></text:span><text:span text:style-name="T34_5">to</text:span><text:span text:style-name="T34_6"><text:s/></text:span><text:span text:style-name="T34_7">staff</text:span><text:span text:style-name="T34_8"><text:s/></text:span><text:span text:style-name="T34_9">and</text:span><text:span text:style-name="T34_10"><text:s/></text:span><text:span text:style-name="T34_11">stakeholders</text:span><text:span text:style-name="T34_12"><text:s/></text:span><text:span text:style-name="T34_13">and</text:span><text:span text:style-name="T34_14"><text:s/></text:span><text:span text:style-name="T34_15">regularly</text:span><text:span text:style-name="T34_16"><text:s/></text:span><text:span text:style-name="T34_17">undertake</text:span><text:span text:style-name="T34_18"><text:s/></text:span><text:span text:style-name="T34_19">activities</text:span><text:span text:style-name="T34_20"><text:s/></text:span><text:span text:style-name="T34_21">to</text:span><text:span text:style-name="T34_22"><text:s/></text:span><text:span text:style-name="T34_23">engage</text:span><text:span text:style-name="T34_24"><text:s/></text:span><text:span text:style-name="T34_25">and</text:span><text:span text:style-name="T34_26"><text:s/></text:span><text:span text:style-name="T34_27">build</text:span><text:span text:style-name="T34_28"><text:s/></text:span><text:span text:style-name="T34_29">trust</text:span><text:span text:style-name="T34_30"><text:s/></text:span><text:span text:style-name="T34_31">with</text:span><text:span text:style-name="T34_32"><text:s/></text:span><text:span text:style-name="T34_33">people</text:span><text:span text:style-name="T34_34"><text:s/></text:span><text:span text:style-name="T34_35">involved</text:span><text:span text:style-name="T34_36"><text:s/></text:span><text:span text:style-name="T34_37">in</text:span><text:span text:style-name="T34_38"><text:s/></text:span><text:span text:style-name="T34_39">area</text:span><text:span text:style-name="T34_40"><text:s/></text:span><text:span text:style-name="T34_41">of</text:span><text:span text:style-name="T34_42"><text:s/></text:span><text:span text:style-name="T34_43">work</text:span><text:span text:style-name="T34_44"><text:s/></text:span></text:p>
        </text:list-item>
        <text:list-item>
          <text:p text:style-name="P35"><text:span text:style-name="T35_1">Clarify</text:span><text:span text:style-name="T35_2"><text:s/></text:span><text:span text:style-name="T35_3">strategies</text:span><text:span text:style-name="T35_4"><text:s/></text:span><text:span text:style-name="T35_5">and</text:span><text:span text:style-name="T35_6"><text:s/></text:span><text:span text:style-name="T35_7">plans</text:span><text:span text:style-name="T35_8">,<text:s/></text:span><text:span text:style-name="T35_9">giving</text:span><text:span text:style-name="T35_10"><text:s/></text:span><text:span text:style-name="T35_11">clear</text:span><text:span text:style-name="T35_12"><text:s/></text:span><text:span text:style-name="T35_13">sense</text:span><text:span text:style-name="T35_14"><text:s/></text:span><text:span text:style-name="T35_15">of</text:span><text:span text:style-name="T35_16"><text:s/></text:span><text:span text:style-name="T35_17">direction</text:span><text:span text:style-name="T35_18"><text:s/></text:span><text:span text:style-name="T35_19">and</text:span><text:span text:style-name="T35_20"><text:s/></text:span><text:span text:style-name="T35_21">purpose</text:span><text:span text:style-name="T35_22"><text:s/></text:span><text:span text:style-name="T35_23">for</text:span><text:span text:style-name="T35_24"><text:s/></text:span><text:span text:style-name="T35_25">self</text:span><text:span text:style-name="T35_26"><text:s/></text:span><text:span text:style-name="T35_27">and</text:span><text:span text:style-name="T35_28"><text:s/></text:span><text:span text:style-name="T35_29">team</text:span><text:span text:style-name="T35_30"><text:s/></text:span></text:p>
        </text:list-item>
        <text:list-item>
          <text:p text:style-name="P36"><text:span text:style-name="T36_1">Confidently</text:span><text:span text:style-name="T36_2"><text:s/></text:span><text:span text:style-name="T36_3">engage</text:span><text:span text:style-name="T36_4"><text:s/></text:span><text:span text:style-name="T36_5">with</text:span><text:span text:style-name="T36_6"><text:s/></text:span><text:span text:style-name="T36_7">stakeholders</text:span><text:span text:style-name="T36_8"><text:s/></text:span><text:span text:style-name="T36_9">and</text:span><text:span text:style-name="T36_10"><text:s/></text:span><text:span text:style-name="T36_11">colleagues</text:span><text:span text:style-name="T36_12"><text:s/></text:span><text:span text:style-name="T36_13">at</text:span><text:span text:style-name="T36_14"><text:s/></text:span><text:span text:style-name="T36_15">all</text:span><text:span text:style-name="T36_16"><text:s/></text:span><text:span text:style-name="T36_17">levels</text:span><text:span text:style-name="T36_18"><text:s/></text:span><text:span text:style-name="T36_19">to</text:span><text:span text:style-name="T36_20"><text:s/></text:span><text:span text:style-name="T36_21">generate</text:span><text:span text:style-name="T36_22"><text:s/></text:span><text:span text:style-name="T36_23">commitment</text:span><text:span text:style-name="T36_24"><text:s/></text:span><text:span text:style-name="T36_25">to</text:span><text:span text:style-name="T36_26"><text:s/></text:span><text:span text:style-name="T36_27">goals</text:span><text:span text:style-name="T36_28"><text:s/></text:span></text:p>
        </text:list-item>
        <text:list-item>
          <text:p text:style-name="P37"><text:span text:style-name="T37_1">Be</text:span><text:span text:style-name="T37_2"><text:s/></text:span><text:span text:style-name="T37_3">open</text:span><text:span text:style-name="T37_4"><text:s/></text:span><text:span text:style-name="T37_5">and</text:span><text:span text:style-name="T37_6"><text:s/></text:span><text:span text:style-name="T37_7">inviting</text:span><text:span text:style-name="T37_8"><text:s/></text:span><text:span text:style-name="T37_9">of</text:span><text:span text:style-name="T37_10"><text:s/></text:span><text:span text:style-name="T37_11">the</text:span><text:span text:style-name="T37_12"><text:s/></text:span><text:span text:style-name="T37_13">views</text:span><text:span text:style-name="T37_14"><text:s/></text:span><text:span text:style-name="T37_15">of</text:span><text:span text:style-name="T37_16"><text:s/></text:span><text:span text:style-name="T37_17">others</text:span><text:span text:style-name="T37_18"><text:s/></text:span><text:span text:style-name="T37_19">and</text:span><text:span text:style-name="T37_20"><text:s/></text:span><text:span text:style-name="T37_21">respond</text:span><text:span text:style-name="T37_22"><text:s/></text:span><text:span text:style-name="T37_23">despite</text:span><text:span text:style-name="T37_24"><text:s/></text:span><text:span text:style-name="T37_25">pressure</text:span><text:span text:style-name="T37_26"><text:s/></text:span><text:span text:style-name="T37_27">to</text:span><text:span text:style-name="T37_28"><text:s/></text:span><text:span text:style-name="T37_29">ignore</text:span><text:span text:style-name="T37_30">,<text:s/></text:span><text:span text:style-name="T37_31">revert</text:span><text:span text:style-name="T37_32"><text:s/></text:span><text:span text:style-name="T37_33">or</text:span><text:span text:style-name="T37_34"><text:s/></text:span><text:span text:style-name="T37_35">concede</text:span><text:span text:style-name="T37_36"><text:s/></text:span></text:p>
        </text:list-item>
      </text:list>
      <text:p text:style-name="P38"/>
      <text:p text:style-name="P39"/>
      <text:p text:style-name="P40"/>
      <text:p text:style-name="P41"><text:span text:style-name="T41_1">Collaborating</text:span><text:span text:style-name="T41_2"><text:s/></text:span><text:span text:style-name="T41_3">and</text:span><text:span text:style-name="T41_4"><text:s/></text:span><text:span text:style-name="T41_5">Partnering</text:span></text:p>
      <text:p text:style-name="P42"><text:span text:style-name="T42_1">Essential</text:span></text:p>
      <text:list text:style-name="LS5" xml:id="list22">
        <text:list-item>
          <text:p text:style-name="P43"><text:span text:style-name="T43_1">Actively</text:span><text:span text:style-name="T43_2"><text:s/></text:span><text:span text:style-name="T43_3">build</text:span><text:span text:style-name="T43_4"><text:s/></text:span><text:span text:style-name="T43_5">and</text:span><text:span text:style-name="T43_6"><text:s/></text:span><text:span text:style-name="T43_7">maintain</text:span><text:span text:style-name="T43_8"><text:s/></text:span><text:span text:style-name="T43_9">a</text:span><text:span text:style-name="T43_10"><text:s/></text:span><text:span text:style-name="T43_11">network</text:span><text:span text:style-name="T43_12"><text:s/></text:span><text:span text:style-name="T43_13">of</text:span><text:span text:style-name="T43_14"><text:s/></text:span><text:span text:style-name="T43_15">colleagues</text:span><text:span text:style-name="T43_16"><text:s/></text:span><text:span text:style-name="T43_17">and</text:span><text:span text:style-name="T43_18"><text:s/></text:span><text:span text:style-name="T43_19">contacts</text:span><text:span text:style-name="T43_20"><text:s/></text:span><text:span text:style-name="T43_21">to</text:span><text:span text:style-name="T43_22"><text:s/></text:span><text:span text:style-name="T43_23">achieve</text:span><text:span text:style-name="T43_24"><text:s/></text:span><text:span text:style-name="T43_25">progress</text:span><text:span text:style-name="T43_26"><text:s/></text:span><text:span text:style-name="T43_27">on</text:span><text:span text:style-name="T43_28"><text:s/></text:span><text:span text:style-name="T43_29">objectives</text:span><text:span text:style-name="T43_30"><text:s/></text:span><text:span text:style-name="T43_31">and</text:span><text:span text:style-name="T43_32"><text:s/></text:span><text:span text:style-name="T43_33">shared</text:span><text:span text:style-name="T43_34"><text:s/></text:span><text:span text:style-name="T43_35">interests</text:span><text:span text:style-name="T43_36"><text:s/></text:span></text:p>
        </text:list-item>
        <text:list-item>
          <text:p text:style-name="P44"><text:span text:style-name="T44_1">Effectively</text:span><text:span text:style-name="T44_2"><text:s/></text:span><text:span text:style-name="T44_3">manage</text:span><text:span text:style-name="T44_4"><text:s/></text:span><text:span text:style-name="T44_5">team</text:span><text:span text:style-name="T44_6"><text:s/></text:span><text:span text:style-name="T44_7">dynamics</text:span><text:span text:style-name="T44_8"><text:s/></text:span><text:span text:style-name="T44_9">when</text:span><text:span text:style-name="T44_10"><text:s/></text:span><text:span text:style-name="T44_11">working</text:span><text:span text:style-name="T44_12"><text:s/></text:span><text:span text:style-name="T44_13">across</text:span><text:span text:style-name="T44_14"><text:s/></text:span><text:span text:style-name="T44_15">Departmental</text:span><text:span text:style-name="T44_16"><text:s/></text:span><text:span text:style-name="T44_17">and</text:span><text:span text:style-name="T44_18"><text:s/></text:span><text:span text:style-name="T44_19">other</text:span><text:span text:style-name="T44_20"><text:s/></text:span><text:span text:style-name="T44_21">boundaries</text:span><text:span text:style-name="T44_22"><text:s/></text:span></text:p>
        </text:list-item>
        <text:list-item>
          <text:p text:style-name="P45"><text:span text:style-name="T45_1">Actively</text:span><text:span text:style-name="T45_2"><text:s/></text:span><text:span text:style-name="T45_3">involve</text:span><text:span text:style-name="T45_4"><text:s/></text:span><text:span text:style-name="T45_5">partners</text:span><text:span text:style-name="T45_6"><text:s/></text:span><text:span text:style-name="T45_7">to</text:span><text:span text:style-name="T45_8"><text:s/></text:span><text:span text:style-name="T45_9">deliver</text:span><text:span text:style-name="T45_10"><text:s/></text:span><text:span text:style-name="T45_11">a</text:span><text:span text:style-name="T45_12"><text:s/></text:span><text:span text:style-name="T45_13">business</text:span><text:span text:style-name="T45_14"><text:s/></text:span><text:span text:style-name="T45_15">outcome</text:span><text:span text:style-name="T45_16"><text:s/></text:span><text:span text:style-name="T45_17">through</text:span><text:span text:style-name="T45_18"><text:s/></text:span><text:span text:style-name="T45_19">collaboration</text:span><text:span text:style-name="T45_20"><text:s/></text:span><text:span text:style-name="T45_21">that</text:span><text:span text:style-name="T45_22"><text:s/></text:span><text:span text:style-name="T45_23">achieves</text:span><text:span text:style-name="T45_24"><text:s/></text:span><text:span text:style-name="T45_25">better</text:span><text:span text:style-name="T45_26"><text:s/></text:span><text:span text:style-name="T45_27">results</text:span><text:span text:style-name="T45_28"><text:s/></text:span><text:span text:style-name="T45_29">for</text:span><text:span text:style-name="T45_30"><text:s/></text:span><text:span text:style-name="T45_31">citizens</text:span><text:span text:style-name="T45_32"><text:s/></text:span></text:p>
        </text:list-item>
      </text:list>
      <text:p text:style-name="P46"/>
      <text:p text:style-name="P47"/>
      <text:p text:style-name="P48"><text:span text:style-name="T48_1">DELIVERING</text:span><text:span text:style-name="T48_2"><text:s/></text:span><text:span text:style-name="T48_3">RESULTS</text:span></text:p>
      <text:p text:style-name="P49"/>
      <text:p text:style-name="P50"><text:span text:style-name="T50_1">DELIVERING</text:span><text:span text:style-name="T50_2"><text:s/></text:span><text:span text:style-name="T50_3">AT</text:span><text:span text:style-name="T50_4"><text:s/></text:span><text:span text:style-name="T50_5">PACE</text:span></text:p>
      <text:p text:style-name="P51"><text:span text:style-name="T51_1">Essential</text:span></text:p>
      <text:list text:style-name="LS6" xml:id="list25">
        <text:list-item>
          <text:p text:style-name="P52"><text:span text:style-name="T52_1">Get</text:span><text:span text:style-name="T52_2"><text:s/></text:span><text:span text:style-name="T52_3">the</text:span><text:span text:style-name="T52_4"><text:s/></text:span><text:span text:style-name="T52_5">best</text:span><text:span text:style-name="T52_6"><text:s/></text:span><text:span text:style-name="T52_7">out</text:span><text:span text:style-name="T52_8"><text:s/></text:span><text:span text:style-name="T52_9">of</text:span><text:span text:style-name="T52_10"><text:s/></text:span><text:span text:style-name="T52_11">people</text:span><text:span text:style-name="T52_12"><text:s/></text:span><text:span text:style-name="T52_13">by</text:span><text:span text:style-name="T52_14"><text:s/></text:span><text:span text:style-name="T52_15">giving</text:span><text:span text:style-name="T52_16"><text:s/></text:span><text:span text:style-name="T52_17">enthusiastic</text:span><text:span text:style-name="T52_18"><text:s/></text:span><text:span text:style-name="T52_19">and</text:span><text:span text:style-name="T52_20"><text:s/></text:span><text:span text:style-name="T52_21">encouraging</text:span><text:span text:style-name="T52_22"><text:s/></text:span><text:span text:style-name="T52_23">messages</text:span><text:span text:style-name="T52_24"><text:s/></text:span><text:span text:style-name="T52_25">about</text:span><text:span text:style-name="T52_26"><text:s/></text:span><text:span text:style-name="T52_27">priorities</text:span><text:span text:style-name="T52_28">,<text:s/></text:span><text:span text:style-name="T52_29">objectives</text:span><text:span text:style-name="T52_30"><text:s/></text:span><text:span text:style-name="T52_31">and</text:span><text:span text:style-name="T52_32"><text:s/></text:span><text:span text:style-name="T52_33">expectations</text:span></text:p>
        </text:list-item>
        <text:list-item>
          <text:p text:style-name="P53"><text:span text:style-name="T53_1">Clarify</text:span><text:span text:style-name="T53_2"><text:s/></text:span><text:span text:style-name="T53_3">business</text:span><text:span text:style-name="T53_4"><text:s/></text:span><text:span text:style-name="T53_5">priorities</text:span><text:span text:style-name="T53_6">,<text:s/></text:span><text:span text:style-name="T53_7">roles</text:span><text:span text:style-name="T53_8"><text:s/></text:span><text:span text:style-name="T53_9">and</text:span><text:span text:style-name="T53_10"><text:s/></text:span><text:span text:style-name="T53_11">responsibilities</text:span><text:span text:style-name="T53_12"><text:s/></text:span><text:span text:style-name="T53_13">and</text:span><text:span text:style-name="T53_14"><text:s/></text:span><text:span text:style-name="T53_15">secure</text:span><text:span text:style-name="T53_16"><text:s/></text:span><text:span text:style-name="T53_17">individual</text:span><text:span text:style-name="T53_18"><text:s/></text:span><text:span text:style-name="T53_19">and</text:span><text:span text:style-name="T53_20"><text:s/></text:span><text:span text:style-name="T53_21">team</text:span><text:span text:style-name="T53_22"><text:s/></text:span><text:span text:style-name="T53_23">ownership</text:span></text:p>
        </text:list-item>
        <text:list-item>
          <text:p text:style-name="P54"><text:span text:style-name="T54_1">Maintain</text:span><text:span text:style-name="T54_2"><text:s/></text:span><text:span text:style-name="T54_3">effective</text:span><text:span text:style-name="T54_4"><text:s/></text:span><text:span text:style-name="T54_5">performance</text:span><text:span text:style-name="T54_6"><text:s/></text:span><text:span text:style-name="T54_7">in</text:span><text:span text:style-name="T54_8"><text:s/></text:span><text:span text:style-name="T54_9">difficult</text:span><text:span text:style-name="T54_10"><text:s/></text:span><text:span text:style-name="T54_11">and</text:span><text:span text:style-name="T54_12"><text:s/></text:span><text:span text:style-name="T54_13">challenging</text:span><text:span text:style-name="T54_14"><text:s/></text:span><text:span text:style-name="T54_15">circumstances</text:span><text:span text:style-name="T54_16">,<text:s/></text:span><text:span text:style-name="T54_17">encouraging</text:span><text:span text:style-name="T54_18"><text:s/></text:span><text:span text:style-name="T54_19">others</text:span><text:span text:style-name="T54_20"><text:s/></text:span><text:span text:style-name="T54_21">to</text:span><text:span text:style-name="T54_22"><text:s/></text:span><text:span text:style-name="T54_23">do</text:span><text:span text:style-name="T54_24"><text:s/></text:span><text:span text:style-name="T54_25">the</text:span><text:span text:style-name="T54_26"><text:s/></text:span><text:span text:style-name="T54_27">same</text:span></text:p>
        </text:list-item>
        <text:list-item>
          <text:p text:style-name="P55"><text:span text:style-name="T55_1">Review</text:span><text:span text:style-name="T55_2">,<text:s/></text:span><text:span text:style-name="T55_3">challenge</text:span><text:span text:style-name="T55_4"><text:s/></text:span><text:span text:style-name="T55_5">and</text:span><text:span text:style-name="T55_6"><text:s/></text:span><text:span text:style-name="T55_7">adjust</text:span><text:span text:style-name="T55_8"><text:s/></text:span><text:span text:style-name="T55_9">performance</text:span><text:span text:style-name="T55_10"><text:s/></text:span><text:span text:style-name="T55_11">levels</text:span><text:span text:style-name="T55_12"><text:s/></text:span><text:span text:style-name="T55_13">to</text:span><text:span text:style-name="T55_14"><text:s/></text:span><text:span text:style-name="T55_15">ensure</text:span><text:span text:style-name="T55_16"><text:s/></text:span><text:span text:style-name="T55_17">quality</text:span><text:span text:style-name="T55_18"><text:s/></text:span><text:span text:style-name="T55_19">outcomes</text:span><text:span text:style-name="T55_20"><text:s/></text:span><text:span text:style-name="T55_21">are</text:span><text:span text:style-name="T55_22"><text:s/></text:span><text:span text:style-name="T55_23">delivered</text:span><text:span text:style-name="T55_24"><text:s/></text:span><text:span text:style-name="T55_25">on</text:span><text:span text:style-name="T55_26"><text:s/></text:span><text:span text:style-name="T55_27">time</text:span><text:span text:style-name="T55_28">,<text:s/></text:span><text:span text:style-name="T55_29">rewarding</text:span><text:span text:style-name="T55_30"><text:s/></text:span><text:span text:style-name="T55_31">success</text:span></text:p>
        </text:list-item>
        <text:list-item>
          <text:p text:style-name="P56"><text:span text:style-name="T56_1">Managing</text:span><text:span text:style-name="T56_2"><text:s/></text:span><text:span text:style-name="T56_3">across</text:span><text:span text:style-name="T56_4"><text:s/></text:span><text:span text:style-name="T56_5">boundaries</text:span><text:span text:style-name="T56_6"><text:s/></text:span><text:span text:style-name="T56_7">to</text:span><text:span text:style-name="T56_8"><text:s/></text:span><text:span text:style-name="T56_9">ensure</text:span><text:span text:style-name="T56_10"><text:s/></text:span><text:span text:style-name="T56_11">delivery</text:span><text:span text:style-name="T56_12"><text:s/></text:span><text:span text:style-name="T56_13">of</text:span><text:span text:style-name="T56_14"><text:s/></text:span><text:span text:style-name="T56_15">benefits</text:span><text:span text:style-name="T56_16"><text:s/></text:span><text:span text:style-name="T56_17">and</text:span><text:span text:style-name="T56_18"><text:s/></text:span><text:span text:style-name="T56_19">sharing</text:span><text:span text:style-name="T56_20"><text:s/></text:span><text:span text:style-name="T56_21">lessons</text:span><text:span text:style-name="T56_22"><text:s/></text:span><text:span text:style-name="T56_23">learned</text:span></text:p>
        </text:list-item>
      </text:list>
      <text:p text:style-name="P57"><text:span text:style-name="T57_1">MANAGING</text:span><text:span text:style-name="T57_2"><text:s/></text:span><text:span text:style-name="T57_3">A</text:span><text:span text:style-name="T57_4"><text:s/></text:span><text:span text:style-name="T57_5">QUALITY</text:span><text:span text:style-name="T57_6"><text:s/></text:span><text:span text:style-name="T57_7">SERVICE</text:span></text:p>
      <text:p text:style-name="P58"><text:span text:style-name="T58_1">Essential</text:span></text:p>
      <text:list text:style-name="LS7" xml:id="list30">
        <text:list-item>
          <text:p text:style-name="P59"><text:span text:style-name="T59_1">Exemplify</text:span><text:span text:style-name="T59_2"><text:s/></text:span><text:span text:style-name="T59_3">positive</text:span><text:span text:style-name="T59_4"><text:s/></text:span><text:span text:style-name="T59_5">customer</text:span><text:span text:style-name="T59_6"><text:s/></text:span><text:span text:style-name="T59_7">service</text:span><text:span text:style-name="T59_8"><text:s/></text:span><text:span text:style-name="T59_9">behaviours</text:span><text:span text:style-name="T59_10"><text:s/></text:span><text:span text:style-name="T59_11">and</text:span><text:span text:style-name="T59_12"><text:s/></text:span><text:span text:style-name="T59_13">promote</text:span><text:span text:style-name="T59_14"><text:s/></text:span><text:span text:style-name="T59_15">a</text:span><text:span text:style-name="T59_16"><text:s/></text:span><text:span text:style-name="T59_17">culture</text:span><text:span text:style-name="T59_18"><text:s/></text:span><text:span text:style-name="T59_19">focused</text:span><text:span text:style-name="T59_20"><text:s/></text:span><text:span text:style-name="T59_21">on</text:span><text:span text:style-name="T59_22"><text:s/></text:span><text:span text:style-name="T59_23">ensuring</text:span><text:span text:style-name="T59_24"><text:s/></text:span><text:span text:style-name="T59_25">customer</text:span><text:span text:style-name="T59_26"><text:s/></text:span><text:span text:style-name="T59_27">needs</text:span><text:span text:style-name="T59_28"><text:s/></text:span><text:span text:style-name="T59_29">are</text:span><text:span text:style-name="T59_30"><text:s/></text:span><text:span text:style-name="T59_31">met</text:span></text:p>
        </text:list-item>
        <text:list-item>
          <text:p text:style-name="P60"><text:span text:style-name="T60_1">Establish</text:span><text:span text:style-name="T60_2"><text:s/></text:span><text:span text:style-name="T60_3">how</text:span><text:span text:style-name="T60_4"><text:s/></text:span><text:span text:style-name="T60_5">the</text:span><text:span text:style-name="T60_6"><text:s/></text:span><text:span text:style-name="T60_7">business</text:span><text:span text:style-name="T60_8"><text:s/></text:span><text:span text:style-name="T60_9">area</text:span><text:span text:style-name="T60_10"><text:s/></text:span><text:span text:style-name="T60_11">compares</text:span><text:span text:style-name="T60_12"><text:s/></text:span><text:span text:style-name="T60_13">to</text:span><text:span text:style-name="T60_14"><text:s/></text:span><text:span text:style-name="T60_15">customer</text:span><text:span text:style-name="T60_16"><text:s/></text:span><text:span text:style-name="T60_17">service</text:span><text:span text:style-name="T60_18"><text:s/></text:span><text:span text:style-name="T60_19">expectations</text:span><text:span text:style-name="T60_20"><text:s/></text:span><text:span text:style-name="T60_21">and</text:span><text:span text:style-name="T60_22"><text:s/></text:span><text:span text:style-name="T60_23">industry</text:span><text:span text:style-name="T60_24"><text:s/></text:span><text:span text:style-name="T60_25">best</text:span><text:span text:style-name="T60_26"><text:s/></text:span><text:span text:style-name="T60_27">practice</text:span><text:span text:style-name="T60_28"><text:s/></text:span><text:span text:style-name="T60_29">and</text:span><text:span text:style-name="T60_30"><text:s/></text:span><text:span text:style-name="T60_31">identify</text:span><text:span text:style-name="T60_32"><text:s/></text:span><text:span text:style-name="T60_33">necessary</text:span><text:span text:style-name="T60_34"><text:s/></text:span><text:span text:style-name="T60_35">improvements</text:span><text:span text:style-name="T60_36"><text:s/></text:span><text:span text:style-name="T60_37">in</text:span><text:span text:style-name="T60_38"><text:s/></text:span><text:span text:style-name="T60_39">plans</text:span></text:p>
        </text:list-item>
        <text:list-item>
          <text:p text:style-name="P61"><text:span text:style-name="T61_1">Create</text:span><text:span text:style-name="T61_2"><text:s/></text:span><text:span text:style-name="T61_3">regular</text:span><text:span text:style-name="T61_4"><text:s/></text:span><text:span text:style-name="T61_5">opportunities</text:span><text:span text:style-name="T61_6"><text:s/></text:span><text:span text:style-name="T61_7">for</text:span><text:span text:style-name="T61_8"><text:s/></text:span><text:span text:style-name="T61_9">staff</text:span><text:span text:style-name="T61_10"><text:s/></text:span><text:span text:style-name="T61_11">and</text:span><text:span text:style-name="T61_12"><text:s/></text:span><text:span text:style-name="T61_13">customers</text:span><text:span text:style-name="T61_14"><text:s/></text:span><text:span text:style-name="T61_15">to</text:span><text:span text:style-name="T61_16"><text:s/></text:span><text:span text:style-name="T61_17">help</text:span><text:span text:style-name="T61_18"><text:s/></text:span><text:span text:style-name="T61_19">improve</text:span><text:span text:style-name="T61_20"><text:s/></text:span><text:span text:style-name="T61_21">service</text:span><text:span text:style-name="T61_22"><text:s/></text:span><text:span text:style-name="T61_23">quality</text:span><text:span text:style-name="T61_24"><text:s/></text:span><text:span text:style-name="T61_25">and</text:span><text:span text:style-name="T61_26"><text:s/></text:span><text:span text:style-name="T61_27">demonstrate</text:span><text:span text:style-name="T61_28"><text:s/></text:span><text:span text:style-name="T61_29">a</text:span><text:span text:style-name="T61_30"><text:s/></text:span><text:span text:style-name="T61_31">visible</text:span><text:span text:style-name="T61_32"><text:s/></text:span><text:span text:style-name="T61_33">involvement</text:span></text:p>
        </text:list-item>
        <text:list-item>
          <text:p text:style-name="P62"><text:span text:style-name="T62_1">Ensure</text:span><text:span text:style-name="T62_2"><text:s/></text:span><text:span text:style-name="T62_3">the</text:span><text:span text:style-name="T62_4"><text:s/></text:span><text:span text:style-name="T62_5">service</text:span><text:span text:style-name="T62_6"><text:s/></text:span><text:span text:style-name="T62_7">offer</text:span><text:span text:style-name="T62_8"><text:s/></text:span><text:span text:style-name="T62_9">thoroughly</text:span><text:span text:style-name="T62_10"><text:s/></text:span><text:span text:style-name="T62_11">considers</text:span><text:span text:style-name="T62_12"><text:s/></text:span><text:span text:style-name="T62_13">customers</text:span><text:span text:style-name="T62_14">’<text:s/></text:span><text:span text:style-name="T62_15">needs</text:span><text:span text:style-name="T62_16"><text:s/></text:span><text:span text:style-name="T62_17">and</text:span><text:span text:style-name="T62_18"><text:s/></text:span><text:span text:style-name="T62_19">a</text:span><text:span text:style-name="T62_20"><text:s/></text:span><text:span text:style-name="T62_21">broad</text:span><text:span text:style-name="T62_22"><text:s/></text:span><text:span text:style-name="T62_23">range</text:span><text:span text:style-name="T62_24"><text:s/></text:span><text:span text:style-name="T62_25">of</text:span><text:span text:style-name="T62_26"><text:s/></text:span><text:span text:style-name="T62_27">available</text:span><text:span text:style-name="T62_28"><text:s/></text:span><text:span text:style-name="T62_29">methods</text:span><text:span text:style-name="T62_30"><text:s/></text:span><text:span text:style-name="T62_31">to</text:span><text:span text:style-name="T62_32"><text:s/></text:span><text:span text:style-name="T62_33">meet</text:span><text:span text:style-name="T62_34"><text:s/></text:span><text:span text:style-name="T62_35">this</text:span><text:span text:style-name="T62_36">,<text:s/></text:span><text:span text:style-name="T62_37">including</text:span><text:span text:style-name="T62_38"><text:s/></text:span><text:span text:style-name="T62_39">new</text:span><text:span text:style-name="T62_40"><text:s/></text:span><text:span text:style-name="T62_41">technology</text:span><text:span text:style-name="T62_42"><text:s/></text:span><text:span text:style-name="T62_43">where</text:span><text:span text:style-name="T62_44"><text:s/></text:span><text:span text:style-name="T62_45">relevant</text:span></text:p>
        </text:list-item>
      </text:list>
      <text:p text:style-name="P63"/>
      <text:p text:style-name="P64"/>
      <text:p text:style-name="P65"><text:span text:style-name="T65_1">SPECIALIST</text:span><text:span text:style-name="T65_2"><text:s/></text:span><text:span text:style-name="T65_3">SKILLS</text:span></text:p>
      <text:p text:style-name="P66"><text:span text:style-name="T66_1">Essential</text:span></text:p>
      <text:list text:style-name="LS8" xml:id="list34">
        <text:list-item>
          <text:p text:style-name="P67"><text:span text:style-name="T67_1">Demonstrable</text:span><text:span text:style-name="T67_2"><text:s/></text:span><text:span text:style-name="T67_3">knowledge</text:span><text:span text:style-name="T67_4">,<text:s/></text:span><text:span text:style-name="T67_5">experience</text:span><text:span text:style-name="T67_6"><text:s/></text:span><text:span text:style-name="T67_7">in</text:span><text:span text:style-name="T67_8"><text:s/></text:span><text:span text:style-name="T67_9">and</text:span><text:span text:style-name="T67_10"><text:s/></text:span><text:span text:style-name="T67_11">passion</text:span><text:span text:style-name="T67_12"><text:s/></text:span><text:span text:style-name="T67_13">for</text:span><text:span text:style-name="T67_14"><text:s/></text:span><text:span text:style-name="T67_15">web</text:span><text:span text:style-name="T67_16"><text:s/></text:span><text:span text:style-name="T67_17">user</text:span><text:span text:style-name="T67_18"><text:s/></text:span><text:span text:style-name="T67_19">centered</text:span><text:span text:style-name="T67_20"><text:s/></text:span><text:span text:style-name="T67_21">design</text:span><text:span text:style-name="T67_22"><text:s/></text:span><text:span text:style-name="T67_23">practices</text:span><text:span text:style-name="T67_24">.</text:span></text:p>
        </text:list-item>
        <text:list-item>
          <text:p text:style-name="P68"><text:span text:style-name="T68_1">Proven</text:span><text:span text:style-name="T68_2"><text:s/></text:span><text:span text:style-name="T68_3">experience</text:span><text:span text:style-name="T68_4"><text:s/></text:span><text:span text:style-name="T68_5">of</text:span><text:span text:style-name="T68_6"><text:s/></text:span><text:span text:style-name="T68_7">gathering</text:span><text:span text:style-name="T68_8"><text:s/></text:span><text:span text:style-name="T68_9">user</text:span><text:span text:style-name="T68_10"><text:s/></text:span><text:span text:style-name="T68_11">requirements</text:span><text:span text:style-name="T68_12"><text:s/></text:span><text:span text:style-name="T68_13">for</text:span><text:span text:style-name="T68_14"><text:s/></text:span><text:span text:style-name="T68_15">web</text:span><text:span text:style-name="T68_16"><text:s/></text:span><text:span text:style-name="T68_17">based</text:span><text:span text:style-name="T68_18"><text:s/></text:span><text:span text:style-name="T68_19">services</text:span><text:span text:style-name="T68_20">.</text:span></text:p>
        </text:list-item>
        <text:list-item>
          <text:p text:style-name="P69"><text:span text:style-name="T69_1">Proven</text:span><text:span text:style-name="T69_2"><text:s/></text:span><text:span text:style-name="T69_3">experience</text:span><text:span text:style-name="T69_4"><text:s/></text:span><text:span text:style-name="T69_5">of</text:span><text:span text:style-name="T69_6"><text:s/></text:span><text:span text:style-name="T69_7">managing</text:span><text:span text:style-name="T69_8">,<text:s/></text:span><text:span text:style-name="T69_9">executing</text:span><text:span text:style-name="T69_10"><text:s/></text:span><text:span text:style-name="T69_11">and</text:span><text:span text:style-name="T69_12"><text:s/></text:span><text:span text:style-name="T69_13">analysing</text:span><text:span text:style-name="T69_14"><text:s/></text:span><text:span text:style-name="T69_15">usability</text:span><text:span text:style-name="T69_16"><text:s/></text:span><text:span text:style-name="T69_17">test</text:span><text:span text:style-name="T69_18"><text:s/></text:span><text:span text:style-name="T69_19">sessions</text:span></text:p>
        </text:list-item>
        <text:list-item>
          <text:p text:style-name="P70"><text:span text:style-name="T70_1">Proven</text:span><text:span text:style-name="T70_2"><text:s/></text:span><text:span text:style-name="T70_3">experience</text:span><text:span text:style-name="T70_4"><text:s/></text:span><text:span text:style-name="T70_5">of</text:span><text:span text:style-name="T70_6"><text:s/></text:span><text:span text:style-name="T70_7">working</text:span><text:span text:style-name="T70_8"><text:s/></text:span><text:span text:style-name="T70_9">in</text:span><text:span text:style-name="T70_10"><text:s/></text:span><text:span text:style-name="T70_11">an</text:span><text:span text:style-name="T70_12"><text:s/></text:span><text:span text:style-name="T70_13">agile</text:span><text:span text:style-name="T70_14"><text:s/></text:span><text:span text:style-name="T70_15">development</text:span><text:span text:style-name="T70_16"><text:s/></text:span><text:span text:style-name="T70_17">environment</text:span><text:span text:style-name="T70_18"><text:s/></text:span><text:span text:style-name="T70_19">with</text:span><text:span text:style-name="T70_20"><text:s/></text:span><text:span text:style-name="T70_21">User</text:span><text:span text:style-name="T70_22"><text:s/></text:span><text:span text:style-name="T70_23">Experience</text:span><text:span text:style-name="T70_24"><text:s/></text:span><text:span text:style-name="T70_25">teams</text:span><text:span text:style-name="T70_26">,<text:s/></text:span><text:span text:style-name="T70_27">designers</text:span><text:span text:style-name="T70_28"><text:s/></text:span><text:span text:style-name="T70_29">and</text:span><text:span text:style-name="T70_30"><text:s/></text:span><text:span text:style-name="T70_31">developers</text:span><text:span text:style-name="T70_32"><text:s/></text:span><text:span text:style-name="T70_33">to</text:span><text:span text:style-name="T70_34"><text:s/></text:span><text:span text:style-name="T70_35">create</text:span><text:span text:style-name="T70_36"><text:s/></text:span><text:span text:style-name="T70_37">new</text:span><text:span text:style-name="T70_38"><text:s/></text:span><text:span text:style-name="T70_39">digital</text:span><text:span text:style-name="T70_40"><text:s/></text:span><text:span text:style-name="T70_41">products</text:span><text:span text:style-name="T70_42"><text:s/></text:span><text:span text:style-name="T70_43">and</text:span><text:span text:style-name="T70_44"><text:s/></text:span><text:span text:style-name="T70_45">services</text:span></text:p>
        </text:list-item>
        <text:list-item>
          <text:p text:style-name="P71"><text:span text:style-name="T71_1">Experience</text:span><text:span text:style-name="T71_2"><text:s/></text:span><text:span text:style-name="T71_3">of</text:span><text:span text:style-name="T71_4"><text:s/></text:span><text:span text:style-name="T71_5">audience</text:span><text:span text:style-name="T71_6"><text:s/></text:span><text:span text:style-name="T71_7">modeling</text:span><text:span text:style-name="T71_8"><text:s/></text:span><text:span text:style-name="T71_9">and</text:span><text:span text:style-name="T71_10"><text:s/></text:span><text:span text:style-name="T71_11">developing</text:span><text:span text:style-name="T71_12"><text:s/></text:span><text:span text:style-name="T71_13">design</text:span><text:span text:style-name="T71_14"><text:s/></text:span><text:span text:style-name="T71_15">personas</text:span><text:span text:style-name="T71_16">.</text:span></text:p>
        </text:list-item>
        <text:list-item>
          <text:p text:style-name="P72"><text:span text:style-name="T72_1">Desirable</text:span></text:p>
        </text:list-item>
        <text:list-item>
          <text:p text:style-name="P73"><text:span text:style-name="T73_1">Degree</text:span><text:span text:style-name="T73_2"><text:s/></text:span><text:span text:style-name="T73_3">in</text:span><text:span text:style-name="T73_4"><text:s/></text:span><text:span text:style-name="T73_5">HCI</text:span><text:span text:style-name="T73_6">/</text:span><text:span text:style-name="T73_7">Usability</text:span><text:span text:style-name="T73_8">/</text:span><text:span text:style-name="T73_9">Cognitive</text:span><text:span text:style-name="T73_10"><text:s/></text:span><text:span text:style-name="T73_11">Psychology</text:span><text:span text:style-name="T73_12">/</text:span><text:span text:style-name="T73_13">Market</text:span><text:span text:style-name="T73_14"><text:s/></text:span><text:span text:style-name="T73_15">Research</text:span><text:span text:style-name="T73_16"><text:s/></text:span><text:span text:style-name="T73_17">or</text:span><text:span text:style-name="T73_18"><text:s/></text:span><text:span text:style-name="T73_19">related</text:span><text:span text:style-name="T73_20"><text:s/></text:span><text:span text:style-name="T73_21">field</text:span><text:span text:style-name="T73_22">.</text:span></text:p>
        </text:list-item>
        <text:list-item>
          <text:p text:style-name="P74"><text:span text:style-name="T74_1">Experience</text:span><text:span text:style-name="T74_2"><text:s/></text:span><text:span text:style-name="T74_3">across</text:span><text:span text:style-name="T74_4"><text:s/></text:span><text:span text:style-name="T74_5">web</text:span><text:span text:style-name="T74_6"><text:s/></text:span><text:span text:style-name="T74_7">content</text:span><text:span text:style-name="T74_8">,<text:s/></text:span><text:span text:style-name="T74_9">tools</text:span><text:span text:style-name="T74_10"><text:s/></text:span><text:span text:style-name="T74_11">and</text:span><text:span text:style-name="T74_12"><text:s/></text:span><text:span text:style-name="T74_13">transactional</text:span><text:span text:style-name="T74_14"><text:s/></text:span><text:span text:style-name="T74_15">services</text:span><text:span text:style-name="T74_16">,<text:s/></text:span><text:span text:style-name="T74_17">especially</text:span><text:span text:style-name="T74_18"><text:s/></text:span><text:span text:style-name="T74_19">those</text:span><text:span text:style-name="T74_20"><text:s/></text:span><text:span text:style-name="T74_21">with</text:span><text:span text:style-name="T74_22"><text:s/></text:span><text:span text:style-name="T74_23">complex</text:span><text:span text:style-name="T74_24"><text:s/></text:span><text:span text:style-name="T74_25">user</text:span><text:span text:style-name="T74_26"><text:s/></text:span><text:span text:style-name="T74_27">journeys</text:span><text:span text:style-name="T74_28">.</text:span></text:p>
        </text:list-item>
        <text:list-item>
          <text:p text:style-name="P75"><text:span text:style-name="T75_1">Experience</text:span><text:span text:style-name="T75_2"><text:s/></text:span><text:span text:style-name="T75_3">within</text:span><text:span text:style-name="T75_4"><text:s/></text:span><text:span text:style-name="T75_5">a</text:span><text:span text:style-name="T75_6"><text:s/></text:span><text:span text:style-name="T75_7">research</text:span><text:span text:style-name="T75_8"><text:s/></text:span><text:span text:style-name="T75_9">and</text:span><text:span text:style-name="T75_10"><text:s/></text:span><text:span text:style-name="T75_11">digital</text:span><text:span text:style-name="T75_12"><text:s/></text:span><text:span text:style-name="T75_13">environment</text:span><text:span text:style-name="T75_1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6Level0" style:family="text">
      <style:text-properties style:font-name="Arial" style:font-name-asian="Arial" style:font-name-complex="Arial"/>
    </style:style>
    <style:style style:name="List6Level1" style:family="text">
      <style:text-properties style:font-name="Arial" style:font-name-asian="Arial" style:font-name-complex="Arial"/>
    </style:style>
    <style:style style:name="List6Level2" style:family="text">
      <style:text-properties style:font-name="Arial" style:font-name-asian="Arial" style:font-name-complex="Arial"/>
    </style:style>
    <style:style style:name="List6Level3" style:family="text">
      <style:text-properties style:font-name="Arial" style:font-name-asian="Arial" style:font-name-complex="Arial"/>
    </style:style>
    <style:style style:name="List6Level4" style:family="text">
      <style:text-properties style:font-name="Arial" style:font-name-asian="Arial" style:font-name-complex="Arial"/>
    </style:style>
    <style:style style:name="List6Level5" style:family="text">
      <style:text-properties style:font-name="Arial" style:font-name-asian="Arial" style:font-name-complex="Arial"/>
    </style:style>
    <style:style style:name="List6Level6" style:family="text">
      <style:text-properties style:font-name="Arial" style:font-name-asian="Arial" style:font-name-complex="Arial"/>
    </style:style>
    <style:style style:name="List6Level7" style:family="text">
      <style:text-properties style:font-name="Arial" style:font-name-asian="Arial" style:font-name-complex="Arial"/>
    </style:style>
    <style:style style:name="List6Level8" style:family="text">
      <style:text-properties style:font-name="Arial" style:font-name-asian="Arial" style:font-name-complex="Arial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7Level0" style:family="text">
      <style:text-properties style:font-name="Arial" style:font-name-asian="Arial" style:font-name-complex="Arial"/>
    </style:style>
    <style:style style:name="List7Level1" style:family="text">
      <style:text-properties style:font-name="Arial" style:font-name-asian="Arial" style:font-name-complex="Arial"/>
    </style:style>
    <style:style style:name="List7Level2" style:family="text">
      <style:text-properties style:font-name="Arial" style:font-name-asian="Arial" style:font-name-complex="Arial"/>
    </style:style>
    <style:style style:name="List7Level3" style:family="text">
      <style:text-properties style:font-name="Arial" style:font-name-asian="Arial" style:font-name-complex="Arial"/>
    </style:style>
    <style:style style:name="List7Level4" style:family="text">
      <style:text-properties style:font-name="Arial" style:font-name-asian="Arial" style:font-name-complex="Arial"/>
    </style:style>
    <style:style style:name="List7Level5" style:family="text">
      <style:text-properties style:font-name="Arial" style:font-name-asian="Arial" style:font-name-complex="Arial"/>
    </style:style>
    <style:style style:name="List7Level6" style:family="text">
      <style:text-properties style:font-name="Arial" style:font-name-asian="Arial" style:font-name-complex="Arial"/>
    </style:style>
    <style:style style:name="List7Level7" style:family="text">
      <style:text-properties style:font-name="Arial" style:font-name-asian="Arial" style:font-name-complex="Arial"/>
    </style:style>
    <style:style style:name="List7Level8" style:family="text">
      <style:text-properties style:font-name="Arial" style:font-name-asian="Arial" style:font-name-complex="Arial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8Level0" style:family="text">
      <style:text-properties style:font-name="Arial" style:font-name-asian="Arial" style:font-name-complex="Arial"/>
    </style:style>
    <style:style style:name="List8Level1" style:family="text">
      <style:text-properties style:font-name="Arial" style:font-name-asian="Arial" style:font-name-complex="Arial"/>
    </style:style>
    <style:style style:name="List8Level2" style:family="text">
      <style:text-properties style:font-name="Arial" style:font-name-asian="Arial" style:font-name-complex="Arial"/>
    </style:style>
    <style:style style:name="List8Level3" style:family="text">
      <style:text-properties style:font-name="Arial" style:font-name-asian="Arial" style:font-name-complex="Arial"/>
    </style:style>
    <style:style style:name="List8Level4" style:family="text">
      <style:text-properties style:font-name="Arial" style:font-name-asian="Arial" style:font-name-complex="Arial"/>
    </style:style>
    <style:style style:name="List8Level5" style:family="text">
      <style:text-properties style:font-name="Arial" style:font-name-asian="Arial" style:font-name-complex="Arial"/>
    </style:style>
    <style:style style:name="List8Level6" style:family="text">
      <style:text-properties style:font-name="Arial" style:font-name-asian="Arial" style:font-name-complex="Arial"/>
    </style:style>
    <style:style style:name="List8Level7" style:family="text">
      <style:text-properties style:font-name="Arial" style:font-name-asian="Arial" style:font-name-complex="Arial"/>
    </style:style>
    <style:style style:name="List8Level8" style:family="text">
      <style:text-properties style:font-name="Arial" style:font-name-asian="Arial" style:font-name-complex="Arial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8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8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8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8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8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8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